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APU Register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194304 / (32 * (2048 - [.A2]))" office:value-type="float" office:value="64" calcext:value-type="float">
            <text:p>64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194304 / (32 * (2048 - [.A3]))" office:value-type="float" office:value="64.0312652662433" calcext:value-type="float">
            <text:p>64.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194304 / (32 * (2048 - [.A4]))" office:value-type="float" office:value="64.0625610948192" calcext:value-type="float">
            <text:p>64.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194304 / (32 * (2048 - [.A5]))" office:value-type="float" office:value="64.0938875305623" calcext:value-type="float">
            <text:p>64.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194304 / (32 * (2048 - [.A6]))" office:value-type="float" office:value="64.1252446183953" calcext:value-type="float">
            <text:p>64.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194304 / (32 * (2048 - [.A7]))" office:value-type="float" office:value="64.1566324033284" calcext:value-type="float">
            <text:p>64.1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194304 / (32 * (2048 - [.A8]))" office:value-type="float" office:value="64.1880509304603" calcext:value-type="float">
            <text:p>64.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4194304 / (32 * (2048 - [.A9]))" office:value-type="float" office:value="64.219500244978" calcext:value-type="float">
            <text:p>64.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194304 / (32 * (2048 - [.A10]))" office:value-type="float" office:value="64.2509803921569" calcext:value-type="float">
            <text:p>64.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194304 / (32 * (2048 - [.A11]))" office:value-type="float" office:value="64.2824914173615" calcext:value-type="float">
            <text:p>64.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194304 / (32 * (2048 - [.A12]))" office:value-type="float" office:value="64.3140333660451" calcext:value-type="float">
            <text:p>64.3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4194304 / (32 * (2048 - [.A13]))" office:value-type="float" office:value="64.3456062837506" calcext:value-type="float">
            <text:p>64.3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194304 / (32 * (2048 - [.A14]))" office:value-type="float" office:value="64.37721021611" calcext:value-type="float">
            <text:p>64.3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4194304 / (32 * (2048 - [.A15]))" office:value-type="float" office:value="64.4088452088452" calcext:value-type="float">
            <text:p>64.4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4194304 / (32 * (2048 - [.A16]))" office:value-type="float" office:value="64.440511307768" calcext:value-type="float">
            <text:p>64.4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194304 / (32 * (2048 - [.A17]))" office:value-type="float" office:value="64.4722085587801" calcext:value-type="float">
            <text:p>64.4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4194304 / (32 * (2048 - [.A18]))" office:value-type="float" office:value="64.503937007874" calcext:value-type="float">
            <text:p>64.5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4194304 / (32 * (2048 - [.A19]))" office:value-type="float" office:value="64.5356967011325" calcext:value-type="float">
            <text:p>64.5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194304 / (32 * (2048 - [.A20]))" office:value-type="float" office:value="64.5674876847291" calcext:value-type="float">
            <text:p>64.5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4194304 / (32 * (2048 - [.A21]))" office:value-type="float" office:value="64.5993100049285" calcext:value-type="float">
            <text:p>64.5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194304 / (32 * (2048 - [.A22]))" office:value-type="float" office:value="64.6311637080868" calcext:value-type="float">
            <text:p>64.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194304 / (32 * (2048 - [.A23]))" office:value-type="float" office:value="64.6630488406512" calcext:value-type="float">
            <text:p>64.6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4194304 / (32 * (2048 - [.A24]))" office:value-type="float" office:value="64.6949654491609" calcext:value-type="float">
            <text:p>64.6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4194304 / (32 * (2048 - [.A25]))" office:value-type="float" office:value="64.7269135802469" calcext:value-type="float">
            <text:p>64.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194304 / (32 * (2048 - [.A26]))" office:value-type="float" office:value="64.7588932806324" calcext:value-type="float">
            <text:p>64.7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4194304 / (32 * (2048 - [.A27]))" office:value-type="float" office:value="64.790904597133" calcext:value-type="float">
            <text:p>64.7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4194304 / (32 * (2048 - [.A28]))" office:value-type="float" office:value="64.8229475766568" calcext:value-type="float">
            <text:p>64.8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194304 / (32 * (2048 - [.A29]))" office:value-type="float" office:value="64.8550222662049" calcext:value-type="float">
            <text:p>64.8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4194304 / (32 * (2048 - [.A30]))" office:value-type="float" office:value="64.8871287128713" calcext:value-type="float">
            <text:p>64.8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4194304 / (32 * (2048 - [.A31]))" office:value-type="float" office:value="64.9192669638435" calcext:value-type="float">
            <text:p>64.9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194304 / (32 * (2048 - [.A32]))" office:value-type="float" office:value="64.9514370664024" calcext:value-type="float">
            <text:p>64.9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4194304 / (32 * (2048 - [.A33]))" office:value-type="float" office:value="64.9836390679227" calcext:value-type="float">
            <text:p>64.9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4194304 / (32 * (2048 - [.A34]))" office:value-type="float" office:value="65.015873015873" calcext:value-type="float">
            <text:p>65.0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194304 / (32 * (2048 - [.A35]))" office:value-type="float" office:value="65.0481389578164" calcext:value-type="float">
            <text:p>65.0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4194304 / (32 * (2048 - [.A36]))" office:value-type="float" office:value="65.0804369414101" calcext:value-type="float">
            <text:p>65.0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4194304 / (32 * (2048 - [.A37]))" office:value-type="float" office:value="65.1127670144064" calcext:value-type="float">
            <text:p>65.1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194304 / (32 * (2048 - [.A38]))" office:value-type="float" office:value="65.1451292246521" calcext:value-type="float">
            <text:p>65.1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4194304 / (32 * (2048 - [.A39]))" office:value-type="float" office:value="65.1775236200895" calcext:value-type="float">
            <text:p>65.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4194304 / (32 * (2048 - [.A40]))" office:value-type="float" office:value="65.2099502487562" calcext:value-type="float">
            <text:p>65.2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194304 / (32 * (2048 - [.A41]))" office:value-type="float" office:value="65.2424091587855" calcext:value-type="float">
            <text:p>65.2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4194304 / (32 * (2048 - [.A42]))" office:value-type="float" office:value="65.2749003984064" calcext:value-type="float">
            <text:p>65.2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4194304 / (32 * (2048 - [.A43]))" office:value-type="float" office:value="65.3074240159442" calcext:value-type="float">
            <text:p>65.3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194304 / (32 * (2048 - [.A44]))" office:value-type="float" office:value="65.3399800598205" calcext:value-type="float">
            <text:p>65.3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4194304 / (32 * (2048 - [.A45]))" office:value-type="float" office:value="65.3725685785536" calcext:value-type="float">
            <text:p>65.3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4194304 / (32 * (2048 - [.A46]))" office:value-type="float" office:value="65.4051896207585" calcext:value-type="float">
            <text:p>65.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194304 / (32 * (2048 - [.A47]))" office:value-type="float" office:value="65.4378432351473" calcext:value-type="float">
            <text:p>65.4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4194304 / (32 * (2048 - [.A48]))" office:value-type="float" office:value="65.4705294705295" calcext:value-type="float">
            <text:p>65.4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4194304 / (32 * (2048 - [.A49]))" office:value-type="float" office:value="65.5032483758121" calcext:value-type="float">
            <text:p>65.5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194304 / (32 * (2048 - [.A50]))" office:value-type="float" office:value="65.536" calcext:value-type="float">
            <text:p>65.5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4194304 / (32 * (2048 - [.A51]))" office:value-type="float" office:value="65.5687843921961" calcext:value-type="float">
            <text:p>65.5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194304 / (32 * (2048 - [.A52]))" office:value-type="float" office:value="65.6016016016016" calcext:value-type="float">
            <text:p>65.6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194304 / (32 * (2048 - [.A53]))" office:value-type="float" office:value="65.6344516775163" calcext:value-type="float">
            <text:p>65.6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4194304 / (32 * (2048 - [.A54]))" office:value-type="float" office:value="65.6673346693387" calcext:value-type="float">
            <text:p>65.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4194304 / (32 * (2048 - [.A55]))" office:value-type="float" office:value="65.7002506265664" calcext:value-type="float">
            <text:p>65.7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194304 / (32 * (2048 - [.A56]))" office:value-type="float" office:value="65.7331995987964" calcext:value-type="float">
            <text:p>65.7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4194304 / (32 * (2048 - [.A57]))" office:value-type="float" office:value="65.766181635725" calcext:value-type="float">
            <text:p>65.7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4194304 / (32 * (2048 - [.A58]))" office:value-type="float" office:value="65.7991967871486" calcext:value-type="float">
            <text:p>65.7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194304 / (32 * (2048 - [.A59]))" office:value-type="float" office:value="65.8322451029633" calcext:value-type="float">
            <text:p>65.8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4194304 / (32 * (2048 - [.A60]))" office:value-type="float" office:value="65.8653266331658" calcext:value-type="float">
            <text:p>65.8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4194304 / (32 * (2048 - [.A61]))" office:value-type="float" office:value="65.8984414278532" calcext:value-type="float">
            <text:p>65.8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194304 / (32 * (2048 - [.A62]))" office:value-type="float" office:value="65.9315895372234" calcext:value-type="float">
            <text:p>65.9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4194304 / (32 * (2048 - [.A63]))" office:value-type="float" office:value="65.9647710115752" calcext:value-type="float">
            <text:p>65.9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4194304 / (32 * (2048 - [.A64]))" office:value-type="float" office:value="65.9979859013092" calcext:value-type="float">
            <text:p>65.9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194304 / (32 * (2048 - [.A65]))" office:value-type="float" office:value="66.031234256927" calcext:value-type="float">
            <text:p>66.0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4194304 / (32 * (2048 - [.A66]))" office:value-type="float" office:value="66.0645161290323" calcext:value-type="float">
            <text:p>66.0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4194304 / (32 * (2048 - [.A67]))" office:value-type="float" office:value="66.0978315683308" calcext:value-type="float">
            <text:p>66.0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194304 / (32 * (2048 - [.A68]))" office:value-type="float" office:value="66.1311806256307" calcext:value-type="float">
            <text:p>66.1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4194304 / (32 * (2048 - [.A69]))" office:value-type="float" office:value="66.1645633518425" calcext:value-type="float">
            <text:p>66.1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4194304 / (32 * (2048 - [.A70]))" office:value-type="float" office:value="66.1979797979798" calcext:value-type="float">
            <text:p>66.1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194304 / (32 * (2048 - [.A71]))" office:value-type="float" office:value="66.2314300151592" calcext:value-type="float">
            <text:p>66.2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4194304 / (32 * (2048 - [.A72]))" office:value-type="float" office:value="66.2649140546006" calcext:value-type="float">
            <text:p>66.2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4194304 / (32 * (2048 - [.A73]))" office:value-type="float" office:value="66.2984319676277" calcext:value-type="float">
            <text:p>66.2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194304 / (32 * (2048 - [.A74]))" office:value-type="float" office:value="66.331983805668" calcext:value-type="float">
            <text:p>66.3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4194304 / (32 * (2048 - [.A75]))" office:value-type="float" office:value="66.3655696202532" calcext:value-type="float">
            <text:p>66.3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4194304 / (32 * (2048 - [.A76]))" office:value-type="float" office:value="66.3991894630193" calcext:value-type="float">
            <text:p>66.3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194304 / (32 * (2048 - [.A77]))" office:value-type="float" office:value="66.432843385707" calcext:value-type="float">
            <text:p>66.4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4194304 / (32 * (2048 - [.A78]))" office:value-type="float" office:value="66.4665314401623" calcext:value-type="float">
            <text:p>66.4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4194304 / (32 * (2048 - [.A79]))" office:value-type="float" office:value="66.5002536783359" calcext:value-type="float">
            <text:p>66.5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194304 / (32 * (2048 - [.A80]))" office:value-type="float" office:value="66.5340101522843" calcext:value-type="float">
            <text:p>66.5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4194304 / (32 * (2048 - [.A81]))" office:value-type="float" office:value="66.5678009141696" calcext:value-type="float">
            <text:p>66.5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4194304 / (32 * (2048 - [.A82]))" office:value-type="float" office:value="66.6016260162602" calcext:value-type="float">
            <text:p>66.6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194304 / (32 * (2048 - [.A83]))" office:value-type="float" office:value="66.6354855109304" calcext:value-type="float">
            <text:p>66.6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4194304 / (32 * (2048 - [.A84]))" office:value-type="float" office:value="66.6693794506612" calcext:value-type="float">
            <text:p>66.6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4194304 / (32 * (2048 - [.A85]))" office:value-type="float" office:value="66.7033078880407" calcext:value-type="float">
            <text:p>66.7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194304 / (32 * (2048 - [.A86]))" office:value-type="float" office:value="66.7372708757637" calcext:value-type="float">
            <text:p>66.7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4194304 / (32 * (2048 - [.A87]))" office:value-type="float" office:value="66.7712684666327" calcext:value-type="float">
            <text:p>66.7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4194304 / (32 * (2048 - [.A88]))" office:value-type="float" office:value="66.8053007135576" calcext:value-type="float">
            <text:p>66.8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194304 / (32 * (2048 - [.A89]))" office:value-type="float" office:value="66.8393676695564" calcext:value-type="float">
            <text:p>66.8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4194304 / (32 * (2048 - [.A90]))" office:value-type="float" office:value="66.8734693877551" calcext:value-type="float">
            <text:p>66.8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4194304 / (32 * (2048 - [.A91]))" office:value-type="float" office:value="66.9076059213885" calcext:value-type="float">
            <text:p>66.9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194304 / (32 * (2048 - [.A92]))" office:value-type="float" office:value="66.9417773237998" calcext:value-type="float">
            <text:p>66.9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4194304 / (32 * (2048 - [.A93]))" office:value-type="float" office:value="66.9759836484415" calcext:value-type="float">
            <text:p>66.9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4194304 / (32 * (2048 - [.A94]))" office:value-type="float" office:value="67.0102249488753" calcext:value-type="float">
            <text:p>67.0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4194304 / (32 * (2048 - [.A95]))" office:value-type="float" office:value="67.0445012787724" calcext:value-type="float">
            <text:p>67.0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4194304 / (32 * (2048 - [.A96]))" office:value-type="float" office:value="67.078812691914" calcext:value-type="float">
            <text:p>67.0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4194304 / (32 * (2048 - [.A97]))" office:value-type="float" office:value="67.1131592421915" calcext:value-type="float">
            <text:p>67.1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4194304 / (32 * (2048 - [.A98]))" office:value-type="float" office:value="67.1475409836066" calcext:value-type="float">
            <text:p>67.1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4194304 / (32 * (2048 - [.A99]))" office:value-type="float" office:value="67.1819579702717" calcext:value-type="float">
            <text:p>67.1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4194304 / (32 * (2048 - [.A100]))" office:value-type="float" office:value="67.2164102564103" calcext:value-type="float">
            <text:p>67.2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4194304 / (32 * (2048 - [.A101]))" office:value-type="float" office:value="67.2508978963571" calcext:value-type="float">
            <text:p>67.2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4194304 / (32 * (2048 - [.A102]))" office:value-type="float" office:value="67.2854209445585" calcext:value-type="float">
            <text:p>67.2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4194304 / (32 * (2048 - [.A103]))" office:value-type="float" office:value="67.3199794555727" calcext:value-type="float">
            <text:p>67.3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4194304 / (32 * (2048 - [.A104]))" office:value-type="float" office:value="67.3545734840699" calcext:value-type="float">
            <text:p>67.3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4194304 / (32 * (2048 - [.A105]))" office:value-type="float" office:value="67.3892030848329" calcext:value-type="float">
            <text:p>67.38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4194304 / (32 * (2048 - [.A106]))" office:value-type="float" office:value="67.4238683127572" calcext:value-type="float">
            <text:p>67.4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4194304 / (32 * (2048 - [.A107]))" office:value-type="float" office:value="67.4585692228513" calcext:value-type="float">
            <text:p>67.4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4194304 / (32 * (2048 - [.A108]))" office:value-type="float" office:value="67.4933058702369" calcext:value-type="float">
            <text:p>67.4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4194304 / (32 * (2048 - [.A109]))" office:value-type="float" office:value="67.5280783101494" calcext:value-type="float">
            <text:p>67.5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4194304 / (32 * (2048 - [.A110]))" office:value-type="float" office:value="67.5628865979382" calcext:value-type="float">
            <text:p>67.5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4194304 / (32 * (2048 - [.A111]))" office:value-type="float" office:value="67.5977307890665" calcext:value-type="float">
            <text:p>67.5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4194304 / (32 * (2048 - [.A112]))" office:value-type="float" office:value="67.6326109391125" calcext:value-type="float">
            <text:p>67.6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4194304 / (32 * (2048 - [.A113]))" office:value-type="float" office:value="67.6675271037687" calcext:value-type="float">
            <text:p>67.6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4194304 / (32 * (2048 - [.A114]))" office:value-type="float" office:value="67.702479338843" calcext:value-type="float">
            <text:p>67.7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4194304 / (32 * (2048 - [.A115]))" office:value-type="float" office:value="67.7374677002584" calcext:value-type="float">
            <text:p>67.7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4194304 / (32 * (2048 - [.A116]))" office:value-type="float" office:value="67.7724922440538" calcext:value-type="float">
            <text:p>67.7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4194304 / (32 * (2048 - [.A117]))" office:value-type="float" office:value="67.8075530263839" calcext:value-type="float">
            <text:p>67.8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4194304 / (32 * (2048 - [.A118]))" office:value-type="float" office:value="67.8426501035197" calcext:value-type="float">
            <text:p>67.8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4194304 / (32 * (2048 - [.A119]))" office:value-type="float" office:value="67.8777835318488" calcext:value-type="float">
            <text:p>67.8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4194304 / (32 * (2048 - [.A120]))" office:value-type="float" office:value="67.9129533678757" calcext:value-type="float">
            <text:p>67.9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4194304 / (32 * (2048 - [.A121]))" office:value-type="float" office:value="67.9481596682219" calcext:value-type="float">
            <text:p>67.9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4194304 / (32 * (2048 - [.A122]))" office:value-type="float" office:value="67.9834024896266" calcext:value-type="float">
            <text:p>67.9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4194304 / (32 * (2048 - [.A123]))" office:value-type="float" office:value="68.0186818889465" calcext:value-type="float">
            <text:p>68.0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4194304 / (32 * (2048 - [.A124]))" office:value-type="float" office:value="68.0539979231568" calcext:value-type="float">
            <text:p>68.0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4194304 / (32 * (2048 - [.A125]))" office:value-type="float" office:value="68.0893506493507" calcext:value-type="float">
            <text:p>68.0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4194304 / (32 * (2048 - [.A126]))" office:value-type="float" office:value="68.1247401247401" calcext:value-type="float">
            <text:p>68.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4194304 / (32 * (2048 - [.A127]))" office:value-type="float" office:value="68.1601664066563" calcext:value-type="float">
            <text:p>68.1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4194304 / (32 * (2048 - [.A128]))" office:value-type="float" office:value="68.1956295525494" calcext:value-type="float">
            <text:p>68.1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4194304 / (32 * (2048 - [.A129]))" office:value-type="float" office:value="68.2311296199896" calcext:value-type="float">
            <text:p>68.2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4194304 / (32 * (2048 - [.A130]))" office:value-type="float" office:value="68.2666666666667" calcext:value-type="float">
            <text:p>68.2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4194304 / (32 * (2048 - [.A131]))" office:value-type="float" office:value="68.3022407503908" calcext:value-type="float">
            <text:p>68.3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4194304 / (32 * (2048 - [.A132]))" office:value-type="float" office:value="68.3378519290928" calcext:value-type="float">
            <text:p>68.3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4194304 / (32 * (2048 - [.A133]))" office:value-type="float" office:value="68.3735002608242" calcext:value-type="float">
            <text:p>68.37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4194304 / (32 * (2048 - [.A134]))" office:value-type="float" office:value="68.4091858037578" calcext:value-type="float">
            <text:p>68.4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4194304 / (32 * (2048 - [.A135]))" office:value-type="float" office:value="68.444908616188" calcext:value-type="float">
            <text:p>68.4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4194304 / (32 * (2048 - [.A136]))" office:value-type="float" office:value="68.4806687565308" calcext:value-type="float">
            <text:p>68.4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4194304 / (32 * (2048 - [.A137]))" office:value-type="float" office:value="68.5164662833246" calcext:value-type="float">
            <text:p>68.5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4194304 / (32 * (2048 - [.A138]))" office:value-type="float" office:value="68.5523012552301" calcext:value-type="float">
            <text:p>68.5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4194304 / (32 * (2048 - [.A139]))" office:value-type="float" office:value="68.5881737310309" calcext:value-type="float">
            <text:p>68.5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4194304 / (32 * (2048 - [.A140]))" office:value-type="float" office:value="68.6240837696335" calcext:value-type="float">
            <text:p>68.6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4194304 / (32 * (2048 - [.A141]))" office:value-type="float" office:value="68.6600314300681" calcext:value-type="float">
            <text:p>68.6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4194304 / (32 * (2048 - [.A142]))" office:value-type="float" office:value="68.6960167714885" calcext:value-type="float">
            <text:p>68.6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4194304 / (32 * (2048 - [.A143]))" office:value-type="float" office:value="68.7320398531725" calcext:value-type="float">
            <text:p>68.7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4194304 / (32 * (2048 - [.A144]))" office:value-type="float" office:value="68.7681007345226" calcext:value-type="float">
            <text:p>68.7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4194304 / (32 * (2048 - [.A145]))" office:value-type="float" office:value="68.8041994750656" calcext:value-type="float">
            <text:p>68.8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4194304 / (32 * (2048 - [.A146]))" office:value-type="float" office:value="68.8403361344538" calcext:value-type="float">
            <text:p>68.8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4194304 / (32 * (2048 - [.A147]))" office:value-type="float" office:value="68.8765107724645" calcext:value-type="float">
            <text:p>68.8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4194304 / (32 * (2048 - [.A148]))" office:value-type="float" office:value="68.9127234490011" calcext:value-type="float">
            <text:p>68.9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4194304 / (32 * (2048 - [.A149]))" office:value-type="float" office:value="68.9489742240926" calcext:value-type="float">
            <text:p>68.9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4194304 / (32 * (2048 - [.A150]))" office:value-type="float" office:value="68.9852631578947" calcext:value-type="float">
            <text:p>68.9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4194304 / (32 * (2048 - [.A151]))" office:value-type="float" office:value="69.0215903106898" calcext:value-type="float">
            <text:p>69.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4194304 / (32 * (2048 - [.A152]))" office:value-type="float" office:value="69.0579557428872" calcext:value-type="float">
            <text:p>69.0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4194304 / (32 * (2048 - [.A153]))" office:value-type="float" office:value="69.0943595150237" calcext:value-type="float">
            <text:p>69.09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4194304 / (32 * (2048 - [.A154]))" office:value-type="float" office:value="69.1308016877637" calcext:value-type="float">
            <text:p>69.1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4194304 / (32 * (2048 - [.A155]))" office:value-type="float" office:value="69.1672823218997" calcext:value-type="float">
            <text:p>69.1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4194304 / (32 * (2048 - [.A156]))" office:value-type="float" office:value="69.2038014783527" calcext:value-type="float">
            <text:p>69.2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4194304 / (32 * (2048 - [.A157]))" office:value-type="float" office:value="69.2403592181722" calcext:value-type="float">
            <text:p>69.24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4194304 / (32 * (2048 - [.A158]))" office:value-type="float" office:value="69.276955602537" calcext:value-type="float">
            <text:p>69.2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4194304 / (32 * (2048 - [.A159]))" office:value-type="float" office:value="69.3135906927552" calcext:value-type="float">
            <text:p>69.3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4194304 / (32 * (2048 - [.A160]))" office:value-type="float" office:value="69.3502645502646" calcext:value-type="float">
            <text:p>69.3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4194304 / (32 * (2048 - [.A161]))" office:value-type="float" office:value="69.3869772366331" calcext:value-type="float">
            <text:p>69.3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4194304 / (32 * (2048 - [.A162]))" office:value-type="float" office:value="69.4237288135593" calcext:value-type="float">
            <text:p>69.4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4194304 / (32 * (2048 - [.A163]))" office:value-type="float" office:value="69.4605193428723" calcext:value-type="float">
            <text:p>69.4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4194304 / (32 * (2048 - [.A164]))" office:value-type="float" office:value="69.4973488865324" calcext:value-type="float">
            <text:p>69.49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4194304 / (32 * (2048 - [.A165]))" office:value-type="float" office:value="69.5342175066313" calcext:value-type="float">
            <text:p>69.5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4194304 / (32 * (2048 - [.A166]))" office:value-type="float" office:value="69.5711252653928" calcext:value-type="float">
            <text:p>69.5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4194304 / (32 * (2048 - [.A167]))" office:value-type="float" office:value="69.6080722251726" calcext:value-type="float">
            <text:p>69.6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4194304 / (32 * (2048 - [.A168]))" office:value-type="float" office:value="69.6450584484591" calcext:value-type="float">
            <text:p>69.6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4194304 / (32 * (2048 - [.A169]))" office:value-type="float" office:value="69.6820839978735" calcext:value-type="float">
            <text:p>69.6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4194304 / (32 * (2048 - [.A170]))" office:value-type="float" office:value="69.7191489361702" calcext:value-type="float">
            <text:p>69.7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4194304 / (32 * (2048 - [.A171]))" office:value-type="float" office:value="69.7562533262374" calcext:value-type="float">
            <text:p>69.7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4194304 / (32 * (2048 - [.A172]))" office:value-type="float" office:value="69.7933972310969" calcext:value-type="float">
            <text:p>69.7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4194304 / (32 * (2048 - [.A173]))" office:value-type="float" office:value="69.8305807139052" calcext:value-type="float">
            <text:p>69.8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4194304 / (32 * (2048 - [.A174]))" office:value-type="float" office:value="69.8678038379531" calcext:value-type="float">
            <text:p>69.86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4194304 / (32 * (2048 - [.A175]))" office:value-type="float" office:value="69.9050666666667" calcext:value-type="float">
            <text:p>69.9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4194304 / (32 * (2048 - [.A176]))" office:value-type="float" office:value="69.9423692636073" calcext:value-type="float">
            <text:p>69.9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4194304 / (32 * (2048 - [.A177]))" office:value-type="float" office:value="69.979711692472" calcext:value-type="float">
            <text:p>69.9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4194304 / (32 * (2048 - [.A178]))" office:value-type="float" office:value="70.017094017094" calcext:value-type="float">
            <text:p>70.0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4194304 / (32 * (2048 - [.A179]))" office:value-type="float" office:value="70.0545163014431" calcext:value-type="float">
            <text:p>70.0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4194304 / (32 * (2048 - [.A180]))" office:value-type="float" office:value="70.0919786096257" calcext:value-type="float">
            <text:p>70.0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4194304 / (32 * (2048 - [.A181]))" office:value-type="float" office:value="70.1294810058855" calcext:value-type="float">
            <text:p>70.1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4194304 / (32 * (2048 - [.A182]))" office:value-type="float" office:value="70.1670235546039" calcext:value-type="float">
            <text:p>70.1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4194304 / (32 * (2048 - [.A183]))" office:value-type="float" office:value="70.2046063202999" calcext:value-type="float">
            <text:p>70.2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4194304 / (32 * (2048 - [.A184]))" office:value-type="float" office:value="70.2422293676313" calcext:value-type="float">
            <text:p>70.2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4194304 / (32 * (2048 - [.A185]))" office:value-type="float" office:value="70.2798927613941" calcext:value-type="float">
            <text:p>70.2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4194304 / (32 * (2048 - [.A186]))" office:value-type="float" office:value="70.3175965665236" calcext:value-type="float">
            <text:p>70.3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4194304 / (32 * (2048 - [.A187]))" office:value-type="float" office:value="70.3553408480945" calcext:value-type="float">
            <text:p>70.3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4194304 / (32 * (2048 - [.A188]))" office:value-type="float" office:value="70.3931256713212" calcext:value-type="float">
            <text:p>70.3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4194304 / (32 * (2048 - [.A189]))" office:value-type="float" office:value="70.4309511015583" calcext:value-type="float">
            <text:p>70.4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4194304 / (32 * (2048 - [.A190]))" office:value-type="float" office:value="70.4688172043011" calcext:value-type="float">
            <text:p>70.46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4194304 / (32 * (2048 - [.A191]))" office:value-type="float" office:value="70.5067240451856" calcext:value-type="float">
            <text:p>70.5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4194304 / (32 * (2048 - [.A192]))" office:value-type="float" office:value="70.5446716899892" calcext:value-type="float">
            <text:p>70.5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4194304 / (32 * (2048 - [.A193]))" office:value-type="float" office:value="70.5826602046311" calcext:value-type="float">
            <text:p>70.5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4194304 / (32 * (2048 - [.A194]))" office:value-type="float" office:value="70.6206896551724" calcext:value-type="float">
            <text:p>70.6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4194304 / (32 * (2048 - [.A195]))" office:value-type="float" office:value="70.6587601078167" calcext:value-type="float">
            <text:p>70.6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4194304 / (32 * (2048 - [.A196]))" office:value-type="float" office:value="70.6968716289105" calcext:value-type="float">
            <text:p>70.6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4194304 / (32 * (2048 - [.A197]))" office:value-type="float" office:value="70.7350242849433" calcext:value-type="float">
            <text:p>70.7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4194304 / (32 * (2048 - [.A198]))" office:value-type="float" office:value="70.7732181425486" calcext:value-type="float">
            <text:p>70.77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4194304 / (32 * (2048 - [.A199]))" office:value-type="float" office:value="70.8114532685035" calcext:value-type="float">
            <text:p>70.8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4194304 / (32 * (2048 - [.A200]))" office:value-type="float" office:value="70.8497297297297" calcext:value-type="float">
            <text:p>70.85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4194304 / (32 * (2048 - [.A201]))" office:value-type="float" office:value="70.8880475932937" calcext:value-type="float">
            <text:p>70.8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4194304 / (32 * (2048 - [.A202]))" office:value-type="float" office:value="70.9264069264069" calcext:value-type="float">
            <text:p>70.9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4194304 / (32 * (2048 - [.A203]))" office:value-type="float" office:value="70.9648077964266" calcext:value-type="float">
            <text:p>70.96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4194304 / (32 * (2048 - [.A204]))" office:value-type="float" office:value="71.0032502708559" calcext:value-type="float">
            <text:p>71.0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4194304 / (32 * (2048 - [.A205]))" office:value-type="float" office:value="71.0417344173442" calcext:value-type="float">
            <text:p>71.0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4194304 / (32 * (2048 - [.A206]))" office:value-type="float" office:value="71.0802603036876" calcext:value-type="float">
            <text:p>71.08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4194304 / (32 * (2048 - [.A207]))" office:value-type="float" office:value="71.1188279978296" calcext:value-type="float">
            <text:p>71.1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4194304 / (32 * (2048 - [.A208]))" office:value-type="float" office:value="71.157437567861" calcext:value-type="float">
            <text:p>71.1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4194304 / (32 * (2048 - [.A209]))" office:value-type="float" office:value="71.1960890820206" calcext:value-type="float">
            <text:p>71.1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4194304 / (32 * (2048 - [.A210]))" office:value-type="float" office:value="71.2347826086957" calcext:value-type="float">
            <text:p>71.2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4194304 / (32 * (2048 - [.A211]))" office:value-type="float" office:value="71.273518216422" calcext:value-type="float">
            <text:p>71.27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4194304 / (32 * (2048 - [.A212]))" office:value-type="float" office:value="71.3122959738847" calcext:value-type="float">
            <text:p>71.3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4194304 / (32 * (2048 - [.A213]))" office:value-type="float" office:value="71.3511159499184" calcext:value-type="float">
            <text:p>71.35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4194304 / (32 * (2048 - [.A214]))" office:value-type="float" office:value="71.3899782135076" calcext:value-type="float">
            <text:p>71.39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4194304 / (32 * (2048 - [.A215]))" office:value-type="float" office:value="71.4288828337875" calcext:value-type="float">
            <text:p>71.4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4194304 / (32 * (2048 - [.A216]))" office:value-type="float" office:value="71.4678298800436" calcext:value-type="float">
            <text:p>71.4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4194304 / (32 * (2048 - [.A217]))" office:value-type="float" office:value="71.506819421713" calcext:value-type="float">
            <text:p>71.5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4194304 / (32 * (2048 - [.A218]))" office:value-type="float" office:value="71.5458515283843" calcext:value-type="float">
            <text:p>71.5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4194304 / (32 * (2048 - [.A219]))" office:value-type="float" office:value="71.5849262697979" calcext:value-type="float">
            <text:p>71.5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4194304 / (32 * (2048 - [.A220]))" office:value-type="float" office:value="71.624043715847" calcext:value-type="float">
            <text:p>71.6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4194304 / (32 * (2048 - [.A221]))" office:value-type="float" office:value="71.6632039365774" calcext:value-type="float">
            <text:p>71.66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4194304 / (32 * (2048 - [.A222]))" office:value-type="float" office:value="71.7024070021882" calcext:value-type="float">
            <text:p>71.7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4194304 / (32 * (2048 - [.A223]))" office:value-type="float" office:value="71.7416529830323" calcext:value-type="float">
            <text:p>71.74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4194304 / (32 * (2048 - [.A224]))" office:value-type="float" office:value="71.7809419496166" calcext:value-type="float">
            <text:p>71.78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4194304 / (32 * (2048 - [.A225]))" office:value-type="float" office:value="71.8202739726027" calcext:value-type="float">
            <text:p>71.8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4194304 / (32 * (2048 - [.A226]))" office:value-type="float" office:value="71.859649122807" calcext:value-type="float">
            <text:p>71.8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4194304 / (32 * (2048 - [.A227]))" office:value-type="float" office:value="71.8990674712013" calcext:value-type="float">
            <text:p>71.8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4194304 / (32 * (2048 - [.A228]))" office:value-type="float" office:value="71.9385290889133" calcext:value-type="float">
            <text:p>71.93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4194304 / (32 * (2048 - [.A229]))" office:value-type="float" office:value="71.9780340472268" calcext:value-type="float">
            <text:p>71.97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4194304 / (32 * (2048 - [.A230]))" office:value-type="float" office:value="72.0175824175824" calcext:value-type="float">
            <text:p>72.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4194304 / (32 * (2048 - [.A231]))" office:value-type="float" office:value="72.0571742715778" calcext:value-type="float">
            <text:p>72.05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4194304 / (32 * (2048 - [.A232]))" office:value-type="float" office:value="72.0968096809681" calcext:value-type="float">
            <text:p>72.09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4194304 / (32 * (2048 - [.A233]))" office:value-type="float" office:value="72.1364887176665" calcext:value-type="float">
            <text:p>72.1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4194304 / (32 * (2048 - [.A234]))" office:value-type="float" office:value="72.1762114537445" calcext:value-type="float">
            <text:p>72.1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4194304 / (32 * (2048 - [.A235]))" office:value-type="float" office:value="72.2159779614325" calcext:value-type="float">
            <text:p>72.2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4194304 / (32 * (2048 - [.A236]))" office:value-type="float" office:value="72.2557883131202" calcext:value-type="float">
            <text:p>72.2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4194304 / (32 * (2048 - [.A237]))" office:value-type="float" office:value="72.2956425813569" calcext:value-type="float">
            <text:p>72.2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4194304 / (32 * (2048 - [.A238]))" office:value-type="float" office:value="72.3355408388521" calcext:value-type="float">
            <text:p>72.3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4194304 / (32 * (2048 - [.A239]))" office:value-type="float" office:value="72.375483158476" calcext:value-type="float">
            <text:p>72.3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4194304 / (32 * (2048 - [.A240]))" office:value-type="float" office:value="72.4154696132597" calcext:value-type="float">
            <text:p>72.4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4194304 / (32 * (2048 - [.A241]))" office:value-type="float" office:value="72.4555002763958" calcext:value-type="float">
            <text:p>72.4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4194304 / (32 * (2048 - [.A242]))" office:value-type="float" office:value="72.4955752212389" calcext:value-type="float">
            <text:p>72.49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4194304 / (32 * (2048 - [.A243]))" office:value-type="float" office:value="72.535694521306" calcext:value-type="float">
            <text:p>72.53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4194304 / (32 * (2048 - [.A244]))" office:value-type="float" office:value="72.5758582502769" calcext:value-type="float">
            <text:p>72.57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4194304 / (32 * (2048 - [.A245]))" office:value-type="float" office:value="72.6160664819945" calcext:value-type="float">
            <text:p>72.6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4194304 / (32 * (2048 - [.A246]))" office:value-type="float" office:value="72.6563192904656" calcext:value-type="float">
            <text:p>72.6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4194304 / (32 * (2048 - [.A247]))" office:value-type="float" office:value="72.6966167498614" calcext:value-type="float">
            <text:p>72.69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4194304 / (32 * (2048 - [.A248]))" office:value-type="float" office:value="72.7369589345172" calcext:value-type="float">
            <text:p>72.7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4194304 / (32 * (2048 - [.A249]))" office:value-type="float" office:value="72.7773459189339" calcext:value-type="float">
            <text:p>72.77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4194304 / (32 * (2048 - [.A250]))" office:value-type="float" office:value="72.8177777777778" calcext:value-type="float">
            <text:p>72.8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4194304 / (32 * (2048 - [.A251]))" office:value-type="float" office:value="72.858254585881" calcext:value-type="float">
            <text:p>72.8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4194304 / (32 * (2048 - [.A252]))" office:value-type="float" office:value="72.8987764182425" calcext:value-type="float">
            <text:p>72.8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4194304 / (32 * (2048 - [.A253]))" office:value-type="float" office:value="72.9393433500278" calcext:value-type="float">
            <text:p>72.9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4194304 / (32 * (2048 - [.A254]))" office:value-type="float" office:value="72.9799554565702" calcext:value-type="float">
            <text:p>72.9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4194304 / (32 * (2048 - [.A255]))" office:value-type="float" office:value="73.0206128133705" calcext:value-type="float">
            <text:p>73.0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4194304 / (32 * (2048 - [.A256]))" office:value-type="float" office:value="73.0613154960981" calcext:value-type="float">
            <text:p>73.0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4194304 / (32 * (2048 - [.A257]))" office:value-type="float" office:value="73.1020635805912" calcext:value-type="float">
            <text:p>73.1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4194304 / (32 * (2048 - [.A258]))" office:value-type="float" office:value="73.1428571428571" calcext:value-type="float">
            <text:p>73.14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4194304 / (32 * (2048 - [.A259]))" office:value-type="float" office:value="73.1836962590731" calcext:value-type="float">
            <text:p>73.18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4194304 / (32 * (2048 - [.A260]))" office:value-type="float" office:value="73.2245810055866" calcext:value-type="float">
            <text:p>73.2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4194304 / (32 * (2048 - [.A261]))" office:value-type="float" office:value="73.2655114589156" calcext:value-type="float">
            <text:p>73.2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4194304 / (32 * (2048 - [.A262]))" office:value-type="float" office:value="73.3064876957494" calcext:value-type="float">
            <text:p>73.3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4194304 / (32 * (2048 - [.A263]))" office:value-type="float" office:value="73.3475097929491" calcext:value-type="float">
            <text:p>73.34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4194304 / (32 * (2048 - [.A264]))" office:value-type="float" office:value="73.3885778275476" calcext:value-type="float">
            <text:p>73.38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4194304 / (32 * (2048 - [.A265]))" office:value-type="float" office:value="73.4296918767507" calcext:value-type="float">
            <text:p>73.43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4194304 / (32 * (2048 - [.A266]))" office:value-type="float" office:value="73.4708520179372" calcext:value-type="float">
            <text:p>73.4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4194304 / (32 * (2048 - [.A267]))" office:value-type="float" office:value="73.5120583286596" calcext:value-type="float">
            <text:p>73.5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4194304 / (32 * (2048 - [.A268]))" office:value-type="float" office:value="73.5533108866442" calcext:value-type="float">
            <text:p>73.5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4194304 / (32 * (2048 - [.A269]))" office:value-type="float" office:value="73.5946097697923" calcext:value-type="float">
            <text:p>73.5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4194304 / (32 * (2048 - [.A270]))" office:value-type="float" office:value="73.6359550561798" calcext:value-type="float">
            <text:p>73.63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4194304 / (32 * (2048 - [.A271]))" office:value-type="float" office:value="73.6773468240585" calcext:value-type="float">
            <text:p>73.6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4194304 / (32 * (2048 - [.A272]))" office:value-type="float" office:value="73.718785151856" calcext:value-type="float">
            <text:p>73.7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4194304 / (32 * (2048 - [.A273]))" office:value-type="float" office:value="73.7602701181767" calcext:value-type="float">
            <text:p>73.7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4194304 / (32 * (2048 - [.A274]))" office:value-type="float" office:value="73.8018018018018" calcext:value-type="float">
            <text:p>73.80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4194304 / (32 * (2048 - [.A275]))" office:value-type="float" office:value="73.8433802816901" calcext:value-type="float">
            <text:p>73.8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4194304 / (32 * (2048 - [.A276]))" office:value-type="float" office:value="73.8850056369786" calcext:value-type="float">
            <text:p>73.8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4194304 / (32 * (2048 - [.A277]))" office:value-type="float" office:value="73.9266779469825" calcext:value-type="float">
            <text:p>73.92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4194304 / (32 * (2048 - [.A278]))" office:value-type="float" office:value="73.9683972911964" calcext:value-type="float">
            <text:p>73.9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4194304 / (32 * (2048 - [.A279]))" office:value-type="float" office:value="74.0101637492942" calcext:value-type="float">
            <text:p>74.0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4194304 / (32 * (2048 - [.A280]))" office:value-type="float" office:value="74.0519774011299" calcext:value-type="float">
            <text:p>74.05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4194304 / (32 * (2048 - [.A281]))" office:value-type="float" office:value="74.0938383267383" calcext:value-type="float">
            <text:p>74.0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4194304 / (32 * (2048 - [.A282]))" office:value-type="float" office:value="74.1357466063348" calcext:value-type="float">
            <text:p>74.13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4194304 / (32 * (2048 - [.A283]))" office:value-type="float" office:value="74.1777023203169" calcext:value-type="float">
            <text:p>74.1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4194304 / (32 * (2048 - [.A284]))" office:value-type="float" office:value="74.2197055492639" calcext:value-type="float">
            <text:p>74.2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4194304 / (32 * (2048 - [.A285]))" office:value-type="float" office:value="74.2617563739377" calcext:value-type="float">
            <text:p>74.2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4194304 / (32 * (2048 - [.A286]))" office:value-type="float" office:value="74.3038548752835" calcext:value-type="float">
            <text:p>74.3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4194304 / (32 * (2048 - [.A287]))" office:value-type="float" office:value="74.34600113443" calcext:value-type="float">
            <text:p>74.3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4194304 / (32 * (2048 - [.A288]))" office:value-type="float" office:value="74.3881952326901" calcext:value-type="float">
            <text:p>74.38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4194304 / (32 * (2048 - [.A289]))" office:value-type="float" office:value="74.4304372515616" calcext:value-type="float">
            <text:p>74.4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4194304 / (32 * (2048 - [.A290]))" office:value-type="float" office:value="74.4727272727273" calcext:value-type="float">
            <text:p>74.47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4194304 / (32 * (2048 - [.A291]))" office:value-type="float" office:value="74.5150653780557" calcext:value-type="float">
            <text:p>74.5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4194304 / (32 * (2048 - [.A292]))" office:value-type="float" office:value="74.5574516496018" calcext:value-type="float">
            <text:p>74.5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4194304 / (32 * (2048 - [.A293]))" office:value-type="float" office:value="74.5998861696073" calcext:value-type="float">
            <text:p>74.6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4194304 / (32 * (2048 - [.A294]))" office:value-type="float" office:value="74.6423690205011" calcext:value-type="float">
            <text:p>74.64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4194304 / (32 * (2048 - [.A295]))" office:value-type="float" office:value="74.6849002849003" calcext:value-type="float">
            <text:p>74.6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4194304 / (32 * (2048 - [.A296]))" office:value-type="float" office:value="74.72748004561" calcext:value-type="float">
            <text:p>74.7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4194304 / (32 * (2048 - [.A297]))" office:value-type="float" office:value="74.7701083856246" calcext:value-type="float">
            <text:p>74.77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4194304 / (32 * (2048 - [.A298]))" office:value-type="float" office:value="74.8127853881279" calcext:value-type="float">
            <text:p>74.8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4194304 / (32 * (2048 - [.A299]))" office:value-type="float" office:value="74.8555111364934" calcext:value-type="float">
            <text:p>74.85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4194304 / (32 * (2048 - [.A300]))" office:value-type="float" office:value="74.8982857142857" calcext:value-type="float">
            <text:p>74.8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4194304 / (32 * (2048 - [.A301]))" office:value-type="float" office:value="74.9411092052601" calcext:value-type="float">
            <text:p>74.9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4194304 / (32 * (2048 - [.A302]))" office:value-type="float" office:value="74.9839816933639" calcext:value-type="float">
            <text:p>74.98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4194304 / (32 * (2048 - [.A303]))" office:value-type="float" office:value="75.0269032627361" calcext:value-type="float">
            <text:p>75.0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4194304 / (32 * (2048 - [.A304]))" office:value-type="float" office:value="75.0698739977091" calcext:value-type="float">
            <text:p>75.07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4194304 / (32 * (2048 - [.A305]))" office:value-type="float" office:value="75.112893982808" calcext:value-type="float">
            <text:p>75.1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4194304 / (32 * (2048 - [.A306]))" office:value-type="float" office:value="75.1559633027523" calcext:value-type="float">
            <text:p>75.15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4194304 / (32 * (2048 - [.A307]))" office:value-type="float" office:value="75.1990820424555" calcext:value-type="float">
            <text:p>75.1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4194304 / (32 * (2048 - [.A308]))" office:value-type="float" office:value="75.2422502870264" calcext:value-type="float">
            <text:p>75.24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4194304 / (32 * (2048 - [.A309]))" office:value-type="float" office:value="75.2854681217691" calcext:value-type="float">
            <text:p>75.28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4194304 / (32 * (2048 - [.A310]))" office:value-type="float" office:value="75.3287356321839" calcext:value-type="float">
            <text:p>75.32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4194304 / (32 * (2048 - [.A311]))" office:value-type="float" office:value="75.3720529039678" calcext:value-type="float">
            <text:p>75.3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4194304 / (32 * (2048 - [.A312]))" office:value-type="float" office:value="75.415420023015" calcext:value-type="float">
            <text:p>75.4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4194304 / (32 * (2048 - [.A313]))" office:value-type="float" office:value="75.4588370754174" calcext:value-type="float">
            <text:p>75.4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4194304 / (32 * (2048 - [.A314]))" office:value-type="float" office:value="75.5023041474654" calcext:value-type="float">
            <text:p>75.50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4194304 / (32 * (2048 - [.A315]))" office:value-type="float" office:value="75.5458213256484" calcext:value-type="float">
            <text:p>75.54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4194304 / (32 * (2048 - [.A316]))" office:value-type="float" office:value="75.5893886966551" calcext:value-type="float">
            <text:p>75.5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4194304 / (32 * (2048 - [.A317]))" office:value-type="float" office:value="75.6330063473745" calcext:value-type="float">
            <text:p>75.6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4194304 / (32 * (2048 - [.A318]))" office:value-type="float" office:value="75.6766743648961" calcext:value-type="float">
            <text:p>75.6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4194304 / (32 * (2048 - [.A319]))" office:value-type="float" office:value="75.7203928365107" calcext:value-type="float">
            <text:p>75.72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4194304 / (32 * (2048 - [.A320]))" office:value-type="float" office:value="75.764161849711" calcext:value-type="float">
            <text:p>75.76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4194304 / (32 * (2048 - [.A321]))" office:value-type="float" office:value="75.807981492192" calcext:value-type="float">
            <text:p>75.8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4194304 / (32 * (2048 - [.A322]))" office:value-type="float" office:value="75.8518518518518" calcext:value-type="float">
            <text:p>75.8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4194304 / (32 * (2048 - [.A323]))" office:value-type="float" office:value="75.8957730167921" calcext:value-type="float">
            <text:p>75.89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4194304 / (32 * (2048 - [.A324]))" office:value-type="float" office:value="75.9397450753187" calcext:value-type="float">
            <text:p>75.94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4194304 / (32 * (2048 - [.A325]))" office:value-type="float" office:value="75.983768115942" calcext:value-type="float">
            <text:p>75.98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4194304 / (32 * (2048 - [.A326]))" office:value-type="float" office:value="76.0278422273782" calcext:value-type="float">
            <text:p>76.02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4194304 / (32 * (2048 - [.A327]))" office:value-type="float" office:value="76.071967498549" calcext:value-type="float">
            <text:p>76.07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4194304 / (32 * (2048 - [.A328]))" office:value-type="float" office:value="76.116144018583" calcext:value-type="float">
            <text:p>76.1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4194304 / (32 * (2048 - [.A329]))" office:value-type="float" office:value="76.1603718768158" calcext:value-type="float">
            <text:p>76.1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4194304 / (32 * (2048 - [.A330]))" office:value-type="float" office:value="76.2046511627907" calcext:value-type="float">
            <text:p>76.2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4194304 / (32 * (2048 - [.A331]))" office:value-type="float" office:value="76.2489819662595" calcext:value-type="float">
            <text:p>76.2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4194304 / (32 * (2048 - [.A332]))" office:value-type="float" office:value="76.2933643771828" calcext:value-type="float">
            <text:p>76.29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4194304 / (32 * (2048 - [.A333]))" office:value-type="float" office:value="76.3377984857309" calcext:value-type="float">
            <text:p>76.3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4194304 / (32 * (2048 - [.A334]))" office:value-type="float" office:value="76.3822843822844" calcext:value-type="float">
            <text:p>76.38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4194304 / (32 * (2048 - [.A335]))" office:value-type="float" office:value="76.4268221574344" calcext:value-type="float">
            <text:p>76.42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4194304 / (32 * (2048 - [.A336]))" office:value-type="float" office:value="76.4714119019837" calcext:value-type="float">
            <text:p>76.47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4194304 / (32 * (2048 - [.A337]))" office:value-type="float" office:value="76.5160537069469" calcext:value-type="float">
            <text:p>76.5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4194304 / (32 * (2048 - [.A338]))" office:value-type="float" office:value="76.5607476635514" calcext:value-type="float">
            <text:p>76.56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4194304 / (32 * (2048 - [.A339]))" office:value-type="float" office:value="76.6054938632379" calcext:value-type="float">
            <text:p>76.60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4194304 / (32 * (2048 - [.A340]))" office:value-type="float" office:value="76.6502923976608" calcext:value-type="float">
            <text:p>76.65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4194304 / (32 * (2048 - [.A341]))" office:value-type="float" office:value="76.6951433586893" calcext:value-type="float">
            <text:p>76.6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4194304 / (32 * (2048 - [.A342]))" office:value-type="float" office:value="76.7400468384075" calcext:value-type="float">
            <text:p>76.7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4194304 / (32 * (2048 - [.A343]))" office:value-type="float" office:value="76.7850029291154" calcext:value-type="float">
            <text:p>76.78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4194304 / (32 * (2048 - [.A344]))" office:value-type="float" office:value="76.8300117233294" calcext:value-type="float">
            <text:p>76.83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4194304 / (32 * (2048 - [.A345]))" office:value-type="float" office:value="76.875073313783" calcext:value-type="float">
            <text:p>76.8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4194304 / (32 * (2048 - [.A346]))" office:value-type="float" office:value="76.9201877934272" calcext:value-type="float">
            <text:p>76.9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4194304 / (32 * (2048 - [.A347]))" office:value-type="float" office:value="76.9653552554316" calcext:value-type="float">
            <text:p>76.96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4194304 / (32 * (2048 - [.A348]))" office:value-type="float" office:value="77.0105757931845" calcext:value-type="float">
            <text:p>77.0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4194304 / (32 * (2048 - [.A349]))" office:value-type="float" office:value="77.055849500294" calcext:value-type="float">
            <text:p>77.05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4194304 / (32 * (2048 - [.A350]))" office:value-type="float" office:value="77.1011764705882" calcext:value-type="float">
            <text:p>77.1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4194304 / (32 * (2048 - [.A351]))" office:value-type="float" office:value="77.1465567981165" calcext:value-type="float">
            <text:p>77.1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4194304 / (32 * (2048 - [.A352]))" office:value-type="float" office:value="77.1919905771496" calcext:value-type="float">
            <text:p>77.19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4194304 / (32 * (2048 - [.A353]))" office:value-type="float" office:value="77.2374779021803" calcext:value-type="float">
            <text:p>77.23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4194304 / (32 * (2048 - [.A354]))" office:value-type="float" office:value="77.2830188679245" calcext:value-type="float">
            <text:p>77.28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4194304 / (32 * (2048 - [.A355]))" office:value-type="float" office:value="77.3286135693215" calcext:value-type="float">
            <text:p>77.3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4194304 / (32 * (2048 - [.A356]))" office:value-type="float" office:value="77.3742621015348" calcext:value-type="float">
            <text:p>77.3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4194304 / (32 * (2048 - [.A357]))" office:value-type="float" office:value="77.4199645599528" calcext:value-type="float">
            <text:p>77.42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4194304 / (32 * (2048 - [.A358]))" office:value-type="float" office:value="77.4657210401891" calcext:value-type="float">
            <text:p>77.46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4194304 / (32 * (2048 - [.A359]))" office:value-type="float" office:value="77.511531638084" calcext:value-type="float">
            <text:p>77.5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4194304 / (32 * (2048 - [.A360]))" office:value-type="float" office:value="77.5573964497041" calcext:value-type="float">
            <text:p>77.55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4194304 / (32 * (2048 - [.A361]))" office:value-type="float" office:value="77.603315571344" calcext:value-type="float">
            <text:p>77.6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4194304 / (32 * (2048 - [.A362]))" office:value-type="float" office:value="77.6492890995261" calcext:value-type="float">
            <text:p>77.64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4194304 / (32 * (2048 - [.A363]))" office:value-type="float" office:value="77.6953171310018" calcext:value-type="float">
            <text:p>77.69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4194304 / (32 * (2048 - [.A364]))" office:value-type="float" office:value="77.7413997627521" calcext:value-type="float">
            <text:p>77.74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4194304 / (32 * (2048 - [.A365]))" office:value-type="float" office:value="77.7875370919881" calcext:value-type="float">
            <text:p>77.78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4194304 / (32 * (2048 - [.A366]))" office:value-type="float" office:value="77.833729216152" calcext:value-type="float">
            <text:p>77.83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4194304 / (32 * (2048 - [.A367]))" office:value-type="float" office:value="77.8799762329174" calcext:value-type="float">
            <text:p>77.88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4194304 / (32 * (2048 - [.A368]))" office:value-type="float" office:value="77.9262782401902" calcext:value-type="float">
            <text:p>77.92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4194304 / (32 * (2048 - [.A369]))" office:value-type="float" office:value="77.9726353361095" calcext:value-type="float">
            <text:p>77.97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4194304 / (32 * (2048 - [.A370]))" office:value-type="float" office:value="78.0190476190476" calcext:value-type="float">
            <text:p>78.0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4194304 / (32 * (2048 - [.A371]))" office:value-type="float" office:value="78.0655151876117" calcext:value-type="float">
            <text:p>78.06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4194304 / (32 * (2048 - [.A372]))" office:value-type="float" office:value="78.1120381406436" calcext:value-type="float">
            <text:p>78.1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4194304 / (32 * (2048 - [.A373]))" office:value-type="float" office:value="78.1586165772212" calcext:value-type="float">
            <text:p>78.15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4194304 / (32 * (2048 - [.A374]))" office:value-type="float" office:value="78.2052505966587" calcext:value-type="float">
            <text:p>78.20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4194304 / (32 * (2048 - [.A375]))" office:value-type="float" office:value="78.2519402985075" calcext:value-type="float">
            <text:p>78.25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4194304 / (32 * (2048 - [.A376]))" office:value-type="float" office:value="78.2986857825568" calcext:value-type="float">
            <text:p>78.29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4194304 / (32 * (2048 - [.A377]))" office:value-type="float" office:value="78.3454871488344" calcext:value-type="float">
            <text:p>78.3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4194304 / (32 * (2048 - [.A378]))" office:value-type="float" office:value="78.3923444976077" calcext:value-type="float">
            <text:p>78.39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4194304 / (32 * (2048 - [.A379]))" office:value-type="float" office:value="78.4392579293836" calcext:value-type="float">
            <text:p>78.43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4194304 / (32 * (2048 - [.A380]))" office:value-type="float" office:value="78.4862275449102" calcext:value-type="float">
            <text:p>78.48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4194304 / (32 * (2048 - [.A381]))" office:value-type="float" office:value="78.5332534451768" calcext:value-type="float">
            <text:p>78.5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4194304 / (32 * (2048 - [.A382]))" office:value-type="float" office:value="78.5803357314149" calcext:value-type="float">
            <text:p>78.5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4194304 / (32 * (2048 - [.A383]))" office:value-type="float" office:value="78.627474505099" calcext:value-type="float">
            <text:p>78.6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4194304 / (32 * (2048 - [.A384]))" office:value-type="float" office:value="78.6746698679472" calcext:value-type="float">
            <text:p>78.6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4194304 / (32 * (2048 - [.A385]))" office:value-type="float" office:value="78.7219219219219" calcext:value-type="float">
            <text:p>78.7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4194304 / (32 * (2048 - [.A386]))" office:value-type="float" office:value="78.7692307692308" calcext:value-type="float">
            <text:p>78.7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4194304 / (32 * (2048 - [.A387]))" office:value-type="float" office:value="78.8165965123271" calcext:value-type="float">
            <text:p>78.8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4194304 / (32 * (2048 - [.A388]))" office:value-type="float" office:value="78.864019253911" calcext:value-type="float">
            <text:p>78.86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4194304 / (32 * (2048 - [.A389]))" office:value-type="float" office:value="78.9114990969296" calcext:value-type="float">
            <text:p>78.9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4194304 / (32 * (2048 - [.A390]))" office:value-type="float" office:value="78.9590361445783" calcext:value-type="float">
            <text:p>78.95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4194304 / (32 * (2048 - [.A391]))" office:value-type="float" office:value="79.0066305003014" calcext:value-type="float">
            <text:p>79.0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4194304 / (32 * (2048 - [.A392]))" office:value-type="float" office:value="79.0542822677925" calcext:value-type="float">
            <text:p>79.05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4194304 / (32 * (2048 - [.A393]))" office:value-type="float" office:value="79.1019915509958" calcext:value-type="float">
            <text:p>79.10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4194304 / (32 * (2048 - [.A394]))" office:value-type="float" office:value="79.1497584541063" calcext:value-type="float">
            <text:p>79.15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4194304 / (32 * (2048 - [.A395]))" office:value-type="float" office:value="79.197583081571" calcext:value-type="float">
            <text:p>79.19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4194304 / (32 * (2048 - [.A396]))" office:value-type="float" office:value="79.2454655380895" calcext:value-type="float">
            <text:p>79.24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4194304 / (32 * (2048 - [.A397]))" office:value-type="float" office:value="79.2934059286146" calcext:value-type="float">
            <text:p>79.29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4194304 / (32 * (2048 - [.A398]))" office:value-type="float" office:value="79.3414043583535" calcext:value-type="float">
            <text:p>79.3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4194304 / (32 * (2048 - [.A399]))" office:value-type="float" office:value="79.389460932768" calcext:value-type="float">
            <text:p>79.38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4194304 / (32 * (2048 - [.A400]))" office:value-type="float" office:value="79.4375757575758" calcext:value-type="float">
            <text:p>79.43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4194304 / (32 * (2048 - [.A401]))" office:value-type="float" office:value="79.4857489387508" calcext:value-type="float">
            <text:p>79.4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4194304 / (32 * (2048 - [.A402]))" office:value-type="float" office:value="79.5339805825243" calcext:value-type="float">
            <text:p>79.53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4194304 / (32 * (2048 - [.A403]))" office:value-type="float" office:value="79.5822707953856" calcext:value-type="float">
            <text:p>79.5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4194304 / (32 * (2048 - [.A404]))" office:value-type="float" office:value="79.6306196840826" calcext:value-type="float">
            <text:p>79.63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4194304 / (32 * (2048 - [.A405]))" office:value-type="float" office:value="79.6790273556231" calcext:value-type="float">
            <text:p>79.67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4194304 / (32 * (2048 - [.A406]))" office:value-type="float" office:value="79.7274939172749" calcext:value-type="float">
            <text:p>79.72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4194304 / (32 * (2048 - [.A407]))" office:value-type="float" office:value="79.7760194765673" calcext:value-type="float">
            <text:p>79.77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4194304 / (32 * (2048 - [.A408]))" office:value-type="float" office:value="79.8246041412911" calcext:value-type="float">
            <text:p>79.8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4194304 / (32 * (2048 - [.A409]))" office:value-type="float" office:value="79.8732480195003" calcext:value-type="float">
            <text:p>79.87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4194304 / (32 * (2048 - [.A410]))" office:value-type="float" office:value="79.9219512195122" calcext:value-type="float">
            <text:p>79.9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4194304 / (32 * (2048 - [.A411]))" office:value-type="float" office:value="79.9707138499085" calcext:value-type="float">
            <text:p>79.97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4194304 / (32 * (2048 - [.A412]))" office:value-type="float" office:value="80.019536019536" calcext:value-type="float">
            <text:p>80.0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4194304 / (32 * (2048 - [.A413]))" office:value-type="float" office:value="80.0684178375076" calcext:value-type="float">
            <text:p>80.06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4194304 / (32 * (2048 - [.A414]))" office:value-type="float" office:value="80.1173594132029" calcext:value-type="float">
            <text:p>80.1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4194304 / (32 * (2048 - [.A415]))" office:value-type="float" office:value="80.1663608562691" calcext:value-type="float">
            <text:p>80.16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4194304 / (32 * (2048 - [.A416]))" office:value-type="float" office:value="80.2154222766218" calcext:value-type="float">
            <text:p>80.21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4194304 / (32 * (2048 - [.A417]))" office:value-type="float" office:value="80.2645437844458" calcext:value-type="float">
            <text:p>80.26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4194304 / (32 * (2048 - [.A418]))" office:value-type="float" office:value="80.3137254901961" calcext:value-type="float">
            <text:p>80.3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4194304 / (32 * (2048 - [.A419]))" office:value-type="float" office:value="80.3629675045984" calcext:value-type="float">
            <text:p>80.36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4194304 / (32 * (2048 - [.A420]))" office:value-type="float" office:value="80.4122699386503" calcext:value-type="float">
            <text:p>80.4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4194304 / (32 * (2048 - [.A421]))" office:value-type="float" office:value="80.4616329036218" calcext:value-type="float">
            <text:p>80.46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4194304 / (32 * (2048 - [.A422]))" office:value-type="float" office:value="80.5110565110565" calcext:value-type="float">
            <text:p>80.5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4194304 / (32 * (2048 - [.A423]))" office:value-type="float" office:value="80.560540872772" calcext:value-type="float">
            <text:p>80.56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4194304 / (32 * (2048 - [.A424]))" office:value-type="float" office:value="80.610086100861" calcext:value-type="float">
            <text:p>80.6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4194304 / (32 * (2048 - [.A425]))" office:value-type="float" office:value="80.6596923076923" calcext:value-type="float">
            <text:p>80.66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4194304 / (32 * (2048 - [.A426]))" office:value-type="float" office:value="80.7093596059113" calcext:value-type="float">
            <text:p>80.7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4194304 / (32 * (2048 - [.A427]))" office:value-type="float" office:value="80.7590881084412" calcext:value-type="float">
            <text:p>80.75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4194304 / (32 * (2048 - [.A428]))" office:value-type="float" office:value="80.8088779284834" calcext:value-type="float">
            <text:p>80.80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4194304 / (32 * (2048 - [.A429]))" office:value-type="float" office:value="80.8587291795188" calcext:value-type="float">
            <text:p>80.85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4194304 / (32 * (2048 - [.A430]))" office:value-type="float" office:value="80.9086419753086" calcext:value-type="float">
            <text:p>80.90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4194304 / (32 * (2048 - [.A431]))" office:value-type="float" office:value="80.958616429895" calcext:value-type="float">
            <text:p>80.95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4194304 / (32 * (2048 - [.A432]))" office:value-type="float" office:value="81.008652657602" calcext:value-type="float">
            <text:p>81.00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4194304 / (32 * (2048 - [.A433]))" office:value-type="float" office:value="81.0587507730365" calcext:value-type="float">
            <text:p>81.05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4194304 / (32 * (2048 - [.A434]))" office:value-type="float" office:value="81.1089108910891" calcext:value-type="float">
            <text:p>81.10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4194304 / (32 * (2048 - [.A435]))" office:value-type="float" office:value="81.159133126935" calcext:value-type="float">
            <text:p>81.15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4194304 / (32 * (2048 - [.A436]))" office:value-type="float" office:value="81.2094175960347" calcext:value-type="float">
            <text:p>81.20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4194304 / (32 * (2048 - [.A437]))" office:value-type="float" office:value="81.2597644141352" calcext:value-type="float">
            <text:p>81.26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4194304 / (32 * (2048 - [.A438]))" office:value-type="float" office:value="81.3101736972705" calcext:value-type="float">
            <text:p>81.31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4194304 / (32 * (2048 - [.A439]))" office:value-type="float" office:value="81.3606455617629" calcext:value-type="float">
            <text:p>81.36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4194304 / (32 * (2048 - [.A440]))" office:value-type="float" office:value="81.4111801242236" calcext:value-type="float">
            <text:p>81.4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4194304 / (32 * (2048 - [.A441]))" office:value-type="float" office:value="81.4617775015538" calcext:value-type="float">
            <text:p>81.46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4194304 / (32 * (2048 - [.A442]))" office:value-type="float" office:value="81.5124378109453" calcext:value-type="float">
            <text:p>81.51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4194304 / (32 * (2048 - [.A443]))" office:value-type="float" office:value="81.5631611698818" calcext:value-type="float">
            <text:p>81.56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4194304 / (32 * (2048 - [.A444]))" office:value-type="float" office:value="81.6139476961395" calcext:value-type="float">
            <text:p>81.6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4194304 / (32 * (2048 - [.A445]))" office:value-type="float" office:value="81.6647975077882" calcext:value-type="float">
            <text:p>81.66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4194304 / (32 * (2048 - [.A446]))" office:value-type="float" office:value="81.715710723192" calcext:value-type="float">
            <text:p>81.7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4194304 / (32 * (2048 - [.A447]))" office:value-type="float" office:value="81.7666874610106" calcext:value-type="float">
            <text:p>81.76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4194304 / (32 * (2048 - [.A448]))" office:value-type="float" office:value="81.8177278401998" calcext:value-type="float">
            <text:p>81.8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4194304 / (32 * (2048 - [.A449]))" office:value-type="float" office:value="81.8688319800125" calcext:value-type="float">
            <text:p>81.86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4194304 / (32 * (2048 - [.A450]))" office:value-type="float" office:value="81.92" calcext:value-type="float">
            <text:p>81.9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4194304 / (32 * (2048 - [.A451]))" office:value-type="float" office:value="81.9712320200125" calcext:value-type="float">
            <text:p>81.97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4194304 / (32 * (2048 - [.A452]))" office:value-type="float" office:value="82.0225281602002" calcext:value-type="float">
            <text:p>82.02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4194304 / (32 * (2048 - [.A453]))" office:value-type="float" office:value="82.0738885410144" calcext:value-type="float">
            <text:p>82.07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4194304 / (32 * (2048 - [.A454]))" office:value-type="float" office:value="82.125313283208" calcext:value-type="float">
            <text:p>82.1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4194304 / (32 * (2048 - [.A455]))" office:value-type="float" office:value="82.176802507837" calcext:value-type="float">
            <text:p>82.17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4194304 / (32 * (2048 - [.A456]))" office:value-type="float" office:value="82.228356336261" calcext:value-type="float">
            <text:p>82.22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4194304 / (32 * (2048 - [.A457]))" office:value-type="float" office:value="82.2799748901444" calcext:value-type="float">
            <text:p>82.28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4194304 / (32 * (2048 - [.A458]))" office:value-type="float" office:value="82.3316582914573" calcext:value-type="float">
            <text:p>82.33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4194304 / (32 * (2048 - [.A459]))" office:value-type="float" office:value="82.3834066624764" calcext:value-type="float">
            <text:p>82.38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4194304 / (32 * (2048 - [.A460]))" office:value-type="float" office:value="82.4352201257862" calcext:value-type="float">
            <text:p>82.43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4194304 / (32 * (2048 - [.A461]))" office:value-type="float" office:value="82.4870988042794" calcext:value-type="float">
            <text:p>82.48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4194304 / (32 * (2048 - [.A462]))" office:value-type="float" office:value="82.5390428211587" calcext:value-type="float">
            <text:p>82.53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4194304 / (32 * (2048 - [.A463]))" office:value-type="float" office:value="82.591052299937" calcext:value-type="float">
            <text:p>82.59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4194304 / (32 * (2048 - [.A464]))" office:value-type="float" office:value="82.6431273644388" calcext:value-type="float">
            <text:p>82.64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4194304 / (32 * (2048 - [.A465]))" office:value-type="float" office:value="82.6952681388013" calcext:value-type="float">
            <text:p>82.69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4194304 / (32 * (2048 - [.A466]))" office:value-type="float" office:value="82.7474747474748" calcext:value-type="float">
            <text:p>82.74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4194304 / (32 * (2048 - [.A467]))" office:value-type="float" office:value="82.7997473152243" calcext:value-type="float">
            <text:p>82.8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4194304 / (32 * (2048 - [.A468]))" office:value-type="float" office:value="82.8520859671302" calcext:value-type="float">
            <text:p>82.85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4194304 / (32 * (2048 - [.A469]))" office:value-type="float" office:value="82.9044908285895" calcext:value-type="float">
            <text:p>82.9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4194304 / (32 * (2048 - [.A470]))" office:value-type="float" office:value="82.9569620253165" calcext:value-type="float">
            <text:p>82.95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4194304 / (32 * (2048 - [.A471]))" office:value-type="float" office:value="83.0094996833439" calcext:value-type="float">
            <text:p>83.00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4194304 / (32 * (2048 - [.A472]))" office:value-type="float" office:value="83.0621039290241" calcext:value-type="float">
            <text:p>83.06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4194304 / (32 * (2048 - [.A473]))" office:value-type="float" office:value="83.1147748890298" calcext:value-type="float">
            <text:p>83.1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4194304 / (32 * (2048 - [.A474]))" office:value-type="float" office:value="83.1675126903553" calcext:value-type="float">
            <text:p>83.16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4194304 / (32 * (2048 - [.A475]))" office:value-type="float" office:value="83.2203174603175" calcext:value-type="float">
            <text:p>83.22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4194304 / (32 * (2048 - [.A476]))" office:value-type="float" office:value="83.2731893265565" calcext:value-type="float">
            <text:p>83.27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4194304 / (32 * (2048 - [.A477]))" office:value-type="float" office:value="83.3261284170375" calcext:value-type="float">
            <text:p>83.32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4194304 / (32 * (2048 - [.A478]))" office:value-type="float" office:value="83.3791348600509" calcext:value-type="float">
            <text:p>83.37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4194304 / (32 * (2048 - [.A479]))" office:value-type="float" office:value="83.4322087842139" calcext:value-type="float">
            <text:p>83.43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4194304 / (32 * (2048 - [.A480]))" office:value-type="float" office:value="83.4853503184713" calcext:value-type="float">
            <text:p>83.48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4194304 / (32 * (2048 - [.A481]))" office:value-type="float" office:value="83.5385595920969" calcext:value-type="float">
            <text:p>83.53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4194304 / (32 * (2048 - [.A482]))" office:value-type="float" office:value="83.5918367346939" calcext:value-type="float">
            <text:p>83.59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4194304 / (32 * (2048 - [.A483]))" office:value-type="float" office:value="83.6451818761966" calcext:value-type="float">
            <text:p>83.6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4194304 / (32 * (2048 - [.A484]))" office:value-type="float" office:value="83.698595146871" calcext:value-type="float">
            <text:p>83.69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4194304 / (32 * (2048 - [.A485]))" office:value-type="float" office:value="83.7520766773163" calcext:value-type="float">
            <text:p>83.7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4194304 / (32 * (2048 - [.A486]))" office:value-type="float" office:value="83.8056265984655" calcext:value-type="float">
            <text:p>83.80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4194304 / (32 * (2048 - [.A487]))" office:value-type="float" office:value="83.8592450415867" calcext:value-type="float">
            <text:p>83.85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4194304 / (32 * (2048 - [.A488]))" office:value-type="float" office:value="83.9129321382842" calcext:value-type="float">
            <text:p>83.91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4194304 / (32 * (2048 - [.A489]))" office:value-type="float" office:value="83.9666880204997" calcext:value-type="float">
            <text:p>83.96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4194304 / (32 * (2048 - [.A490]))" office:value-type="float" office:value="84.0205128205128" calcext:value-type="float">
            <text:p>84.02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4194304 / (32 * (2048 - [.A491]))" office:value-type="float" office:value="84.0744066709429" calcext:value-type="float">
            <text:p>84.07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4194304 / (32 * (2048 - [.A492]))" office:value-type="float" office:value="84.1283697047497" calcext:value-type="float">
            <text:p>84.1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4194304 / (32 * (2048 - [.A493]))" office:value-type="float" office:value="84.1824020552344" calcext:value-type="float">
            <text:p>84.18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4194304 / (32 * (2048 - [.A494]))" office:value-type="float" office:value="84.2365038560411" calcext:value-type="float">
            <text:p>84.23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4194304 / (32 * (2048 - [.A495]))" office:value-type="float" office:value="84.2906752411576" calcext:value-type="float">
            <text:p>84.29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4194304 / (32 * (2048 - [.A496]))" office:value-type="float" office:value="84.3449163449163" calcext:value-type="float">
            <text:p>84.34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4194304 / (32 * (2048 - [.A497]))" office:value-type="float" office:value="84.3992273019961" calcext:value-type="float">
            <text:p>84.39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4194304 / (32 * (2048 - [.A498]))" office:value-type="float" office:value="84.4536082474227" calcext:value-type="float">
            <text:p>84.45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4194304 / (32 * (2048 - [.A499]))" office:value-type="float" office:value="84.50805931657" calcext:value-type="float">
            <text:p>84.50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4194304 / (32 * (2048 - [.A500]))" office:value-type="float" office:value="84.5625806451613" calcext:value-type="float">
            <text:p>84.56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4194304 / (32 * (2048 - [.A501]))" office:value-type="float" office:value="84.6171723692705" calcext:value-type="float">
            <text:p>84.6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4194304 / (32 * (2048 - [.A502]))" office:value-type="float" office:value="84.671834625323" calcext:value-type="float">
            <text:p>84.67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4194304 / (32 * (2048 - [.A503]))" office:value-type="float" office:value="84.726567550097" calcext:value-type="float">
            <text:p>84.72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4194304 / (32 * (2048 - [.A504]))" office:value-type="float" office:value="84.7813712807245" calcext:value-type="float">
            <text:p>84.78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4194304 / (32 * (2048 - [.A505]))" office:value-type="float" office:value="84.8362459546926" calcext:value-type="float">
            <text:p>84.83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4194304 / (32 * (2048 - [.A506]))" office:value-type="float" office:value="84.8911917098446" calcext:value-type="float">
            <text:p>84.89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4194304 / (32 * (2048 - [.A507]))" office:value-type="float" office:value="84.9462086843811" calcext:value-type="float">
            <text:p>84.94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4194304 / (32 * (2048 - [.A508]))" office:value-type="float" office:value="85.0012970168612" calcext:value-type="float">
            <text:p>85.00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4194304 / (32 * (2048 - [.A509]))" office:value-type="float" office:value="85.0564568462038" calcext:value-type="float">
            <text:p>85.05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4194304 / (32 * (2048 - [.A510]))" office:value-type="float" office:value="85.1116883116883" calcext:value-type="float">
            <text:p>85.11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4194304 / (32 * (2048 - [.A511]))" office:value-type="float" office:value="85.1669915529565" calcext:value-type="float">
            <text:p>85.16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4194304 / (32 * (2048 - [.A512]))" office:value-type="float" office:value="85.222366710013" calcext:value-type="float">
            <text:p>85.22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4194304 / (32 * (2048 - [.A513]))" office:value-type="float" office:value="85.2778139232271" calcext:value-type="float">
            <text:p>85.2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4194304 / (32 * (2048 - [.A514]))" office:value-type="float" office:value="85.3333333333333" calcext:value-type="float">
            <text:p>85.33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4194304 / (32 * (2048 - [.A515]))" office:value-type="float" office:value="85.3889250814332" calcext:value-type="float">
            <text:p>85.38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4194304 / (32 * (2048 - [.A516]))" office:value-type="float" office:value="85.4445893089961" calcext:value-type="float">
            <text:p>85.44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4194304 / (32 * (2048 - [.A517]))" office:value-type="float" office:value="85.5003261578604" calcext:value-type="float">
            <text:p>85.5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4194304 / (32 * (2048 - [.A518]))" office:value-type="float" office:value="85.556135770235" calcext:value-type="float">
            <text:p>85.55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4194304 / (32 * (2048 - [.A519]))" office:value-type="float" office:value="85.6120182887002" calcext:value-type="float">
            <text:p>85.61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4194304 / (32 * (2048 - [.A520]))" office:value-type="float" office:value="85.6679738562091" calcext:value-type="float">
            <text:p>85.66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4194304 / (32 * (2048 - [.A521]))" office:value-type="float" office:value="85.7240026160889" calcext:value-type="float">
            <text:p>85.7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4194304 / (32 * (2048 - [.A522]))" office:value-type="float" office:value="85.7801047120419" calcext:value-type="float">
            <text:p>85.78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4194304 / (32 * (2048 - [.A523]))" office:value-type="float" office:value="85.8362802881467" calcext:value-type="float">
            <text:p>85.83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4194304 / (32 * (2048 - [.A524]))" office:value-type="float" office:value="85.8925294888598" calcext:value-type="float">
            <text:p>85.89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4194304 / (32 * (2048 - [.A525]))" office:value-type="float" office:value="85.9488524590164" calcext:value-type="float">
            <text:p>85.94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4194304 / (32 * (2048 - [.A526]))" office:value-type="float" office:value="86.005249343832" calcext:value-type="float">
            <text:p>86.0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4194304 / (32 * (2048 - [.A527]))" office:value-type="float" office:value="86.0617202889035" calcext:value-type="float">
            <text:p>86.06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4194304 / (32 * (2048 - [.A528]))" office:value-type="float" office:value="86.1182654402102" calcext:value-type="float">
            <text:p>86.1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4194304 / (32 * (2048 - [.A529]))" office:value-type="float" office:value="86.1748849441157" calcext:value-type="float">
            <text:p>86.17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4194304 / (32 * (2048 - [.A530]))" office:value-type="float" office:value="86.2315789473684" calcext:value-type="float">
            <text:p>86.23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4194304 / (32 * (2048 - [.A531]))" office:value-type="float" office:value="86.2883475971034" calcext:value-type="float">
            <text:p>86.28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4194304 / (32 * (2048 - [.A532]))" office:value-type="float" office:value="86.3451910408432" calcext:value-type="float">
            <text:p>86.3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4194304 / (32 * (2048 - [.A533]))" office:value-type="float" office:value="86.4021094264997" calcext:value-type="float">
            <text:p>86.40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4194304 / (32 * (2048 - [.A534]))" office:value-type="float" office:value="86.4591029023747" calcext:value-type="float">
            <text:p>86.45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4194304 / (32 * (2048 - [.A535]))" office:value-type="float" office:value="86.5161716171617" calcext:value-type="float">
            <text:p>86.5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4194304 / (32 * (2048 - [.A536]))" office:value-type="float" office:value="86.5733157199472" calcext:value-type="float">
            <text:p>86.57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4194304 / (32 * (2048 - [.A537]))" office:value-type="float" office:value="86.6305353602115" calcext:value-type="float">
            <text:p>86.63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4194304 / (32 * (2048 - [.A538]))" office:value-type="float" office:value="86.6878306878307" calcext:value-type="float">
            <text:p>86.68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4194304 / (32 * (2048 - [.A539]))" office:value-type="float" office:value="86.7452018530774" calcext:value-type="float">
            <text:p>86.74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4194304 / (32 * (2048 - [.A540]))" office:value-type="float" office:value="86.8026490066225" calcext:value-type="float">
            <text:p>86.80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4194304 / (32 * (2048 - [.A541]))" office:value-type="float" office:value="86.8601722995361" calcext:value-type="float">
            <text:p>86.86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4194304 / (32 * (2048 - [.A542]))" office:value-type="float" office:value="86.9177718832891" calcext:value-type="float">
            <text:p>86.9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4194304 / (32 * (2048 - [.A543]))" office:value-type="float" office:value="86.9754479097545" calcext:value-type="float">
            <text:p>86.9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4194304 / (32 * (2048 - [.A544]))" office:value-type="float" office:value="87.0332005312085" calcext:value-type="float">
            <text:p>87.03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4194304 / (32 * (2048 - [.A545]))" office:value-type="float" office:value="87.0910299003322" calcext:value-type="float">
            <text:p>87.09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4194304 / (32 * (2048 - [.A546]))" office:value-type="float" office:value="87.1489361702128" calcext:value-type="float">
            <text:p>87.14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4194304 / (32 * (2048 - [.A547]))" office:value-type="float" office:value="87.2069194943446" calcext:value-type="float">
            <text:p>87.2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4194304 / (32 * (2048 - [.A548]))" office:value-type="float" office:value="87.2649800266312" calcext:value-type="float">
            <text:p>87.26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4194304 / (32 * (2048 - [.A549]))" office:value-type="float" office:value="87.3231179213857" calcext:value-type="float">
            <text:p>87.32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4194304 / (32 * (2048 - [.A550]))" office:value-type="float" office:value="87.3813333333333" calcext:value-type="float">
            <text:p>87.38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4194304 / (32 * (2048 - [.A551]))" office:value-type="float" office:value="87.4396264176117" calcext:value-type="float">
            <text:p>87.44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4194304 / (32 * (2048 - [.A552]))" office:value-type="float" office:value="87.497997329773" calcext:value-type="float">
            <text:p>87.49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4194304 / (32 * (2048 - [.A553]))" office:value-type="float" office:value="87.5564462257849" calcext:value-type="float">
            <text:p>87.55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4194304 / (32 * (2048 - [.A554]))" office:value-type="float" office:value="87.6149732620321" calcext:value-type="float">
            <text:p>87.61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4194304 / (32 * (2048 - [.A555]))" office:value-type="float" office:value="87.6735785953177" calcext:value-type="float">
            <text:p>87.67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4194304 / (32 * (2048 - [.A556]))" office:value-type="float" office:value="87.7322623828648" calcext:value-type="float">
            <text:p>87.73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4194304 / (32 * (2048 - [.A557]))" office:value-type="float" office:value="87.7910247823175" calcext:value-type="float">
            <text:p>87.79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4194304 / (32 * (2048 - [.A558]))" office:value-type="float" office:value="87.8498659517426" calcext:value-type="float">
            <text:p>87.85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4194304 / (32 * (2048 - [.A559]))" office:value-type="float" office:value="87.9087860496311" calcext:value-type="float">
            <text:p>87.90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4194304 / (32 * (2048 - [.A560]))" office:value-type="float" office:value="87.9677852348993" calcext:value-type="float">
            <text:p>87.9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4194304 / (32 * (2048 - [.A561]))" office:value-type="float" office:value="88.0268636668905" calcext:value-type="float">
            <text:p>88.02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4194304 / (32 * (2048 - [.A562]))" office:value-type="float" office:value="88.0860215053763" calcext:value-type="float">
            <text:p>88.08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4194304 / (32 * (2048 - [.A563]))" office:value-type="float" office:value="88.1452589105582" calcext:value-type="float">
            <text:p>88.14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4194304 / (32 * (2048 - [.A564]))" office:value-type="float" office:value="88.2045760430686" calcext:value-type="float">
            <text:p>88.2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4194304 / (32 * (2048 - [.A565]))" office:value-type="float" office:value="88.2639730639731" calcext:value-type="float">
            <text:p>88.26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4194304 / (32 * (2048 - [.A566]))" office:value-type="float" office:value="88.3234501347709" calcext:value-type="float">
            <text:p>88.32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4194304 / (32 * (2048 - [.A567]))" office:value-type="float" office:value="88.3830074173972" calcext:value-type="float">
            <text:p>88.38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4194304 / (32 * (2048 - [.A568]))" office:value-type="float" office:value="88.442645074224" calcext:value-type="float">
            <text:p>88.44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4194304 / (32 * (2048 - [.A569]))" office:value-type="float" office:value="88.5023632680621" calcext:value-type="float">
            <text:p>88.50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4194304 / (32 * (2048 - [.A570]))" office:value-type="float" office:value="88.5621621621622" calcext:value-type="float">
            <text:p>88.56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4194304 / (32 * (2048 - [.A571]))" office:value-type="float" office:value="88.6220419202164" calcext:value-type="float">
            <text:p>88.6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4194304 / (32 * (2048 - [.A572]))" office:value-type="float" office:value="88.68200270636" calcext:value-type="float">
            <text:p>88.68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4194304 / (32 * (2048 - [.A573]))" office:value-type="float" office:value="88.7420446851727" calcext:value-type="float">
            <text:p>88.74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4194304 / (32 * (2048 - [.A574]))" office:value-type="float" office:value="88.8021680216802" calcext:value-type="float">
            <text:p>88.8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4194304 / (32 * (2048 - [.A575]))" office:value-type="float" office:value="88.8623728813559" calcext:value-type="float">
            <text:p>88.86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4194304 / (32 * (2048 - [.A576]))" office:value-type="float" office:value="88.9226594301221" calcext:value-type="float">
            <text:p>88.92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4194304 / (32 * (2048 - [.A577]))" office:value-type="float" office:value="88.9830278343517" calcext:value-type="float">
            <text:p>88.98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4194304 / (32 * (2048 - [.A578]))" office:value-type="float" office:value="89.0434782608696" calcext:value-type="float">
            <text:p>89.04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4194304 / (32 * (2048 - [.A579]))" office:value-type="float" office:value="89.1040108769544" calcext:value-type="float">
            <text:p>89.10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4194304 / (32 * (2048 - [.A580]))" office:value-type="float" office:value="89.1646258503401" calcext:value-type="float">
            <text:p>89.16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4194304 / (32 * (2048 - [.A581]))" office:value-type="float" office:value="89.2253233492172" calcext:value-type="float">
            <text:p>89.2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4194304 / (32 * (2048 - [.A582]))" office:value-type="float" office:value="89.2861035422343" calcext:value-type="float">
            <text:p>89.28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4194304 / (32 * (2048 - [.A583]))" office:value-type="float" office:value="89.3469665985004" calcext:value-type="float">
            <text:p>89.34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4194304 / (32 * (2048 - [.A584]))" office:value-type="float" office:value="89.4079126875853" calcext:value-type="float">
            <text:p>89.40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4194304 / (32 * (2048 - [.A585]))" office:value-type="float" office:value="89.4689419795222" calcext:value-type="float">
            <text:p>89.46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4194304 / (32 * (2048 - [.A586]))" office:value-type="float" office:value="89.5300546448087" calcext:value-type="float">
            <text:p>89.53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4194304 / (32 * (2048 - [.A587]))" office:value-type="float" office:value="89.5912508544088" calcext:value-type="float">
            <text:p>89.59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4194304 / (32 * (2048 - [.A588]))" office:value-type="float" office:value="89.6525307797538" calcext:value-type="float">
            <text:p>89.65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4194304 / (32 * (2048 - [.A589]))" office:value-type="float" office:value="89.7138945927447" calcext:value-type="float">
            <text:p>89.7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4194304 / (32 * (2048 - [.A590]))" office:value-type="float" office:value="89.7753424657534" calcext:value-type="float">
            <text:p>89.77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4194304 / (32 * (2048 - [.A591]))" office:value-type="float" office:value="89.8368745716244" calcext:value-type="float">
            <text:p>89.8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4194304 / (32 * (2048 - [.A592]))" office:value-type="float" office:value="89.8984910836763" calcext:value-type="float">
            <text:p>89.89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4194304 / (32 * (2048 - [.A593]))" office:value-type="float" office:value="89.9601921757035" calcext:value-type="float">
            <text:p>89.96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4194304 / (32 * (2048 - [.A594]))" office:value-type="float" office:value="90.021978021978" calcext:value-type="float">
            <text:p>90.02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4194304 / (32 * (2048 - [.A595]))" office:value-type="float" office:value="90.0838487972509" calcext:value-type="float">
            <text:p>90.08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4194304 / (32 * (2048 - [.A596]))" office:value-type="float" office:value="90.1458046767538" calcext:value-type="float">
            <text:p>90.14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4194304 / (32 * (2048 - [.A597]))" office:value-type="float" office:value="90.207845836201" calcext:value-type="float">
            <text:p>90.20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4194304 / (32 * (2048 - [.A598]))" office:value-type="float" office:value="90.2699724517906" calcext:value-type="float">
            <text:p>90.27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4194304 / (32 * (2048 - [.A599]))" office:value-type="float" office:value="90.3321847002067" calcext:value-type="float">
            <text:p>90.33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4194304 / (32 * (2048 - [.A600]))" office:value-type="float" office:value="90.3944827586207" calcext:value-type="float">
            <text:p>90.39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4194304 / (32 * (2048 - [.A601]))" office:value-type="float" office:value="90.4568668046929" calcext:value-type="float">
            <text:p>90.4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4194304 / (32 * (2048 - [.A602]))" office:value-type="float" office:value="90.5193370165746" calcext:value-type="float">
            <text:p>90.51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4194304 / (32 * (2048 - [.A603]))" office:value-type="float" office:value="90.5818935729095" calcext:value-type="float">
            <text:p>90.58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4194304 / (32 * (2048 - [.A604]))" office:value-type="float" office:value="90.6445366528354" calcext:value-type="float">
            <text:p>90.6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4194304 / (32 * (2048 - [.A605]))" office:value-type="float" office:value="90.7072664359862" calcext:value-type="float">
            <text:p>90.70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4194304 / (32 * (2048 - [.A606]))" office:value-type="float" office:value="90.7700831024931" calcext:value-type="float">
            <text:p>90.77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4194304 / (32 * (2048 - [.A607]))" office:value-type="float" office:value="90.8329868329868" calcext:value-type="float">
            <text:p>90.83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4194304 / (32 * (2048 - [.A608]))" office:value-type="float" office:value="90.8959778085992" calcext:value-type="float">
            <text:p>90.89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4194304 / (32 * (2048 - [.A609]))" office:value-type="float" office:value="90.9590562109646" calcext:value-type="float">
            <text:p>90.95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4194304 / (32 * (2048 - [.A610]))" office:value-type="float" office:value="91.0222222222222" calcext:value-type="float">
            <text:p>91.02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4194304 / (32 * (2048 - [.A611]))" office:value-type="float" office:value="91.0854760250174" calcext:value-type="float">
            <text:p>91.08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4194304 / (32 * (2048 - [.A612]))" office:value-type="float" office:value="91.1488178025035" calcext:value-type="float">
            <text:p>91.14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4194304 / (32 * (2048 - [.A613]))" office:value-type="float" office:value="91.2122477383438" calcext:value-type="float">
            <text:p>91.2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4194304 / (32 * (2048 - [.A614]))" office:value-type="float" office:value="91.2757660167131" calcext:value-type="float">
            <text:p>91.27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4194304 / (32 * (2048 - [.A615]))" office:value-type="float" office:value="91.3393728222997" calcext:value-type="float">
            <text:p>91.33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4194304 / (32 * (2048 - [.A616]))" office:value-type="float" office:value="91.4030683403068" calcext:value-type="float">
            <text:p>91.40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4194304 / (32 * (2048 - [.A617]))" office:value-type="float" office:value="91.466852756455" calcext:value-type="float">
            <text:p>91.46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4194304 / (32 * (2048 - [.A618]))" office:value-type="float" office:value="91.5307262569833" calcext:value-type="float">
            <text:p>91.53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4194304 / (32 * (2048 - [.A619]))" office:value-type="float" office:value="91.5946890286513" calcext:value-type="float">
            <text:p>91.59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4194304 / (32 * (2048 - [.A620]))" office:value-type="float" office:value="91.6587412587413" calcext:value-type="float">
            <text:p>91.65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4194304 / (32 * (2048 - [.A621]))" office:value-type="float" office:value="91.7228831350595" calcext:value-type="float">
            <text:p>91.72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4194304 / (32 * (2048 - [.A622]))" office:value-type="float" office:value="91.7871148459384" calcext:value-type="float">
            <text:p>91.78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4194304 / (32 * (2048 - [.A623]))" office:value-type="float" office:value="91.8514365802383" calcext:value-type="float">
            <text:p>91.85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4194304 / (32 * (2048 - [.A624]))" office:value-type="float" office:value="91.9158485273492" calcext:value-type="float">
            <text:p>91.9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4194304 / (32 * (2048 - [.A625]))" office:value-type="float" office:value="91.980350877193" calcext:value-type="float">
            <text:p>91.98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4194304 / (32 * (2048 - [.A626]))" office:value-type="float" office:value="92.0449438202247" calcext:value-type="float">
            <text:p>92.04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4194304 / (32 * (2048 - [.A627]))" office:value-type="float" office:value="92.109627547435" calcext:value-type="float">
            <text:p>92.1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4194304 / (32 * (2048 - [.A628]))" office:value-type="float" office:value="92.1744022503516" calcext:value-type="float">
            <text:p>92.17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4194304 / (32 * (2048 - [.A629]))" office:value-type="float" office:value="92.2392681210415" calcext:value-type="float">
            <text:p>92.23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4194304 / (32 * (2048 - [.A630]))" office:value-type="float" office:value="92.3042253521127" calcext:value-type="float">
            <text:p>92.30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4194304 / (32 * (2048 - [.A631]))" office:value-type="float" office:value="92.369274136716" calcext:value-type="float">
            <text:p>92.36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4194304 / (32 * (2048 - [.A632]))" office:value-type="float" office:value="92.4344146685472" calcext:value-type="float">
            <text:p>92.43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4194304 / (32 * (2048 - [.A633]))" office:value-type="float" office:value="92.499647141849" calcext:value-type="float">
            <text:p>92.5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4194304 / (32 * (2048 - [.A634]))" office:value-type="float" office:value="92.5649717514124" calcext:value-type="float">
            <text:p>92.56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4194304 / (32 * (2048 - [.A635]))" office:value-type="float" office:value="92.6303886925795" calcext:value-type="float">
            <text:p>92.63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4194304 / (32 * (2048 - [.A636]))" office:value-type="float" office:value="92.6958981612447" calcext:value-type="float">
            <text:p>92.69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4194304 / (32 * (2048 - [.A637]))" office:value-type="float" office:value="92.761500353857" calcext:value-type="float">
            <text:p>92.76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4194304 / (32 * (2048 - [.A638]))" office:value-type="float" office:value="92.8271954674221" calcext:value-type="float">
            <text:p>92.82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4194304 / (32 * (2048 - [.A639]))" office:value-type="float" office:value="92.8929836995039" calcext:value-type="float">
            <text:p>92.89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4194304 / (32 * (2048 - [.A640]))" office:value-type="float" office:value="92.958865248227" calcext:value-type="float">
            <text:p>92.9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4194304 / (32 * (2048 - [.A641]))" office:value-type="float" office:value="93.0248403122782" calcext:value-type="float">
            <text:p>93.0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4194304 / (32 * (2048 - [.A642]))" office:value-type="float" office:value="93.0909090909091" calcext:value-type="float">
            <text:p>93.09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4194304 / (32 * (2048 - [.A643]))" office:value-type="float" office:value="93.1570717839375" calcext:value-type="float">
            <text:p>93.15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4194304 / (32 * (2048 - [.A644]))" office:value-type="float" office:value="93.2233285917497" calcext:value-type="float">
            <text:p>93.22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4194304 / (32 * (2048 - [.A645]))" office:value-type="float" office:value="93.2896797153025" calcext:value-type="float">
            <text:p>93.29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4194304 / (32 * (2048 - [.A646]))" office:value-type="float" office:value="93.3561253561254" calcext:value-type="float">
            <text:p>93.35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4194304 / (32 * (2048 - [.A647]))" office:value-type="float" office:value="93.4226657163222" calcext:value-type="float">
            <text:p>93.42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4194304 / (32 * (2048 - [.A648]))" office:value-type="float" office:value="93.4893009985735" calcext:value-type="float">
            <text:p>93.48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4194304 / (32 * (2048 - [.A649]))" office:value-type="float" office:value="93.5560314061385" calcext:value-type="float">
            <text:p>93.55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4194304 / (32 * (2048 - [.A650]))" office:value-type="float" office:value="93.6228571428572" calcext:value-type="float">
            <text:p>93.62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4194304 / (32 * (2048 - [.A651]))" office:value-type="float" office:value="93.6897784131523" calcext:value-type="float">
            <text:p>93.69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4194304 / (32 * (2048 - [.A652]))" office:value-type="float" office:value="93.7567954220315" calcext:value-type="float">
            <text:p>93.75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4194304 / (32 * (2048 - [.A653]))" office:value-type="float" office:value="93.8239083750895" calcext:value-type="float">
            <text:p>93.82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4194304 / (32 * (2048 - [.A654]))" office:value-type="float" office:value="93.89111747851" calcext:value-type="float">
            <text:p>93.89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4194304 / (32 * (2048 - [.A655]))" office:value-type="float" office:value="93.9584229390681" calcext:value-type="float">
            <text:p>93.95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4194304 / (32 * (2048 - [.A656]))" office:value-type="float" office:value="94.025824964132" calcext:value-type="float">
            <text:p>94.0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4194304 / (32 * (2048 - [.A657]))" office:value-type="float" office:value="94.0933237616655" calcext:value-type="float">
            <text:p>94.09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4194304 / (32 * (2048 - [.A658]))" office:value-type="float" office:value="94.1609195402299" calcext:value-type="float">
            <text:p>94.16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4194304 / (32 * (2048 - [.A659]))" office:value-type="float" office:value="94.2286125089863" calcext:value-type="float">
            <text:p>94.22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4194304 / (32 * (2048 - [.A660]))" office:value-type="float" office:value="94.2964028776978" calcext:value-type="float">
            <text:p>94.29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4194304 / (32 * (2048 - [.A661]))" office:value-type="float" office:value="94.3642908567315" calcext:value-type="float">
            <text:p>94.3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4194304 / (32 * (2048 - [.A662]))" office:value-type="float" office:value="94.4322766570605" calcext:value-type="float">
            <text:p>94.43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4194304 / (32 * (2048 - [.A663]))" office:value-type="float" office:value="94.5003604902668" calcext:value-type="float">
            <text:p>94.50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4194304 / (32 * (2048 - [.A664]))" office:value-type="float" office:value="94.5685425685426" calcext:value-type="float">
            <text:p>94.56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4194304 / (32 * (2048 - [.A665]))" office:value-type="float" office:value="94.6368231046931" calcext:value-type="float">
            <text:p>94.63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4194304 / (32 * (2048 - [.A666]))" office:value-type="float" office:value="94.7052023121387" calcext:value-type="float">
            <text:p>94.70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4194304 / (32 * (2048 - [.A667]))" office:value-type="float" office:value="94.7736804049169" calcext:value-type="float">
            <text:p>94.77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4194304 / (32 * (2048 - [.A668]))" office:value-type="float" office:value="94.8422575976845" calcext:value-type="float">
            <text:p>94.84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4194304 / (32 * (2048 - [.A669]))" office:value-type="float" office:value="94.9109341057205" calcext:value-type="float">
            <text:p>94.9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4194304 / (32 * (2048 - [.A670]))" office:value-type="float" office:value="94.9797101449275" calcext:value-type="float">
            <text:p>94.98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4194304 / (32 * (2048 - [.A671]))" office:value-type="float" office:value="95.0485859318347" calcext:value-type="float">
            <text:p>95.04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4194304 / (32 * (2048 - [.A672]))" office:value-type="float" office:value="95.1175616835994" calcext:value-type="float">
            <text:p>95.1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4194304 / (32 * (2048 - [.A673]))" office:value-type="float" office:value="95.1866376180102" calcext:value-type="float">
            <text:p>95.18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4194304 / (32 * (2048 - [.A674]))" office:value-type="float" office:value="95.2558139534884" calcext:value-type="float">
            <text:p>95.25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4194304 / (32 * (2048 - [.A675]))" office:value-type="float" office:value="95.3250909090909" calcext:value-type="float">
            <text:p>95.32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4194304 / (32 * (2048 - [.A676]))" office:value-type="float" office:value="95.3944687045124" calcext:value-type="float">
            <text:p>95.39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4194304 / (32 * (2048 - [.A677]))" office:value-type="float" office:value="95.4639475600874" calcext:value-type="float">
            <text:p>95.46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4194304 / (32 * (2048 - [.A678]))" office:value-type="float" office:value="95.533527696793" calcext:value-type="float">
            <text:p>95.53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4194304 / (32 * (2048 - [.A679]))" office:value-type="float" office:value="95.6032093362509" calcext:value-type="float">
            <text:p>95.60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4194304 / (32 * (2048 - [.A680]))" office:value-type="float" office:value="95.6729927007299" calcext:value-type="float">
            <text:p>95.67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4194304 / (32 * (2048 - [.A681]))" office:value-type="float" office:value="95.7428780131483" calcext:value-type="float">
            <text:p>95.74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4194304 / (32 * (2048 - [.A682]))" office:value-type="float" office:value="95.812865497076" calcext:value-type="float">
            <text:p>95.81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4194304 / (32 * (2048 - [.A683]))" office:value-type="float" office:value="95.8829553767374" calcext:value-type="float">
            <text:p>95.88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4194304 / (32 * (2048 - [.A684]))" office:value-type="float" office:value="95.9531478770132" calcext:value-type="float">
            <text:p>95.95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4194304 / (32 * (2048 - [.A685]))" office:value-type="float" office:value="96.0234432234432" calcext:value-type="float">
            <text:p>96.02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4194304 / (32 * (2048 - [.A686]))" office:value-type="float" office:value="96.0938416422287" calcext:value-type="float">
            <text:p>96.09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4194304 / (32 * (2048 - [.A687]))" office:value-type="float" office:value="96.1643433602348" calcext:value-type="float">
            <text:p>96.16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4194304 / (32 * (2048 - [.A688]))" office:value-type="float" office:value="96.2349486049927" calcext:value-type="float">
            <text:p>96.23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4194304 / (32 * (2048 - [.A689]))" office:value-type="float" office:value="96.3056576047024" calcext:value-type="float">
            <text:p>96.30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4194304 / (32 * (2048 - [.A690]))" office:value-type="float" office:value="96.3764705882353" calcext:value-type="float">
            <text:p>96.37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4194304 / (32 * (2048 - [.A691]))" office:value-type="float" office:value="96.4473877851361" calcext:value-type="float">
            <text:p>96.44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4194304 / (32 * (2048 - [.A692]))" office:value-type="float" office:value="96.5184094256259" calcext:value-type="float">
            <text:p>96.5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4194304 / (32 * (2048 - [.A693]))" office:value-type="float" office:value="96.5895357406043" calcext:value-type="float">
            <text:p>96.59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4194304 / (32 * (2048 - [.A694]))" office:value-type="float" office:value="96.6607669616519" calcext:value-type="float">
            <text:p>96.66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4194304 / (32 * (2048 - [.A695]))" office:value-type="float" office:value="96.7321033210332" calcext:value-type="float">
            <text:p>96.73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4194304 / (32 * (2048 - [.A696]))" office:value-type="float" office:value="96.8035450516987" calcext:value-type="float">
            <text:p>96.80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4194304 / (32 * (2048 - [.A697]))" office:value-type="float" office:value="96.8750923872875" calcext:value-type="float">
            <text:p>96.87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4194304 / (32 * (2048 - [.A698]))" office:value-type="float" office:value="96.9467455621302" calcext:value-type="float">
            <text:p>96.94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4194304 / (32 * (2048 - [.A699]))" office:value-type="float" office:value="97.0185048112509" calcext:value-type="float">
            <text:p>97.01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4194304 / (32 * (2048 - [.A700]))" office:value-type="float" office:value="97.0903703703704" calcext:value-type="float">
            <text:p>97.09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4194304 / (32 * (2048 - [.A701]))" office:value-type="float" office:value="97.1623424759081" calcext:value-type="float">
            <text:p>97.1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4194304 / (32 * (2048 - [.A702]))" office:value-type="float" office:value="97.2344213649852" calcext:value-type="float">
            <text:p>97.23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4194304 / (32 * (2048 - [.A703]))" office:value-type="float" office:value="97.3066072754269" calcext:value-type="float">
            <text:p>97.30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4194304 / (32 * (2048 - [.A704]))" office:value-type="float" office:value="97.3789004457652" calcext:value-type="float">
            <text:p>97.37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4194304 / (32 * (2048 - [.A705]))" office:value-type="float" office:value="97.4513011152416" calcext:value-type="float">
            <text:p>97.45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4194304 / (32 * (2048 - [.A706]))" office:value-type="float" office:value="97.5238095238095" calcext:value-type="float">
            <text:p>97.52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4194304 / (32 * (2048 - [.A707]))" office:value-type="float" office:value="97.596425912137" calcext:value-type="float">
            <text:p>97.59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4194304 / (32 * (2048 - [.A708]))" office:value-type="float" office:value="97.6691505216095" calcext:value-type="float">
            <text:p>97.66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4194304 / (32 * (2048 - [.A709]))" office:value-type="float" office:value="97.7419835943326" calcext:value-type="float">
            <text:p>97.74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4194304 / (32 * (2048 - [.A710]))" office:value-type="float" office:value="97.8149253731343" calcext:value-type="float">
            <text:p>97.81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4194304 / (32 * (2048 - [.A711]))" office:value-type="float" office:value="97.8879761015683" calcext:value-type="float">
            <text:p>97.88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4194304 / (32 * (2048 - [.A712]))" office:value-type="float" office:value="97.9611360239163" calcext:value-type="float">
            <text:p>97.96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4194304 / (32 * (2048 - [.A713]))" office:value-type="float" office:value="98.0344053851907" calcext:value-type="float">
            <text:p>98.03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4194304 / (32 * (2048 - [.A714]))" office:value-type="float" office:value="98.1077844311377" calcext:value-type="float">
            <text:p>98.10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4194304 / (32 * (2048 - [.A715]))" office:value-type="float" office:value="98.1812734082397" calcext:value-type="float">
            <text:p>98.18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4194304 / (32 * (2048 - [.A716]))" office:value-type="float" office:value="98.2548725637181" calcext:value-type="float">
            <text:p>98.25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4194304 / (32 * (2048 - [.A717]))" office:value-type="float" office:value="98.3285821455364" calcext:value-type="float">
            <text:p>98.32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4194304 / (32 * (2048 - [.A718]))" office:value-type="float" office:value="98.4024024024024" calcext:value-type="float">
            <text:p>98.40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4194304 / (32 * (2048 - [.A719]))" office:value-type="float" office:value="98.4763335837716" calcext:value-type="float">
            <text:p>98.47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4194304 / (32 * (2048 - [.A720]))" office:value-type="float" office:value="98.5503759398496" calcext:value-type="float">
            <text:p>98.55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4194304 / (32 * (2048 - [.A721]))" office:value-type="float" office:value="98.6245297215952" calcext:value-type="float">
            <text:p>98.62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4194304 / (32 * (2048 - [.A722]))" office:value-type="float" office:value="98.6987951807229" calcext:value-type="float">
            <text:p>98.69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4194304 / (32 * (2048 - [.A723]))" office:value-type="float" office:value="98.7731725697061" calcext:value-type="float">
            <text:p>98.77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4194304 / (32 * (2048 - [.A724]))" office:value-type="float" office:value="98.8476621417798" calcext:value-type="float">
            <text:p>98.84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4194304 / (32 * (2048 - [.A725]))" office:value-type="float" office:value="98.9222641509434" calcext:value-type="float">
            <text:p>98.92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4194304 / (32 * (2048 - [.A726]))" office:value-type="float" office:value="98.9969788519637" calcext:value-type="float">
            <text:p>98.99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4194304 / (32 * (2048 - [.A727]))" office:value-type="float" office:value="99.0718065003779" calcext:value-type="float">
            <text:p>99.07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4194304 / (32 * (2048 - [.A728]))" office:value-type="float" office:value="99.1467473524962" calcext:value-type="float">
            <text:p>99.14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4194304 / (32 * (2048 - [.A729]))" office:value-type="float" office:value="99.221801665405" calcext:value-type="float">
            <text:p>99.22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4194304 / (32 * (2048 - [.A730]))" office:value-type="float" office:value="99.2969696969697" calcext:value-type="float">
            <text:p>99.29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4194304 / (32 * (2048 - [.A731]))" office:value-type="float" office:value="99.3722517058378" calcext:value-type="float">
            <text:p>99.37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4194304 / (32 * (2048 - [.A732]))" office:value-type="float" office:value="99.4476479514416" calcext:value-type="float">
            <text:p>99.44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4194304 / (32 * (2048 - [.A733]))" office:value-type="float" office:value="99.5231586940015" calcext:value-type="float">
            <text:p>99.52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4194304 / (32 * (2048 - [.A734]))" office:value-type="float" office:value="99.5987841945289" calcext:value-type="float">
            <text:p>99.59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4194304 / (32 * (2048 - [.A735]))" office:value-type="float" office:value="99.6745247148289" calcext:value-type="float">
            <text:p>99.67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4194304 / (32 * (2048 - [.A736]))" office:value-type="float" office:value="99.7503805175038" calcext:value-type="float">
            <text:p>99.75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4194304 / (32 * (2048 - [.A737]))" office:value-type="float" office:value="99.8263518659558" calcext:value-type="float">
            <text:p>99.82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4194304 / (32 * (2048 - [.A738]))" office:value-type="float" office:value="99.9024390243902" calcext:value-type="float">
            <text:p>99.90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4194304 / (32 * (2048 - [.A739]))" office:value-type="float" office:value="99.9786422578185" calcext:value-type="float">
            <text:p>99.97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4194304 / (32 * (2048 - [.A740]))" office:value-type="float" office:value="100.054961832061" calcext:value-type="float">
            <text:p>100.05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4194304 / (32 * (2048 - [.A741]))" office:value-type="float" office:value="100.131398013751" calcext:value-type="float">
            <text:p>100.13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4194304 / (32 * (2048 - [.A742]))" office:value-type="float" office:value="100.207951070336" calcext:value-type="float">
            <text:p>100.20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4194304 / (32 * (2048 - [.A743]))" office:value-type="float" office:value="100.284621270084" calcext:value-type="float">
            <text:p>100.28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4194304 / (32 * (2048 - [.A744]))" office:value-type="float" office:value="100.361408882083" calcext:value-type="float">
            <text:p>100.36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4194304 / (32 * (2048 - [.A745]))" office:value-type="float" office:value="100.438314176245" calcext:value-type="float">
            <text:p>100.43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4194304 / (32 * (2048 - [.A746]))" office:value-type="float" office:value="100.515337423313" calcext:value-type="float">
            <text:p>100.5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4194304 / (32 * (2048 - [.A747]))" office:value-type="float" office:value="100.592478894858" calcext:value-type="float">
            <text:p>100.59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4194304 / (32 * (2048 - [.A748]))" office:value-type="float" office:value="100.669738863287" calcext:value-type="float">
            <text:p>100.67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4194304 / (32 * (2048 - [.A749]))" office:value-type="float" office:value="100.747117601845" calcext:value-type="float">
            <text:p>100.7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4194304 / (32 * (2048 - [.A750]))" office:value-type="float" office:value="100.824615384615" calcext:value-type="float">
            <text:p>100.82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4194304 / (32 * (2048 - [.A751]))" office:value-type="float" office:value="100.902232486528" calcext:value-type="float">
            <text:p>100.9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4194304 / (32 * (2048 - [.A752]))" office:value-type="float" office:value="100.979969183359" calcext:value-type="float">
            <text:p>100.98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4194304 / (32 * (2048 - [.A753]))" office:value-type="float" office:value="101.057825751735" calcext:value-type="float">
            <text:p>101.05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4194304 / (32 * (2048 - [.A754]))" office:value-type="float" office:value="101.135802469136" calcext:value-type="float">
            <text:p>101.13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4194304 / (32 * (2048 - [.A755]))" office:value-type="float" office:value="101.2138996139" calcext:value-type="float">
            <text:p>101.2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4194304 / (32 * (2048 - [.A756]))" office:value-type="float" office:value="101.292117465224" calcext:value-type="float">
            <text:p>101.29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4194304 / (32 * (2048 - [.A757]))" office:value-type="float" office:value="101.370456303171" calcext:value-type="float">
            <text:p>101.37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4194304 / (32 * (2048 - [.A758]))" office:value-type="float" office:value="101.448916408669" calcext:value-type="float">
            <text:p>101.44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4194304 / (32 * (2048 - [.A759]))" office:value-type="float" office:value="101.527498063517" calcext:value-type="float">
            <text:p>101.52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4194304 / (32 * (2048 - [.A760]))" office:value-type="float" office:value="101.606201550388" calcext:value-type="float">
            <text:p>101.60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4194304 / (32 * (2048 - [.A761]))" office:value-type="float" office:value="101.685027152832" calcext:value-type="float">
            <text:p>101.68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4194304 / (32 * (2048 - [.A762]))" office:value-type="float" office:value="101.76397515528" calcext:value-type="float">
            <text:p>101.76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4194304 / (32 * (2048 - [.A763]))" office:value-type="float" office:value="101.843045843046" calcext:value-type="float">
            <text:p>101.84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4194304 / (32 * (2048 - [.A764]))" office:value-type="float" office:value="101.922239502333" calcext:value-type="float">
            <text:p>101.92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4194304 / (32 * (2048 - [.A765]))" office:value-type="float" office:value="102.001556420233" calcext:value-type="float">
            <text:p>102.00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4194304 / (32 * (2048 - [.A766]))" office:value-type="float" office:value="102.080996884735" calcext:value-type="float">
            <text:p>102.08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4194304 / (32 * (2048 - [.A767]))" office:value-type="float" office:value="102.160561184723" calcext:value-type="float">
            <text:p>102.16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4194304 / (32 * (2048 - [.A768]))" office:value-type="float" office:value="102.240249609984" calcext:value-type="float">
            <text:p>102.24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4194304 / (32 * (2048 - [.A769]))" office:value-type="float" office:value="102.32006245121" calcext:value-type="float">
            <text:p>102.32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4194304 / (32 * (2048 - [.A770]))" office:value-type="float" office:value="102.4" calcext:value-type="float">
            <text:p>102.4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4194304 / (32 * (2048 - [.A771]))" office:value-type="float" office:value="102.480062548866" calcext:value-type="float">
            <text:p>102.48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4194304 / (32 * (2048 - [.A772]))" office:value-type="float" office:value="102.560250391236" calcext:value-type="float">
            <text:p>102.56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4194304 / (32 * (2048 - [.A773]))" office:value-type="float" office:value="102.640563821457" calcext:value-type="float">
            <text:p>102.64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4194304 / (32 * (2048 - [.A774]))" office:value-type="float" office:value="102.721003134796" calcext:value-type="float">
            <text:p>102.7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4194304 / (32 * (2048 - [.A775]))" office:value-type="float" office:value="102.801568627451" calcext:value-type="float">
            <text:p>102.80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4194304 / (32 * (2048 - [.A776]))" office:value-type="float" office:value="102.882260596546" calcext:value-type="float">
            <text:p>102.8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4194304 / (32 * (2048 - [.A777]))" office:value-type="float" office:value="102.963079340141" calcext:value-type="float">
            <text:p>102.96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4194304 / (32 * (2048 - [.A778]))" office:value-type="float" office:value="103.044025157233" calcext:value-type="float">
            <text:p>103.04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4194304 / (32 * (2048 - [.A779]))" office:value-type="float" office:value="103.125098347758" calcext:value-type="float">
            <text:p>103.12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4194304 / (32 * (2048 - [.A780]))" office:value-type="float" office:value="103.206299212598" calcext:value-type="float">
            <text:p>103.20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4194304 / (32 * (2048 - [.A781]))" office:value-type="float" office:value="103.287628053586" calcext:value-type="float">
            <text:p>103.28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4194304 / (32 * (2048 - [.A782]))" office:value-type="float" office:value="103.369085173502" calcext:value-type="float">
            <text:p>103.36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4194304 / (32 * (2048 - [.A783]))" office:value-type="float" office:value="103.450670876085" calcext:value-type="float">
            <text:p>103.45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4194304 / (32 * (2048 - [.A784]))" office:value-type="float" office:value="103.532385466035" calcext:value-type="float">
            <text:p>103.53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4194304 / (32 * (2048 - [.A785]))" office:value-type="float" office:value="103.614229249012" calcext:value-type="float">
            <text:p>103.6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4194304 / (32 * (2048 - [.A786]))" office:value-type="float" office:value="103.696202531646" calcext:value-type="float">
            <text:p>103.69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4194304 / (32 * (2048 - [.A787]))" office:value-type="float" office:value="103.778305621536" calcext:value-type="float">
            <text:p>103.77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4194304 / (32 * (2048 - [.A788]))" office:value-type="float" office:value="103.860538827258" calcext:value-type="float">
            <text:p>103.86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4194304 / (32 * (2048 - [.A789]))" office:value-type="float" office:value="103.942902458366" calcext:value-type="float">
            <text:p>103.94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4194304 / (32 * (2048 - [.A790]))" office:value-type="float" office:value="104.025396825397" calcext:value-type="float">
            <text:p>104.02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4194304 / (32 * (2048 - [.A791]))" office:value-type="float" office:value="104.108022239873" calcext:value-type="float">
            <text:p>104.10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4194304 / (32 * (2048 - [.A792]))" office:value-type="float" office:value="104.190779014308" calcext:value-type="float">
            <text:p>104.19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4194304 / (32 * (2048 - [.A793]))" office:value-type="float" office:value="104.273667462212" calcext:value-type="float">
            <text:p>104.27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4194304 / (32 * (2048 - [.A794]))" office:value-type="float" office:value="104.356687898089" calcext:value-type="float">
            <text:p>104.35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4194304 / (32 * (2048 - [.A795]))" office:value-type="float" office:value="104.43984063745" calcext:value-type="float">
            <text:p>104.44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4194304 / (32 * (2048 - [.A796]))" office:value-type="float" office:value="104.52312599681" calcext:value-type="float">
            <text:p>104.52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4194304 / (32 * (2048 - [.A797]))" office:value-type="float" office:value="104.606544293695" calcext:value-type="float">
            <text:p>104.60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4194304 / (32 * (2048 - [.A798]))" office:value-type="float" office:value="104.690095846645" calcext:value-type="float">
            <text:p>104.69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4194304 / (32 * (2048 - [.A799]))" office:value-type="float" office:value="104.77378097522" calcext:value-type="float">
            <text:p>104.77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4194304 / (32 * (2048 - [.A800]))" office:value-type="float" office:value="104.8576" calcext:value-type="float">
            <text:p>104.85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4194304 / (32 * (2048 - [.A801]))" office:value-type="float" office:value="104.941553242594" calcext:value-type="float">
            <text:p>104.9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4194304 / (32 * (2048 - [.A802]))" office:value-type="float" office:value="105.025641025641" calcext:value-type="float">
            <text:p>105.02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4194304 / (32 * (2048 - [.A803]))" office:value-type="float" office:value="105.109863672815" calcext:value-type="float">
            <text:p>105.1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4194304 / (32 * (2048 - [.A804]))" office:value-type="float" office:value="105.194221508828" calcext:value-type="float">
            <text:p>105.19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4194304 / (32 * (2048 - [.A805]))" office:value-type="float" office:value="105.278714859438" calcext:value-type="float">
            <text:p>105.27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4194304 / (32 * (2048 - [.A806]))" office:value-type="float" office:value="105.363344051447" calcext:value-type="float">
            <text:p>105.36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4194304 / (32 * (2048 - [.A807]))" office:value-type="float" office:value="105.448109412711" calcext:value-type="float">
            <text:p>105.44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4194304 / (32 * (2048 - [.A808]))" office:value-type="float" office:value="105.533011272142" calcext:value-type="float">
            <text:p>105.53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4194304 / (32 * (2048 - [.A809]))" office:value-type="float" office:value="105.61804995971" calcext:value-type="float">
            <text:p>105.6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4194304 / (32 * (2048 - [.A810]))" office:value-type="float" office:value="105.703225806452" calcext:value-type="float">
            <text:p>105.70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4194304 / (32 * (2048 - [.A811]))" office:value-type="float" office:value="105.788539144471" calcext:value-type="float">
            <text:p>105.78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4194304 / (32 * (2048 - [.A812]))" office:value-type="float" office:value="105.873990306947" calcext:value-type="float">
            <text:p>105.87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4194304 / (32 * (2048 - [.A813]))" office:value-type="float" office:value="105.959579628133" calcext:value-type="float">
            <text:p>105.96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4194304 / (32 * (2048 - [.A814]))" office:value-type="float" office:value="106.045307443366" calcext:value-type="float">
            <text:p>106.04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4194304 / (32 * (2048 - [.A815]))" office:value-type="float" office:value="106.131174089069" calcext:value-type="float">
            <text:p>106.13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4194304 / (32 * (2048 - [.A816]))" office:value-type="float" office:value="106.217179902755" calcext:value-type="float">
            <text:p>106.21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4194304 / (32 * (2048 - [.A817]))" office:value-type="float" office:value="106.303325223033" calcext:value-type="float">
            <text:p>106.30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4194304 / (32 * (2048 - [.A818]))" office:value-type="float" office:value="106.38961038961" calcext:value-type="float">
            <text:p>106.39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4194304 / (32 * (2048 - [.A819]))" office:value-type="float" office:value="106.476035743298" calcext:value-type="float">
            <text:p>106.47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4194304 / (32 * (2048 - [.A820]))" office:value-type="float" office:value="106.562601626016" calcext:value-type="float">
            <text:p>106.56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4194304 / (32 * (2048 - [.A821]))" office:value-type="float" office:value="106.649308380797" calcext:value-type="float">
            <text:p>106.64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4194304 / (32 * (2048 - [.A822]))" office:value-type="float" office:value="106.736156351792" calcext:value-type="float">
            <text:p>106.73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4194304 / (32 * (2048 - [.A823]))" office:value-type="float" office:value="106.823145884271" calcext:value-type="float">
            <text:p>106.82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4194304 / (32 * (2048 - [.A824]))" office:value-type="float" office:value="106.910277324633" calcext:value-type="float">
            <text:p>106.9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4194304 / (32 * (2048 - [.A825]))" office:value-type="float" office:value="106.997551020408" calcext:value-type="float">
            <text:p>106.99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4194304 / (32 * (2048 - [.A826]))" office:value-type="float" office:value="107.084967320261" calcext:value-type="float">
            <text:p>107.08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4194304 / (32 * (2048 - [.A827]))" office:value-type="float" office:value="107.172526573998" calcext:value-type="float">
            <text:p>107.17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4194304 / (32 * (2048 - [.A828]))" office:value-type="float" office:value="107.26022913257" calcext:value-type="float">
            <text:p>107.26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4194304 / (32 * (2048 - [.A829]))" office:value-type="float" office:value="107.348075348075" calcext:value-type="float">
            <text:p>107.34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4194304 / (32 * (2048 - [.A830]))" office:value-type="float" office:value="107.436065573771" calcext:value-type="float">
            <text:p>107.43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4194304 / (32 * (2048 - [.A831]))" office:value-type="float" office:value="107.524200164069" calcext:value-type="float">
            <text:p>107.52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4194304 / (32 * (2048 - [.A832]))" office:value-type="float" office:value="107.612479474548" calcext:value-type="float">
            <text:p>107.61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4194304 / (32 * (2048 - [.A833]))" office:value-type="float" office:value="107.700903861956" calcext:value-type="float">
            <text:p>107.70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4194304 / (32 * (2048 - [.A834]))" office:value-type="float" office:value="107.789473684211" calcext:value-type="float">
            <text:p>107.78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4194304 / (32 * (2048 - [.A835]))" office:value-type="float" office:value="107.878189300412" calcext:value-type="float">
            <text:p>107.87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4194304 / (32 * (2048 - [.A836]))" office:value-type="float" office:value="107.96705107084" calcext:value-type="float">
            <text:p>107.96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4194304 / (32 * (2048 - [.A837]))" office:value-type="float" office:value="108.056059356966" calcext:value-type="float">
            <text:p>108.05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4194304 / (32 * (2048 - [.A838]))" office:value-type="float" office:value="108.145214521452" calcext:value-type="float">
            <text:p>108.14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4194304 / (32 * (2048 - [.A839]))" office:value-type="float" office:value="108.234516928159" calcext:value-type="float">
            <text:p>108.23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4194304 / (32 * (2048 - [.A840]))" office:value-type="float" office:value="108.323966942149" calcext:value-type="float">
            <text:p>108.32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4194304 / (32 * (2048 - [.A841]))" office:value-type="float" office:value="108.413564929694" calcext:value-type="float">
            <text:p>108.4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4194304 / (32 * (2048 - [.A842]))" office:value-type="float" office:value="108.503311258278" calcext:value-type="float">
            <text:p>108.50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4194304 / (32 * (2048 - [.A843]))" office:value-type="float" office:value="108.593206296603" calcext:value-type="float">
            <text:p>108.59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4194304 / (32 * (2048 - [.A844]))" office:value-type="float" office:value="108.683250414594" calcext:value-type="float">
            <text:p>108.68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4194304 / (32 * (2048 - [.A845]))" office:value-type="float" office:value="108.773443983403" calcext:value-type="float">
            <text:p>108.77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4194304 / (32 * (2048 - [.A846]))" office:value-type="float" office:value="108.863787375415" calcext:value-type="float">
            <text:p>108.86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4194304 / (32 * (2048 - [.A847]))" office:value-type="float" office:value="108.954280964256" calcext:value-type="float">
            <text:p>108.95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4194304 / (32 * (2048 - [.A848]))" office:value-type="float" office:value="109.044925124792" calcext:value-type="float">
            <text:p>109.04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4194304 / (32 * (2048 - [.A849]))" office:value-type="float" office:value="109.135720233139" calcext:value-type="float">
            <text:p>109.13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4194304 / (32 * (2048 - [.A850]))" office:value-type="float" office:value="109.226666666667" calcext:value-type="float">
            <text:p>109.22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4194304 / (32 * (2048 - [.A851]))" office:value-type="float" office:value="109.317764804003" calcext:value-type="float">
            <text:p>109.3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4194304 / (32 * (2048 - [.A852]))" office:value-type="float" office:value="109.409015025042" calcext:value-type="float">
            <text:p>109.40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4194304 / (32 * (2048 - [.A853]))" office:value-type="float" office:value="109.500417710944" calcext:value-type="float">
            <text:p>109.5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4194304 / (32 * (2048 - [.A854]))" office:value-type="float" office:value="109.591973244147" calcext:value-type="float">
            <text:p>109.59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4194304 / (32 * (2048 - [.A855]))" office:value-type="float" office:value="109.683682008368" calcext:value-type="float">
            <text:p>109.68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4194304 / (32 * (2048 - [.A856]))" office:value-type="float" office:value="109.77554438861" calcext:value-type="float">
            <text:p>109.77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4194304 / (32 * (2048 - [.A857]))" office:value-type="float" office:value="109.867560771165" calcext:value-type="float">
            <text:p>109.86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4194304 / (32 * (2048 - [.A858]))" office:value-type="float" office:value="109.959731543624" calcext:value-type="float">
            <text:p>109.96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4194304 / (32 * (2048 - [.A859]))" office:value-type="float" office:value="110.052057094878" calcext:value-type="float">
            <text:p>110.05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4194304 / (32 * (2048 - [.A860]))" office:value-type="float" office:value="110.144537815126" calcext:value-type="float">
            <text:p>110.14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4194304 / (32 * (2048 - [.A861]))" office:value-type="float" office:value="110.237174095879" calcext:value-type="float">
            <text:p>110.2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4194304 / (32 * (2048 - [.A862]))" office:value-type="float" office:value="110.329966329966" calcext:value-type="float">
            <text:p>110.3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4194304 / (32 * (2048 - [.A863]))" office:value-type="float" office:value="110.422914911542" calcext:value-type="float">
            <text:p>110.42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4194304 / (32 * (2048 - [.A864]))" office:value-type="float" office:value="110.516020236088" calcext:value-type="float">
            <text:p>110.5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4194304 / (32 * (2048 - [.A865]))" office:value-type="float" office:value="110.609282700422" calcext:value-type="float">
            <text:p>110.60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4194304 / (32 * (2048 - [.A866]))" office:value-type="float" office:value="110.702702702703" calcext:value-type="float">
            <text:p>110.70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4194304 / (32 * (2048 - [.A867]))" office:value-type="float" office:value="110.796280642434" calcext:value-type="float">
            <text:p>110.79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4194304 / (32 * (2048 - [.A868]))" office:value-type="float" office:value="110.890016920474" calcext:value-type="float">
            <text:p>110.89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4194304 / (32 * (2048 - [.A869]))" office:value-type="float" office:value="110.983911939035" calcext:value-type="float">
            <text:p>110.98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4194304 / (32 * (2048 - [.A870]))" office:value-type="float" office:value="111.077966101695" calcext:value-type="float">
            <text:p>111.07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4194304 / (32 * (2048 - [.A871]))" office:value-type="float" office:value="111.172179813401" calcext:value-type="float">
            <text:p>111.17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4194304 / (32 * (2048 - [.A872]))" office:value-type="float" office:value="111.266553480475" calcext:value-type="float">
            <text:p>111.26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4194304 / (32 * (2048 - [.A873]))" office:value-type="float" office:value="111.36108751062" calcext:value-type="float">
            <text:p>111.36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4194304 / (32 * (2048 - [.A874]))" office:value-type="float" office:value="111.455782312925" calcext:value-type="float">
            <text:p>111.45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4194304 / (32 * (2048 - [.A875]))" office:value-type="float" office:value="111.550638297872" calcext:value-type="float">
            <text:p>111.55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4194304 / (32 * (2048 - [.A876]))" office:value-type="float" office:value="111.645655877342" calcext:value-type="float">
            <text:p>111.64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4194304 / (32 * (2048 - [.A877]))" office:value-type="float" office:value="111.740835464621" calcext:value-type="float">
            <text:p>111.74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4194304 / (32 * (2048 - [.A878]))" office:value-type="float" office:value="111.836177474403" calcext:value-type="float">
            <text:p>111.83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4194304 / (32 * (2048 - [.A879]))" office:value-type="float" office:value="111.931682322801" calcext:value-type="float">
            <text:p>111.93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4194304 / (32 * (2048 - [.A880]))" office:value-type="float" office:value="112.02735042735" calcext:value-type="float">
            <text:p>112.02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4194304 / (32 * (2048 - [.A881]))" office:value-type="float" office:value="112.123182207015" calcext:value-type="float">
            <text:p>112.1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4194304 / (32 * (2048 - [.A882]))" office:value-type="float" office:value="112.219178082192" calcext:value-type="float">
            <text:p>112.21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4194304 / (32 * (2048 - [.A883]))" office:value-type="float" office:value="112.315338474722" calcext:value-type="float">
            <text:p>112.3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4194304 / (32 * (2048 - [.A884]))" office:value-type="float" office:value="112.41166380789" calcext:value-type="float">
            <text:p>112.41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4194304 / (32 * (2048 - [.A885]))" office:value-type="float" office:value="112.508154506438" calcext:value-type="float">
            <text:p>112.50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4194304 / (32 * (2048 - [.A886]))" office:value-type="float" office:value="112.604810996564" calcext:value-type="float">
            <text:p>112.60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4194304 / (32 * (2048 - [.A887]))" office:value-type="float" office:value="112.701633705933" calcext:value-type="float">
            <text:p>112.70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4194304 / (32 * (2048 - [.A888]))" office:value-type="float" office:value="112.798623063683" calcext:value-type="float">
            <text:p>112.79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4194304 / (32 * (2048 - [.A889]))" office:value-type="float" office:value="112.895779500431" calcext:value-type="float">
            <text:p>112.89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4194304 / (32 * (2048 - [.A890]))" office:value-type="float" office:value="112.993103448276" calcext:value-type="float">
            <text:p>112.99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4194304 / (32 * (2048 - [.A891]))" office:value-type="float" office:value="113.090595340811" calcext:value-type="float">
            <text:p>113.09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4194304 / (32 * (2048 - [.A892]))" office:value-type="float" office:value="113.188255613126" calcext:value-type="float">
            <text:p>113.18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4194304 / (32 * (2048 - [.A893]))" office:value-type="float" office:value="113.286084701815" calcext:value-type="float">
            <text:p>113.28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4194304 / (32 * (2048 - [.A894]))" office:value-type="float" office:value="113.384083044983" calcext:value-type="float">
            <text:p>113.38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4194304 / (32 * (2048 - [.A895]))" office:value-type="float" office:value="113.482251082251" calcext:value-type="float">
            <text:p>113.48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4194304 / (32 * (2048 - [.A896]))" office:value-type="float" office:value="113.580589254766" calcext:value-type="float">
            <text:p>113.58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4194304 / (32 * (2048 - [.A897]))" office:value-type="float" office:value="113.679098005204" calcext:value-type="float">
            <text:p>113.67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4194304 / (32 * (2048 - [.A898]))" office:value-type="float" office:value="113.777777777778" calcext:value-type="float">
            <text:p>113.77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4194304 / (32 * (2048 - [.A899]))" office:value-type="float" office:value="113.876629018245" calcext:value-type="float">
            <text:p>113.87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4194304 / (32 * (2048 - [.A900]))" office:value-type="float" office:value="113.975652173913" calcext:value-type="float">
            <text:p>113.97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4194304 / (32 * (2048 - [.A901]))" office:value-type="float" office:value="114.074847693647" calcext:value-type="float">
            <text:p>114.0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4194304 / (32 * (2048 - [.A902]))" office:value-type="float" office:value="114.174216027875" calcext:value-type="float">
            <text:p>114.17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4194304 / (32 * (2048 - [.A903]))" office:value-type="float" office:value="114.273757628596" calcext:value-type="float">
            <text:p>114.27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4194304 / (32 * (2048 - [.A904]))" office:value-type="float" office:value="114.373472949389" calcext:value-type="float">
            <text:p>114.37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4194304 / (32 * (2048 - [.A905]))" office:value-type="float" office:value="114.473362445415" calcext:value-type="float">
            <text:p>114.47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4194304 / (32 * (2048 - [.A906]))" office:value-type="float" office:value="114.573426573427" calcext:value-type="float">
            <text:p>114.57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4194304 / (32 * (2048 - [.A907]))" office:value-type="float" office:value="114.673665791776" calcext:value-type="float">
            <text:p>114.67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4194304 / (32 * (2048 - [.A908]))" office:value-type="float" office:value="114.77408056042" calcext:value-type="float">
            <text:p>114.77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4194304 / (32 * (2048 - [.A909]))" office:value-type="float" office:value="114.874671340929" calcext:value-type="float">
            <text:p>114.87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4194304 / (32 * (2048 - [.A910]))" office:value-type="float" office:value="114.975438596491" calcext:value-type="float">
            <text:p>114.97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4194304 / (32 * (2048 - [.A911]))" office:value-type="float" office:value="115.076382791923" calcext:value-type="float">
            <text:p>115.07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4194304 / (32 * (2048 - [.A912]))" office:value-type="float" office:value="115.177504393673" calcext:value-type="float">
            <text:p>115.17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4194304 / (32 * (2048 - [.A913]))" office:value-type="float" office:value="115.278803869833" calcext:value-type="float">
            <text:p>115.27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4194304 / (32 * (2048 - [.A914]))" office:value-type="float" office:value="115.380281690141" calcext:value-type="float">
            <text:p>115.38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4194304 / (32 * (2048 - [.A915]))" office:value-type="float" office:value="115.481938325991" calcext:value-type="float">
            <text:p>115.48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4194304 / (32 * (2048 - [.A916]))" office:value-type="float" office:value="115.583774250441" calcext:value-type="float">
            <text:p>115.58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4194304 / (32 * (2048 - [.A917]))" office:value-type="float" office:value="115.685789938217" calcext:value-type="float">
            <text:p>115.68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4194304 / (32 * (2048 - [.A918]))" office:value-type="float" office:value="115.787985865724" calcext:value-type="float">
            <text:p>115.78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4194304 / (32 * (2048 - [.A919]))" office:value-type="float" office:value="115.890362511052" calcext:value-type="float">
            <text:p>115.89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4194304 / (32 * (2048 - [.A920]))" office:value-type="float" office:value="115.992920353982" calcext:value-type="float">
            <text:p>115.99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4194304 / (32 * (2048 - [.A921]))" office:value-type="float" office:value="116.095659875996" calcext:value-type="float">
            <text:p>116.09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4194304 / (32 * (2048 - [.A922]))" office:value-type="float" office:value="116.198581560284" calcext:value-type="float">
            <text:p>116.19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4194304 / (32 * (2048 - [.A923]))" office:value-type="float" office:value="116.301685891748" calcext:value-type="float">
            <text:p>116.30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4194304 / (32 * (2048 - [.A924]))" office:value-type="float" office:value="116.404973357016" calcext:value-type="float">
            <text:p>116.40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4194304 / (32 * (2048 - [.A925]))" office:value-type="float" office:value="116.508444444444" calcext:value-type="float">
            <text:p>116.50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4194304 / (32 * (2048 - [.A926]))" office:value-type="float" office:value="116.612099644128" calcext:value-type="float">
            <text:p>116.61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4194304 / (32 * (2048 - [.A927]))" office:value-type="float" office:value="116.715939447907" calcext:value-type="float">
            <text:p>116.7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4194304 / (32 * (2048 - [.A928]))" office:value-type="float" office:value="116.819964349376" calcext:value-type="float">
            <text:p>116.82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4194304 / (32 * (2048 - [.A929]))" office:value-type="float" office:value="116.924174843889" calcext:value-type="float">
            <text:p>116.92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4194304 / (32 * (2048 - [.A930]))" office:value-type="float" office:value="117.028571428571" calcext:value-type="float">
            <text:p>117.02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4194304 / (32 * (2048 - [.A931]))" office:value-type="float" office:value="117.133154602324" calcext:value-type="float">
            <text:p>117.13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4194304 / (32 * (2048 - [.A932]))" office:value-type="float" office:value="117.237924865832" calcext:value-type="float">
            <text:p>117.23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4194304 / (32 * (2048 - [.A933]))" office:value-type="float" office:value="117.342882721576" calcext:value-type="float">
            <text:p>117.34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4194304 / (32 * (2048 - [.A934]))" office:value-type="float" office:value="117.448028673835" calcext:value-type="float">
            <text:p>117.44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4194304 / (32 * (2048 - [.A935]))" office:value-type="float" office:value="117.5533632287" calcext:value-type="float">
            <text:p>117.55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4194304 / (32 * (2048 - [.A936]))" office:value-type="float" office:value="117.658886894075" calcext:value-type="float">
            <text:p>117.65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4194304 / (32 * (2048 - [.A937]))" office:value-type="float" office:value="117.764600179695" calcext:value-type="float">
            <text:p>117.76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4194304 / (32 * (2048 - [.A938]))" office:value-type="float" office:value="117.870503597122" calcext:value-type="float">
            <text:p>117.87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4194304 / (32 * (2048 - [.A939]))" office:value-type="float" office:value="117.976597659766" calcext:value-type="float">
            <text:p>117.97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4194304 / (32 * (2048 - [.A940]))" office:value-type="float" office:value="118.082882882883" calcext:value-type="float">
            <text:p>118.08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4194304 / (32 * (2048 - [.A941]))" office:value-type="float" office:value="118.189359783589" calcext:value-type="float">
            <text:p>118.18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4194304 / (32 * (2048 - [.A942]))" office:value-type="float" office:value="118.296028880866" calcext:value-type="float">
            <text:p>118.29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4194304 / (32 * (2048 - [.A943]))" office:value-type="float" office:value="118.402890695574" calcext:value-type="float">
            <text:p>118.40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4194304 / (32 * (2048 - [.A944]))" office:value-type="float" office:value="118.509945750452" calcext:value-type="float">
            <text:p>118.5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4194304 / (32 * (2048 - [.A945]))" office:value-type="float" office:value="118.617194570136" calcext:value-type="float">
            <text:p>118.61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4194304 / (32 * (2048 - [.A946]))" office:value-type="float" office:value="118.724637681159" calcext:value-type="float">
            <text:p>118.72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4194304 / (32 * (2048 - [.A947]))" office:value-type="float" office:value="118.832275611967" calcext:value-type="float">
            <text:p>118.83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4194304 / (32 * (2048 - [.A948]))" office:value-type="float" office:value="118.940108892922" calcext:value-type="float">
            <text:p>118.94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4194304 / (32 * (2048 - [.A949]))" office:value-type="float" office:value="119.048138056312" calcext:value-type="float">
            <text:p>119.04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4194304 / (32 * (2048 - [.A950]))" office:value-type="float" office:value="119.156363636364" calcext:value-type="float">
            <text:p>119.15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4194304 / (32 * (2048 - [.A951]))" office:value-type="float" office:value="119.264786169245" calcext:value-type="float">
            <text:p>119.26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4194304 / (32 * (2048 - [.A952]))" office:value-type="float" office:value="119.373406193078" calcext:value-type="float">
            <text:p>119.37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4194304 / (32 * (2048 - [.A953]))" office:value-type="float" office:value="119.482224247949" calcext:value-type="float">
            <text:p>119.48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4194304 / (32 * (2048 - [.A954]))" office:value-type="float" office:value="119.591240875912" calcext:value-type="float">
            <text:p>119.59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4194304 / (32 * (2048 - [.A955]))" office:value-type="float" office:value="119.700456621005" calcext:value-type="float">
            <text:p>119.70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4194304 / (32 * (2048 - [.A956]))" office:value-type="float" office:value="119.80987202925" calcext:value-type="float">
            <text:p>119.81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4194304 / (32 * (2048 - [.A957]))" office:value-type="float" office:value="119.919487648673" calcext:value-type="float">
            <text:p>119.91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4194304 / (32 * (2048 - [.A958]))" office:value-type="float" office:value="120.029304029304" calcext:value-type="float">
            <text:p>120.02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4194304 / (32 * (2048 - [.A959]))" office:value-type="float" office:value="120.13932172319" calcext:value-type="float">
            <text:p>120.13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4194304 / (32 * (2048 - [.A960]))" office:value-type="float" office:value="120.249541284404" calcext:value-type="float">
            <text:p>120.25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4194304 / (32 * (2048 - [.A961]))" office:value-type="float" office:value="120.359963269054" calcext:value-type="float">
            <text:p>120.36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4194304 / (32 * (2048 - [.A962]))" office:value-type="float" office:value="120.470588235294" calcext:value-type="float">
            <text:p>120.47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4194304 / (32 * (2048 - [.A963]))" office:value-type="float" office:value="120.58141674333" calcext:value-type="float">
            <text:p>120.58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4194304 / (32 * (2048 - [.A964]))" office:value-type="float" office:value="120.692449355433" calcext:value-type="float">
            <text:p>120.69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4194304 / (32 * (2048 - [.A965]))" office:value-type="float" office:value="120.803686635945" calcext:value-type="float">
            <text:p>120.80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4194304 / (32 * (2048 - [.A966]))" office:value-type="float" office:value="120.915129151292" calcext:value-type="float">
            <text:p>120.9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4194304 / (32 * (2048 - [.A967]))" office:value-type="float" office:value="121.026777469991" calcext:value-type="float">
            <text:p>121.02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4194304 / (32 * (2048 - [.A968]))" office:value-type="float" office:value="121.138632162662" calcext:value-type="float">
            <text:p>121.13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4194304 / (32 * (2048 - [.A969]))" office:value-type="float" office:value="121.250693802035" calcext:value-type="float">
            <text:p>121.25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4194304 / (32 * (2048 - [.A970]))" office:value-type="float" office:value="121.362962962963" calcext:value-type="float">
            <text:p>121.36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4194304 / (32 * (2048 - [.A971]))" office:value-type="float" office:value="121.475440222428" calcext:value-type="float">
            <text:p>121.47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4194304 / (32 * (2048 - [.A972]))" office:value-type="float" office:value="121.588126159555" calcext:value-type="float">
            <text:p>121.58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4194304 / (32 * (2048 - [.A973]))" office:value-type="float" office:value="121.701021355617" calcext:value-type="float">
            <text:p>121.70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4194304 / (32 * (2048 - [.A974]))" office:value-type="float" office:value="121.814126394052" calcext:value-type="float">
            <text:p>121.81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4194304 / (32 * (2048 - [.A975]))" office:value-type="float" office:value="121.927441860465" calcext:value-type="float">
            <text:p>121.92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4194304 / (32 * (2048 - [.A976]))" office:value-type="float" office:value="122.040968342644" calcext:value-type="float">
            <text:p>122.04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4194304 / (32 * (2048 - [.A977]))" office:value-type="float" office:value="122.154706430569" calcext:value-type="float">
            <text:p>122.15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4194304 / (32 * (2048 - [.A978]))" office:value-type="float" office:value="122.268656716418" calcext:value-type="float">
            <text:p>122.26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4194304 / (32 * (2048 - [.A979]))" office:value-type="float" office:value="122.382819794585" calcext:value-type="float">
            <text:p>122.38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4194304 / (32 * (2048 - [.A980]))" office:value-type="float" office:value="122.497196261682" calcext:value-type="float">
            <text:p>122.49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4194304 / (32 * (2048 - [.A981]))" office:value-type="float" office:value="122.611786716558" calcext:value-type="float">
            <text:p>122.61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4194304 / (32 * (2048 - [.A982]))" office:value-type="float" office:value="122.7265917603" calcext:value-type="float">
            <text:p>122.72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4194304 / (32 * (2048 - [.A983]))" office:value-type="float" office:value="122.841611996251" calcext:value-type="float">
            <text:p>122.84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4194304 / (32 * (2048 - [.A984]))" office:value-type="float" office:value="122.956848030019" calcext:value-type="float">
            <text:p>122.95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4194304 / (32 * (2048 - [.A985]))" office:value-type="float" office:value="123.072300469484" calcext:value-type="float">
            <text:p>123.07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4194304 / (32 * (2048 - [.A986]))" office:value-type="float" office:value="123.187969924812" calcext:value-type="float">
            <text:p>123.18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4194304 / (32 * (2048 - [.A987]))" office:value-type="float" office:value="123.303857008467" calcext:value-type="float">
            <text:p>123.30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4194304 / (32 * (2048 - [.A988]))" office:value-type="float" office:value="123.419962335217" calcext:value-type="float">
            <text:p>123.42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4194304 / (32 * (2048 - [.A989]))" office:value-type="float" office:value="123.536286522149" calcext:value-type="float">
            <text:p>123.53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4194304 / (32 * (2048 - [.A990]))" office:value-type="float" office:value="123.652830188679" calcext:value-type="float">
            <text:p>123.65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4194304 / (32 * (2048 - [.A991]))" office:value-type="float" office:value="123.769593956563" calcext:value-type="float">
            <text:p>123.77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4194304 / (32 * (2048 - [.A992]))" office:value-type="float" office:value="123.886578449906" calcext:value-type="float">
            <text:p>123.88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4194304 / (32 * (2048 - [.A993]))" office:value-type="float" office:value="124.003784295175" calcext:value-type="float">
            <text:p>124.00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4194304 / (32 * (2048 - [.A994]))" office:value-type="float" office:value="124.121212121212" calcext:value-type="float">
            <text:p>124.12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4194304 / (32 * (2048 - [.A995]))" office:value-type="float" office:value="124.238862559242" calcext:value-type="float">
            <text:p>124.23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4194304 / (32 * (2048 - [.A996]))" office:value-type="float" office:value="124.356736242884" calcext:value-type="float">
            <text:p>124.35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4194304 / (32 * (2048 - [.A997]))" office:value-type="float" office:value="124.474833808167" calcext:value-type="float">
            <text:p>124.47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4194304 / (32 * (2048 - [.A998]))" office:value-type="float" office:value="124.593155893536" calcext:value-type="float">
            <text:p>124.59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4194304 / (32 * (2048 - [.A999]))" office:value-type="float" office:value="124.711703139867" calcext:value-type="float">
            <text:p>124.71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4194304 / (32 * (2048 - [.A1000]))" office:value-type="float" office:value="124.830476190476" calcext:value-type="float">
            <text:p>124.83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4194304 / (32 * (2048 - [.A1001]))" office:value-type="float" office:value="124.949475691134" calcext:value-type="float">
            <text:p>124.9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4194304 / (32 * (2048 - [.A1002]))" office:value-type="float" office:value="125.068702290076" calcext:value-type="float">
            <text:p>125.06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4194304 / (32 * (2048 - [.A1003]))" office:value-type="float" office:value="125.188156638013" calcext:value-type="float">
            <text:p>125.18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4194304 / (32 * (2048 - [.A1004]))" office:value-type="float" office:value="125.307839388145" calcext:value-type="float">
            <text:p>125.30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4194304 / (32 * (2048 - [.A1005]))" office:value-type="float" office:value="125.427751196172" calcext:value-type="float">
            <text:p>125.42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4194304 / (32 * (2048 - [.A1006]))" office:value-type="float" office:value="125.547892720307" calcext:value-type="float">
            <text:p>125.54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4194304 / (32 * (2048 - [.A1007]))" office:value-type="float" office:value="125.668264621285" calcext:value-type="float">
            <text:p>125.66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4194304 / (32 * (2048 - [.A1008]))" office:value-type="float" office:value="125.78886756238" calcext:value-type="float">
            <text:p>125.78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4194304 / (32 * (2048 - [.A1009]))" office:value-type="float" office:value="125.909702209414" calcext:value-type="float">
            <text:p>125.91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4194304 / (32 * (2048 - [.A1010]))" office:value-type="float" office:value="126.030769230769" calcext:value-type="float">
            <text:p>126.03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4194304 / (32 * (2048 - [.A1011]))" office:value-type="float" office:value="126.152069297401" calcext:value-type="float">
            <text:p>126.15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4194304 / (32 * (2048 - [.A1012]))" office:value-type="float" office:value="126.273603082852" calcext:value-type="float">
            <text:p>126.27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4194304 / (32 * (2048 - [.A1013]))" office:value-type="float" office:value="126.395371263259" calcext:value-type="float">
            <text:p>126.39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4194304 / (32 * (2048 - [.A1014]))" office:value-type="float" office:value="126.517374517375" calcext:value-type="float">
            <text:p>126.51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4194304 / (32 * (2048 - [.A1015]))" office:value-type="float" office:value="126.63961352657" calcext:value-type="float">
            <text:p>126.64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4194304 / (32 * (2048 - [.A1016]))" office:value-type="float" office:value="126.762088974855" calcext:value-type="float">
            <text:p>126.76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4194304 / (32 * (2048 - [.A1017]))" office:value-type="float" office:value="126.884801548887" calcext:value-type="float">
            <text:p>126.88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4194304 / (32 * (2048 - [.A1018]))" office:value-type="float" office:value="127.007751937985" calcext:value-type="float">
            <text:p>127.00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4194304 / (32 * (2048 - [.A1019]))" office:value-type="float" office:value="127.130940834142" calcext:value-type="float">
            <text:p>127.13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4194304 / (32 * (2048 - [.A1020]))" office:value-type="float" office:value="127.254368932039" calcext:value-type="float">
            <text:p>127.25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4194304 / (32 * (2048 - [.A1021]))" office:value-type="float" office:value="127.378036929057" calcext:value-type="float">
            <text:p>127.37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4194304 / (32 * (2048 - [.A1022]))" office:value-type="float" office:value="127.501945525292" calcext:value-type="float">
            <text:p>127.50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4194304 / (32 * (2048 - [.A1023]))" office:value-type="float" office:value="127.626095423564" calcext:value-type="float">
            <text:p>127.62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4194304 / (32 * (2048 - [.A1024]))" office:value-type="float" office:value="127.750487329435" calcext:value-type="float">
            <text:p>127.75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4194304 / (32 * (2048 - [.A1025]))" office:value-type="float" office:value="127.87512195122" calcext:value-type="float">
            <text:p>127.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4194304 / (32 * (2048 - [.A1026]))" office:value-type="float" office:value="128" calcext:value-type="float">
            <text:p>128.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4194304 / (32 * (2048 - [.A1027]))" office:value-type="float" office:value="128.125122189638" calcext:value-type="float">
            <text:p>128.12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4194304 / (32 * (2048 - [.A1028]))" office:value-type="float" office:value="128.250489236791" calcext:value-type="float">
            <text:p>128.25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4194304 / (32 * (2048 - [.A1029]))" office:value-type="float" office:value="128.376101860921" calcext:value-type="float">
            <text:p>128.37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4194304 / (32 * (2048 - [.A1030]))" office:value-type="float" office:value="128.501960784314" calcext:value-type="float">
            <text:p>128.50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4194304 / (32 * (2048 - [.A1031]))" office:value-type="float" office:value="128.62806673209" calcext:value-type="float">
            <text:p>128.62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4194304 / (32 * (2048 - [.A1032]))" office:value-type="float" office:value="128.75442043222" calcext:value-type="float">
            <text:p>128.75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4194304 / (32 * (2048 - [.A1033]))" office:value-type="float" office:value="128.881022615536" calcext:value-type="float">
            <text:p>128.88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4194304 / (32 * (2048 - [.A1034]))" office:value-type="float" office:value="129.007874015748" calcext:value-type="float">
            <text:p>129.00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4194304 / (32 * (2048 - [.A1035]))" office:value-type="float" office:value="129.134975369458" calcext:value-type="float">
            <text:p>129.13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4194304 / (32 * (2048 - [.A1036]))" office:value-type="float" office:value="129.262327416174" calcext:value-type="float">
            <text:p>129.26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4194304 / (32 * (2048 - [.A1037]))" office:value-type="float" office:value="129.389930898322" calcext:value-type="float">
            <text:p>129.39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4194304 / (32 * (2048 - [.A1038]))" office:value-type="float" office:value="129.517786561265" calcext:value-type="float">
            <text:p>129.51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4194304 / (32 * (2048 - [.A1039]))" office:value-type="float" office:value="129.645895153314" calcext:value-type="float">
            <text:p>129.64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4194304 / (32 * (2048 - [.A1040]))" office:value-type="float" office:value="129.774257425743" calcext:value-type="float">
            <text:p>129.77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4194304 / (32 * (2048 - [.A1041]))" office:value-type="float" office:value="129.902874132805" calcext:value-type="float">
            <text:p>129.90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4194304 / (32 * (2048 - [.A1042]))" office:value-type="float" office:value="130.031746031746" calcext:value-type="float">
            <text:p>130.03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4194304 / (32 * (2048 - [.A1043]))" office:value-type="float" office:value="130.16087388282" calcext:value-type="float">
            <text:p>130.16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4194304 / (32 * (2048 - [.A1044]))" office:value-type="float" office:value="130.290258449304" calcext:value-type="float">
            <text:p>130.29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4194304 / (32 * (2048 - [.A1045]))" office:value-type="float" office:value="130.419900497512" calcext:value-type="float">
            <text:p>130.42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4194304 / (32 * (2048 - [.A1046]))" office:value-type="float" office:value="130.549800796813" calcext:value-type="float">
            <text:p>130.55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4194304 / (32 * (2048 - [.A1047]))" office:value-type="float" office:value="130.679960119641" calcext:value-type="float">
            <text:p>130.68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4194304 / (32 * (2048 - [.A1048]))" office:value-type="float" office:value="130.810379241517" calcext:value-type="float">
            <text:p>130.81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4194304 / (32 * (2048 - [.A1049]))" office:value-type="float" office:value="130.941058941059" calcext:value-type="float">
            <text:p>130.94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4194304 / (32 * (2048 - [.A1050]))" office:value-type="float" office:value="131.072" calcext:value-type="float">
            <text:p>131.07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4194304 / (32 * (2048 - [.A1051]))" office:value-type="float" office:value="131.203203203203" calcext:value-type="float">
            <text:p>131.20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4194304 / (32 * (2048 - [.A1052]))" office:value-type="float" office:value="131.334669338677" calcext:value-type="float">
            <text:p>131.33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4194304 / (32 * (2048 - [.A1053]))" office:value-type="float" office:value="131.466399197593" calcext:value-type="float">
            <text:p>131.46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4194304 / (32 * (2048 - [.A1054]))" office:value-type="float" office:value="131.598393574297" calcext:value-type="float">
            <text:p>131.59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4194304 / (32 * (2048 - [.A1055]))" office:value-type="float" office:value="131.730653266332" calcext:value-type="float">
            <text:p>131.73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4194304 / (32 * (2048 - [.A1056]))" office:value-type="float" office:value="131.863179074447" calcext:value-type="float">
            <text:p>131.86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4194304 / (32 * (2048 - [.A1057]))" office:value-type="float" office:value="131.995971802618" calcext:value-type="float">
            <text:p>131.99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4194304 / (32 * (2048 - [.A1058]))" office:value-type="float" office:value="132.129032258065" calcext:value-type="float">
            <text:p>132.12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4194304 / (32 * (2048 - [.A1059]))" office:value-type="float" office:value="132.262361251261" calcext:value-type="float">
            <text:p>132.26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4194304 / (32 * (2048 - [.A1060]))" office:value-type="float" office:value="132.39595959596" calcext:value-type="float">
            <text:p>132.39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4194304 / (32 * (2048 - [.A1061]))" office:value-type="float" office:value="132.529828109201" calcext:value-type="float">
            <text:p>132.53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4194304 / (32 * (2048 - [.A1062]))" office:value-type="float" office:value="132.663967611336" calcext:value-type="float">
            <text:p>132.66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4194304 / (32 * (2048 - [.A1063]))" office:value-type="float" office:value="132.798378926039" calcext:value-type="float">
            <text:p>132.79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4194304 / (32 * (2048 - [.A1064]))" office:value-type="float" office:value="132.933062880325" calcext:value-type="float">
            <text:p>132.93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4194304 / (32 * (2048 - [.A1065]))" office:value-type="float" office:value="133.068020304569" calcext:value-type="float">
            <text:p>133.06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4194304 / (32 * (2048 - [.A1066]))" office:value-type="float" office:value="133.20325203252" calcext:value-type="float">
            <text:p>133.20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4194304 / (32 * (2048 - [.A1067]))" office:value-type="float" office:value="133.338758901322" calcext:value-type="float">
            <text:p>133.339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4194304 / (32 * (2048 - [.A1068]))" office:value-type="float" office:value="133.474541751527" calcext:value-type="float">
            <text:p>133.47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4194304 / (32 * (2048 - [.A1069]))" office:value-type="float" office:value="133.610601427115" calcext:value-type="float">
            <text:p>133.61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4194304 / (32 * (2048 - [.A1070]))" office:value-type="float" office:value="133.74693877551" calcext:value-type="float">
            <text:p>133.74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4194304 / (32 * (2048 - [.A1071]))" office:value-type="float" office:value="133.8835546476" calcext:value-type="float">
            <text:p>133.88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4194304 / (32 * (2048 - [.A1072]))" office:value-type="float" office:value="134.020449897751" calcext:value-type="float">
            <text:p>134.02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4194304 / (32 * (2048 - [.A1073]))" office:value-type="float" office:value="134.157625383828" calcext:value-type="float">
            <text:p>134.15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4194304 / (32 * (2048 - [.A1074]))" office:value-type="float" office:value="134.295081967213" calcext:value-type="float">
            <text:p>134.29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4194304 / (32 * (2048 - [.A1075]))" office:value-type="float" office:value="134.432820512821" calcext:value-type="float">
            <text:p>134.43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4194304 / (32 * (2048 - [.A1076]))" office:value-type="float" office:value="134.570841889117" calcext:value-type="float">
            <text:p>134.57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4194304 / (32 * (2048 - [.A1077]))" office:value-type="float" office:value="134.70914696814" calcext:value-type="float">
            <text:p>134.70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4194304 / (32 * (2048 - [.A1078]))" office:value-type="float" office:value="134.847736625514" calcext:value-type="float">
            <text:p>134.84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4194304 / (32 * (2048 - [.A1079]))" office:value-type="float" office:value="134.986611740474" calcext:value-type="float">
            <text:p>134.98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4194304 / (32 * (2048 - [.A1080]))" office:value-type="float" office:value="135.125773195876" calcext:value-type="float">
            <text:p>135.12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4194304 / (32 * (2048 - [.A1081]))" office:value-type="float" office:value="135.265221878225" calcext:value-type="float">
            <text:p>135.26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4194304 / (32 * (2048 - [.A1082]))" office:value-type="float" office:value="135.404958677686" calcext:value-type="float">
            <text:p>135.4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4194304 / (32 * (2048 - [.A1083]))" office:value-type="float" office:value="135.544984488108" calcext:value-type="float">
            <text:p>135.54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4194304 / (32 * (2048 - [.A1084]))" office:value-type="float" office:value="135.685300207039" calcext:value-type="float">
            <text:p>135.68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4194304 / (32 * (2048 - [.A1085]))" office:value-type="float" office:value="135.825906735751" calcext:value-type="float">
            <text:p>135.82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4194304 / (32 * (2048 - [.A1086]))" office:value-type="float" office:value="135.966804979253" calcext:value-type="float">
            <text:p>135.967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4194304 / (32 * (2048 - [.A1087]))" office:value-type="float" office:value="136.107995846314" calcext:value-type="float">
            <text:p>136.10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4194304 / (32 * (2048 - [.A1088]))" office:value-type="float" office:value="136.24948024948" calcext:value-type="float">
            <text:p>136.24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4194304 / (32 * (2048 - [.A1089]))" office:value-type="float" office:value="136.391259105099" calcext:value-type="float">
            <text:p>136.39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4194304 / (32 * (2048 - [.A1090]))" office:value-type="float" office:value="136.533333333333" calcext:value-type="float">
            <text:p>136.53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4194304 / (32 * (2048 - [.A1091]))" office:value-type="float" office:value="136.675703858186" calcext:value-type="float">
            <text:p>136.67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4194304 / (32 * (2048 - [.A1092]))" office:value-type="float" office:value="136.818371607516" calcext:value-type="float">
            <text:p>136.81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4194304 / (32 * (2048 - [.A1093]))" office:value-type="float" office:value="136.961337513062" calcext:value-type="float">
            <text:p>136.96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4194304 / (32 * (2048 - [.A1094]))" office:value-type="float" office:value="137.10460251046" calcext:value-type="float">
            <text:p>137.10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4194304 / (32 * (2048 - [.A1095]))" office:value-type="float" office:value="137.248167539267" calcext:value-type="float">
            <text:p>137.24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4194304 / (32 * (2048 - [.A1096]))" office:value-type="float" office:value="137.392033542977" calcext:value-type="float">
            <text:p>137.39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4194304 / (32 * (2048 - [.A1097]))" office:value-type="float" office:value="137.536201469045" calcext:value-type="float">
            <text:p>137.53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4194304 / (32 * (2048 - [.A1098]))" office:value-type="float" office:value="137.680672268908" calcext:value-type="float">
            <text:p>137.68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4194304 / (32 * (2048 - [.A1099]))" office:value-type="float" office:value="137.825446898002" calcext:value-type="float">
            <text:p>137.82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4194304 / (32 * (2048 - [.A1100]))" office:value-type="float" office:value="137.970526315789" calcext:value-type="float">
            <text:p>137.97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4194304 / (32 * (2048 - [.A1101]))" office:value-type="float" office:value="138.115911485775" calcext:value-type="float">
            <text:p>138.1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4194304 / (32 * (2048 - [.A1102]))" office:value-type="float" office:value="138.261603375527" calcext:value-type="float">
            <text:p>138.26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4194304 / (32 * (2048 - [.A1103]))" office:value-type="float" office:value="138.407602956705" calcext:value-type="float">
            <text:p>138.40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4194304 / (32 * (2048 - [.A1104]))" office:value-type="float" office:value="138.553911205074" calcext:value-type="float">
            <text:p>138.55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4194304 / (32 * (2048 - [.A1105]))" office:value-type="float" office:value="138.700529100529" calcext:value-type="float">
            <text:p>138.70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4194304 / (32 * (2048 - [.A1106]))" office:value-type="float" office:value="138.847457627119" calcext:value-type="float">
            <text:p>138.84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4194304 / (32 * (2048 - [.A1107]))" office:value-type="float" office:value="138.994697773065" calcext:value-type="float">
            <text:p>138.99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4194304 / (32 * (2048 - [.A1108]))" office:value-type="float" office:value="139.142250530786" calcext:value-type="float">
            <text:p>139.14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4194304 / (32 * (2048 - [.A1109]))" office:value-type="float" office:value="139.290116896918" calcext:value-type="float">
            <text:p>139.29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4194304 / (32 * (2048 - [.A1110]))" office:value-type="float" office:value="139.43829787234" calcext:value-type="float">
            <text:p>139.43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4194304 / (32 * (2048 - [.A1111]))" office:value-type="float" office:value="139.586794462194" calcext:value-type="float">
            <text:p>139.58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4194304 / (32 * (2048 - [.A1112]))" office:value-type="float" office:value="139.735607675906" calcext:value-type="float">
            <text:p>139.73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4194304 / (32 * (2048 - [.A1113]))" office:value-type="float" office:value="139.884738527215" calcext:value-type="float">
            <text:p>139.88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4194304 / (32 * (2048 - [.A1114]))" office:value-type="float" office:value="140.034188034188" calcext:value-type="float">
            <text:p>140.03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4194304 / (32 * (2048 - [.A1115]))" office:value-type="float" office:value="140.183957219251" calcext:value-type="float">
            <text:p>140.18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4194304 / (32 * (2048 - [.A1116]))" office:value-type="float" office:value="140.334047109208" calcext:value-type="float">
            <text:p>140.33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4194304 / (32 * (2048 - [.A1117]))" office:value-type="float" office:value="140.484458735263" calcext:value-type="float">
            <text:p>140.48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4194304 / (32 * (2048 - [.A1118]))" office:value-type="float" office:value="140.635193133047" calcext:value-type="float">
            <text:p>140.63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4194304 / (32 * (2048 - [.A1119]))" office:value-type="float" office:value="140.786251342642" calcext:value-type="float">
            <text:p>140.78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4194304 / (32 * (2048 - [.A1120]))" office:value-type="float" office:value="140.937634408602" calcext:value-type="float">
            <text:p>140.93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4194304 / (32 * (2048 - [.A1121]))" office:value-type="float" office:value="141.089343379978" calcext:value-type="float">
            <text:p>141.08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4194304 / (32 * (2048 - [.A1122]))" office:value-type="float" office:value="141.241379310345" calcext:value-type="float">
            <text:p>141.24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4194304 / (32 * (2048 - [.A1123]))" office:value-type="float" office:value="141.393743257821" calcext:value-type="float">
            <text:p>141.39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4194304 / (32 * (2048 - [.A1124]))" office:value-type="float" office:value="141.546436285097" calcext:value-type="float">
            <text:p>141.54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4194304 / (32 * (2048 - [.A1125]))" office:value-type="float" office:value="141.699459459459" calcext:value-type="float">
            <text:p>141.69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4194304 / (32 * (2048 - [.A1126]))" office:value-type="float" office:value="141.852813852814" calcext:value-type="float">
            <text:p>141.8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4194304 / (32 * (2048 - [.A1127]))" office:value-type="float" office:value="142.006500541712" calcext:value-type="float">
            <text:p>142.00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4194304 / (32 * (2048 - [.A1128]))" office:value-type="float" office:value="142.160520607375" calcext:value-type="float">
            <text:p>142.16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4194304 / (32 * (2048 - [.A1129]))" office:value-type="float" office:value="142.314875135722" calcext:value-type="float">
            <text:p>142.315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4194304 / (32 * (2048 - [.A1130]))" office:value-type="float" office:value="142.469565217391" calcext:value-type="float">
            <text:p>142.47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4194304 / (32 * (2048 - [.A1131]))" office:value-type="float" office:value="142.624591947769" calcext:value-type="float">
            <text:p>142.62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4194304 / (32 * (2048 - [.A1132]))" office:value-type="float" office:value="142.779956427015" calcext:value-type="float">
            <text:p>142.78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4194304 / (32 * (2048 - [.A1133]))" office:value-type="float" office:value="142.935659760087" calcext:value-type="float">
            <text:p>142.93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4194304 / (32 * (2048 - [.A1134]))" office:value-type="float" office:value="143.091703056769" calcext:value-type="float">
            <text:p>143.09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4194304 / (32 * (2048 - [.A1135]))" office:value-type="float" office:value="143.248087431694" calcext:value-type="float">
            <text:p>143.24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4194304 / (32 * (2048 - [.A1136]))" office:value-type="float" office:value="143.404814004376" calcext:value-type="float">
            <text:p>143.40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4194304 / (32 * (2048 - [.A1137]))" office:value-type="float" office:value="143.561883899233" calcext:value-type="float">
            <text:p>143.56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4194304 / (32 * (2048 - [.A1138]))" office:value-type="float" office:value="143.719298245614" calcext:value-type="float">
            <text:p>143.71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4194304 / (32 * (2048 - [.A1139]))" office:value-type="float" office:value="143.877058177827" calcext:value-type="float">
            <text:p>143.87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4194304 / (32 * (2048 - [.A1140]))" office:value-type="float" office:value="144.035164835165" calcext:value-type="float">
            <text:p>144.03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4194304 / (32 * (2048 - [.A1141]))" office:value-type="float" office:value="144.193619361936" calcext:value-type="float">
            <text:p>144.19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4194304 / (32 * (2048 - [.A1142]))" office:value-type="float" office:value="144.352422907489" calcext:value-type="float">
            <text:p>144.35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4194304 / (32 * (2048 - [.A1143]))" office:value-type="float" office:value="144.51157662624" calcext:value-type="float">
            <text:p>144.51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4194304 / (32 * (2048 - [.A1144]))" office:value-type="float" office:value="144.671081677704" calcext:value-type="float">
            <text:p>144.67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4194304 / (32 * (2048 - [.A1145]))" office:value-type="float" office:value="144.830939226519" calcext:value-type="float">
            <text:p>144.83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4194304 / (32 * (2048 - [.A1146]))" office:value-type="float" office:value="144.991150442478" calcext:value-type="float">
            <text:p>144.99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4194304 / (32 * (2048 - [.A1147]))" office:value-type="float" office:value="145.151716500554" calcext:value-type="float">
            <text:p>145.15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4194304 / (32 * (2048 - [.A1148]))" office:value-type="float" office:value="145.312638580931" calcext:value-type="float">
            <text:p>145.31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4194304 / (32 * (2048 - [.A1149]))" office:value-type="float" office:value="145.473917869034" calcext:value-type="float">
            <text:p>145.47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4194304 / (32 * (2048 - [.A1150]))" office:value-type="float" office:value="145.635555555556" calcext:value-type="float">
            <text:p>145.63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4194304 / (32 * (2048 - [.A1151]))" office:value-type="float" office:value="145.797552836485" calcext:value-type="float">
            <text:p>145.79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4194304 / (32 * (2048 - [.A1152]))" office:value-type="float" office:value="145.95991091314" calcext:value-type="float">
            <text:p>145.96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4194304 / (32 * (2048 - [.A1153]))" office:value-type="float" office:value="146.122630992196" calcext:value-type="float">
            <text:p>146.12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4194304 / (32 * (2048 - [.A1154]))" office:value-type="float" office:value="146.285714285714" calcext:value-type="float">
            <text:p>146.28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4194304 / (32 * (2048 - [.A1155]))" office:value-type="float" office:value="146.449162011173" calcext:value-type="float">
            <text:p>146.44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4194304 / (32 * (2048 - [.A1156]))" office:value-type="float" office:value="146.612975391499" calcext:value-type="float">
            <text:p>146.61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4194304 / (32 * (2048 - [.A1157]))" office:value-type="float" office:value="146.777155655095" calcext:value-type="float">
            <text:p>146.77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4194304 / (32 * (2048 - [.A1158]))" office:value-type="float" office:value="146.941704035874" calcext:value-type="float">
            <text:p>146.94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4194304 / (32 * (2048 - [.A1159]))" office:value-type="float" office:value="147.106621773288" calcext:value-type="float">
            <text:p>147.10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4194304 / (32 * (2048 - [.A1160]))" office:value-type="float" office:value="147.27191011236" calcext:value-type="float">
            <text:p>147.27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4194304 / (32 * (2048 - [.A1161]))" office:value-type="float" office:value="147.437570303712" calcext:value-type="float">
            <text:p>147.43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4194304 / (32 * (2048 - [.A1162]))" office:value-type="float" office:value="147.603603603604" calcext:value-type="float">
            <text:p>147.60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4194304 / (32 * (2048 - [.A1163]))" office:value-type="float" office:value="147.770011273957" calcext:value-type="float">
            <text:p>147.77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4194304 / (32 * (2048 - [.A1164]))" office:value-type="float" office:value="147.936794582393" calcext:value-type="float">
            <text:p>147.93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4194304 / (32 * (2048 - [.A1165]))" office:value-type="float" office:value="148.10395480226" calcext:value-type="float">
            <text:p>148.10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4194304 / (32 * (2048 - [.A1166]))" office:value-type="float" office:value="148.27149321267" calcext:value-type="float">
            <text:p>148.27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4194304 / (32 * (2048 - [.A1167]))" office:value-type="float" office:value="148.439411098528" calcext:value-type="float">
            <text:p>148.43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4194304 / (32 * (2048 - [.A1168]))" office:value-type="float" office:value="148.607709750567" calcext:value-type="float">
            <text:p>148.60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4194304 / (32 * (2048 - [.A1169]))" office:value-type="float" office:value="148.77639046538" calcext:value-type="float">
            <text:p>148.77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4194304 / (32 * (2048 - [.A1170]))" office:value-type="float" office:value="148.945454545455" calcext:value-type="float">
            <text:p>148.94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4194304 / (32 * (2048 - [.A1171]))" office:value-type="float" office:value="149.114903299204" calcext:value-type="float">
            <text:p>149.11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4194304 / (32 * (2048 - [.A1172]))" office:value-type="float" office:value="149.284738041002" calcext:value-type="float">
            <text:p>149.28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4194304 / (32 * (2048 - [.A1173]))" office:value-type="float" office:value="149.45496009122" calcext:value-type="float">
            <text:p>149.45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4194304 / (32 * (2048 - [.A1174]))" office:value-type="float" office:value="149.625570776256" calcext:value-type="float">
            <text:p>149.62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4194304 / (32 * (2048 - [.A1175]))" office:value-type="float" office:value="149.796571428571" calcext:value-type="float">
            <text:p>149.79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4194304 / (32 * (2048 - [.A1176]))" office:value-type="float" office:value="149.967963386728" calcext:value-type="float">
            <text:p>149.96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4194304 / (32 * (2048 - [.A1177]))" office:value-type="float" office:value="150.139747995418" calcext:value-type="float">
            <text:p>150.14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4194304 / (32 * (2048 - [.A1178]))" office:value-type="float" office:value="150.311926605505" calcext:value-type="float">
            <text:p>150.31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4194304 / (32 * (2048 - [.A1179]))" office:value-type="float" office:value="150.484500574053" calcext:value-type="float">
            <text:p>150.48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4194304 / (32 * (2048 - [.A1180]))" office:value-type="float" office:value="150.657471264368" calcext:value-type="float">
            <text:p>150.65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4194304 / (32 * (2048 - [.A1181]))" office:value-type="float" office:value="150.83084004603" calcext:value-type="float">
            <text:p>150.83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4194304 / (32 * (2048 - [.A1182]))" office:value-type="float" office:value="151.004608294931" calcext:value-type="float">
            <text:p>151.00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4194304 / (32 * (2048 - [.A1183]))" office:value-type="float" office:value="151.17877739331" calcext:value-type="float">
            <text:p>151.17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4194304 / (32 * (2048 - [.A1184]))" office:value-type="float" office:value="151.353348729792" calcext:value-type="float">
            <text:p>151.35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4194304 / (32 * (2048 - [.A1185]))" office:value-type="float" office:value="151.528323699422" calcext:value-type="float">
            <text:p>151.52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4194304 / (32 * (2048 - [.A1186]))" office:value-type="float" office:value="151.703703703704" calcext:value-type="float">
            <text:p>151.70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4194304 / (32 * (2048 - [.A1187]))" office:value-type="float" office:value="151.879490150637" calcext:value-type="float">
            <text:p>151.87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4194304 / (32 * (2048 - [.A1188]))" office:value-type="float" office:value="152.055684454756" calcext:value-type="float">
            <text:p>152.05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4194304 / (32 * (2048 - [.A1189]))" office:value-type="float" office:value="152.232288037166" calcext:value-type="float">
            <text:p>152.23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4194304 / (32 * (2048 - [.A1190]))" office:value-type="float" office:value="152.409302325581" calcext:value-type="float">
            <text:p>152.409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4194304 / (32 * (2048 - [.A1191]))" office:value-type="float" office:value="152.586728754366" calcext:value-type="float">
            <text:p>152.58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4194304 / (32 * (2048 - [.A1192]))" office:value-type="float" office:value="152.764568764569" calcext:value-type="float">
            <text:p>152.76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4194304 / (32 * (2048 - [.A1193]))" office:value-type="float" office:value="152.942823803967" calcext:value-type="float">
            <text:p>152.94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4194304 / (32 * (2048 - [.A1194]))" office:value-type="float" office:value="153.121495327103" calcext:value-type="float">
            <text:p>153.12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4194304 / (32 * (2048 - [.A1195]))" office:value-type="float" office:value="153.300584795322" calcext:value-type="float">
            <text:p>153.30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4194304 / (32 * (2048 - [.A1196]))" office:value-type="float" office:value="153.480093676815" calcext:value-type="float">
            <text:p>153.48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4194304 / (32 * (2048 - [.A1197]))" office:value-type="float" office:value="153.660023446659" calcext:value-type="float">
            <text:p>153.66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4194304 / (32 * (2048 - [.A1198]))" office:value-type="float" office:value="153.840375586854" calcext:value-type="float">
            <text:p>153.84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4194304 / (32 * (2048 - [.A1199]))" office:value-type="float" office:value="154.021151586369" calcext:value-type="float">
            <text:p>154.02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4194304 / (32 * (2048 - [.A1200]))" office:value-type="float" office:value="154.202352941176" calcext:value-type="float">
            <text:p>154.20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4194304 / (32 * (2048 - [.A1201]))" office:value-type="float" office:value="154.383981154299" calcext:value-type="float">
            <text:p>154.3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4194304 / (32 * (2048 - [.A1202]))" office:value-type="float" office:value="154.566037735849" calcext:value-type="float">
            <text:p>154.56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4194304 / (32 * (2048 - [.A1203]))" office:value-type="float" office:value="154.74852420307" calcext:value-type="float">
            <text:p>154.74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4194304 / (32 * (2048 - [.A1204]))" office:value-type="float" office:value="154.931442080378" calcext:value-type="float">
            <text:p>154.93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4194304 / (32 * (2048 - [.A1205]))" office:value-type="float" office:value="155.114792899408" calcext:value-type="float">
            <text:p>155.11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4194304 / (32 * (2048 - [.A1206]))" office:value-type="float" office:value="155.298578199052" calcext:value-type="float">
            <text:p>155.29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4194304 / (32 * (2048 - [.A1207]))" office:value-type="float" office:value="155.482799525504" calcext:value-type="float">
            <text:p>155.48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4194304 / (32 * (2048 - [.A1208]))" office:value-type="float" office:value="155.667458432304" calcext:value-type="float">
            <text:p>155.66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4194304 / (32 * (2048 - [.A1209]))" office:value-type="float" office:value="155.85255648038" calcext:value-type="float">
            <text:p>155.85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4194304 / (32 * (2048 - [.A1210]))" office:value-type="float" office:value="156.038095238095" calcext:value-type="float">
            <text:p>156.03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4194304 / (32 * (2048 - [.A1211]))" office:value-type="float" office:value="156.224076281287" calcext:value-type="float">
            <text:p>156.22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4194304 / (32 * (2048 - [.A1212]))" office:value-type="float" office:value="156.410501193317" calcext:value-type="float">
            <text:p>156.41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4194304 / (32 * (2048 - [.A1213]))" office:value-type="float" office:value="156.597371565113" calcext:value-type="float">
            <text:p>156.597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4194304 / (32 * (2048 - [.A1214]))" office:value-type="float" office:value="156.784688995215" calcext:value-type="float">
            <text:p>156.78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4194304 / (32 * (2048 - [.A1215]))" office:value-type="float" office:value="156.97245508982" calcext:value-type="float">
            <text:p>156.97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4194304 / (32 * (2048 - [.A1216]))" office:value-type="float" office:value="157.16067146283" calcext:value-type="float">
            <text:p>157.16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4194304 / (32 * (2048 - [.A1217]))" office:value-type="float" office:value="157.349339735894" calcext:value-type="float">
            <text:p>157.34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4194304 / (32 * (2048 - [.A1218]))" office:value-type="float" office:value="157.538461538462" calcext:value-type="float">
            <text:p>157.53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4194304 / (32 * (2048 - [.A1219]))" office:value-type="float" office:value="157.728038507822" calcext:value-type="float">
            <text:p>157.72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4194304 / (32 * (2048 - [.A1220]))" office:value-type="float" office:value="157.918072289157" calcext:value-type="float">
            <text:p>157.91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4194304 / (32 * (2048 - [.A1221]))" office:value-type="float" office:value="158.108564535585" calcext:value-type="float">
            <text:p>158.10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4194304 / (32 * (2048 - [.A1222]))" office:value-type="float" office:value="158.299516908213" calcext:value-type="float">
            <text:p>158.3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4194304 / (32 * (2048 - [.A1223]))" office:value-type="float" office:value="158.490931076179" calcext:value-type="float">
            <text:p>158.49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4194304 / (32 * (2048 - [.A1224]))" office:value-type="float" office:value="158.682808716707" calcext:value-type="float">
            <text:p>158.68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4194304 / (32 * (2048 - [.A1225]))" office:value-type="float" office:value="158.875151515152" calcext:value-type="float">
            <text:p>158.87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4194304 / (32 * (2048 - [.A1226]))" office:value-type="float" office:value="159.067961165049" calcext:value-type="float">
            <text:p>159.06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4194304 / (32 * (2048 - [.A1227]))" office:value-type="float" office:value="159.261239368165" calcext:value-type="float">
            <text:p>159.26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4194304 / (32 * (2048 - [.A1228]))" office:value-type="float" office:value="159.45498783455" calcext:value-type="float">
            <text:p>159.45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4194304 / (32 * (2048 - [.A1229]))" office:value-type="float" office:value="159.649208282582" calcext:value-type="float">
            <text:p>159.649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4194304 / (32 * (2048 - [.A1230]))" office:value-type="float" office:value="159.843902439024" calcext:value-type="float">
            <text:p>159.84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4194304 / (32 * (2048 - [.A1231]))" office:value-type="float" office:value="160.039072039072" calcext:value-type="float">
            <text:p>160.03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4194304 / (32 * (2048 - [.A1232]))" office:value-type="float" office:value="160.234718826406" calcext:value-type="float">
            <text:p>160.23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4194304 / (32 * (2048 - [.A1233]))" office:value-type="float" office:value="160.430844553244" calcext:value-type="float">
            <text:p>160.43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4194304 / (32 * (2048 - [.A1234]))" office:value-type="float" office:value="160.627450980392" calcext:value-type="float">
            <text:p>160.62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4194304 / (32 * (2048 - [.A1235]))" office:value-type="float" office:value="160.824539877301" calcext:value-type="float">
            <text:p>160.82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4194304 / (32 * (2048 - [.A1236]))" office:value-type="float" office:value="161.022113022113" calcext:value-type="float">
            <text:p>161.02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4194304 / (32 * (2048 - [.A1237]))" office:value-type="float" office:value="161.220172201722" calcext:value-type="float">
            <text:p>161.22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4194304 / (32 * (2048 - [.A1238]))" office:value-type="float" office:value="161.418719211823" calcext:value-type="float">
            <text:p>161.41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4194304 / (32 * (2048 - [.A1239]))" office:value-type="float" office:value="161.617755856967" calcext:value-type="float">
            <text:p>161.618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4194304 / (32 * (2048 - [.A1240]))" office:value-type="float" office:value="161.817283950617" calcext:value-type="float">
            <text:p>161.81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4194304 / (32 * (2048 - [.A1241]))" office:value-type="float" office:value="162.017305315204" calcext:value-type="float">
            <text:p>162.01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4194304 / (32 * (2048 - [.A1242]))" office:value-type="float" office:value="162.217821782178" calcext:value-type="float">
            <text:p>162.21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4194304 / (32 * (2048 - [.A1243]))" office:value-type="float" office:value="162.418835192069" calcext:value-type="float">
            <text:p>162.41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4194304 / (32 * (2048 - [.A1244]))" office:value-type="float" office:value="162.620347394541" calcext:value-type="float">
            <text:p>162.62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4194304 / (32 * (2048 - [.A1245]))" office:value-type="float" office:value="162.822360248447" calcext:value-type="float">
            <text:p>162.82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4194304 / (32 * (2048 - [.A1246]))" office:value-type="float" office:value="163.024875621891" calcext:value-type="float">
            <text:p>163.02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4194304 / (32 * (2048 - [.A1247]))" office:value-type="float" office:value="163.227895392279" calcext:value-type="float">
            <text:p>163.22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4194304 / (32 * (2048 - [.A1248]))" office:value-type="float" office:value="163.431421446384" calcext:value-type="float">
            <text:p>163.43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4194304 / (32 * (2048 - [.A1249]))" office:value-type="float" office:value="163.6354556804" calcext:value-type="float">
            <text:p>163.63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4194304 / (32 * (2048 - [.A1250]))" office:value-type="float" office:value="163.84" calcext:value-type="float">
            <text:p>163.84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4194304 / (32 * (2048 - [.A1251]))" office:value-type="float" office:value="164.045056320401" calcext:value-type="float">
            <text:p>164.04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4194304 / (32 * (2048 - [.A1252]))" office:value-type="float" office:value="164.250626566416" calcext:value-type="float">
            <text:p>164.25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4194304 / (32 * (2048 - [.A1253]))" office:value-type="float" office:value="164.456712672522" calcext:value-type="float">
            <text:p>164.45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4194304 / (32 * (2048 - [.A1254]))" office:value-type="float" office:value="164.663316582915" calcext:value-type="float">
            <text:p>164.66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4194304 / (32 * (2048 - [.A1255]))" office:value-type="float" office:value="164.870440251572" calcext:value-type="float">
            <text:p>164.87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4194304 / (32 * (2048 - [.A1256]))" office:value-type="float" office:value="165.078085642317" calcext:value-type="float">
            <text:p>165.07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4194304 / (32 * (2048 - [.A1257]))" office:value-type="float" office:value="165.286254728878" calcext:value-type="float">
            <text:p>165.28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4194304 / (32 * (2048 - [.A1258]))" office:value-type="float" office:value="165.49494949495" calcext:value-type="float">
            <text:p>165.49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4194304 / (32 * (2048 - [.A1259]))" office:value-type="float" office:value="165.70417193426" calcext:value-type="float">
            <text:p>165.70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4194304 / (32 * (2048 - [.A1260]))" office:value-type="float" office:value="165.913924050633" calcext:value-type="float">
            <text:p>165.91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4194304 / (32 * (2048 - [.A1261]))" office:value-type="float" office:value="166.124207858048" calcext:value-type="float">
            <text:p>166.12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4194304 / (32 * (2048 - [.A1262]))" office:value-type="float" office:value="166.335025380711" calcext:value-type="float">
            <text:p>166.33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4194304 / (32 * (2048 - [.A1263]))" office:value-type="float" office:value="166.546378653113" calcext:value-type="float">
            <text:p>166.54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4194304 / (32 * (2048 - [.A1264]))" office:value-type="float" office:value="166.758269720102" calcext:value-type="float">
            <text:p>166.75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4194304 / (32 * (2048 - [.A1265]))" office:value-type="float" office:value="166.970700636943" calcext:value-type="float">
            <text:p>166.97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4194304 / (32 * (2048 - [.A1266]))" office:value-type="float" office:value="167.183673469388" calcext:value-type="float">
            <text:p>167.18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4194304 / (32 * (2048 - [.A1267]))" office:value-type="float" office:value="167.397190293742" calcext:value-type="float">
            <text:p>167.39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4194304 / (32 * (2048 - [.A1268]))" office:value-type="float" office:value="167.611253196931" calcext:value-type="float">
            <text:p>167.61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4194304 / (32 * (2048 - [.A1269]))" office:value-type="float" office:value="167.825864276569" calcext:value-type="float">
            <text:p>167.82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4194304 / (32 * (2048 - [.A1270]))" office:value-type="float" office:value="168.041025641026" calcext:value-type="float">
            <text:p>168.04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4194304 / (32 * (2048 - [.A1271]))" office:value-type="float" office:value="168.256739409499" calcext:value-type="float">
            <text:p>168.25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4194304 / (32 * (2048 - [.A1272]))" office:value-type="float" office:value="168.473007712082" calcext:value-type="float">
            <text:p>168.47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4194304 / (32 * (2048 - [.A1273]))" office:value-type="float" office:value="168.689832689833" calcext:value-type="float">
            <text:p>168.69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4194304 / (32 * (2048 - [.A1274]))" office:value-type="float" office:value="168.907216494845" calcext:value-type="float">
            <text:p>168.907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4194304 / (32 * (2048 - [.A1275]))" office:value-type="float" office:value="169.125161290323" calcext:value-type="float">
            <text:p>169.12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4194304 / (32 * (2048 - [.A1276]))" office:value-type="float" office:value="169.343669250646" calcext:value-type="float">
            <text:p>169.34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4194304 / (32 * (2048 - [.A1277]))" office:value-type="float" office:value="169.562742561449" calcext:value-type="float">
            <text:p>169.563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4194304 / (32 * (2048 - [.A1278]))" office:value-type="float" office:value="169.782383419689" calcext:value-type="float">
            <text:p>169.78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4194304 / (32 * (2048 - [.A1279]))" office:value-type="float" office:value="170.002594033722" calcext:value-type="float">
            <text:p>170.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4194304 / (32 * (2048 - [.A1280]))" office:value-type="float" office:value="170.223376623377" calcext:value-type="float">
            <text:p>170.22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4194304 / (32 * (2048 - [.A1281]))" office:value-type="float" office:value="170.444733420026" calcext:value-type="float">
            <text:p>170.44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4194304 / (32 * (2048 - [.A1282]))" office:value-type="float" office:value="170.666666666667" calcext:value-type="float">
            <text:p>170.66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4194304 / (32 * (2048 - [.A1283]))" office:value-type="float" office:value="170.889178617992" calcext:value-type="float">
            <text:p>170.88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4194304 / (32 * (2048 - [.A1284]))" office:value-type="float" office:value="171.11227154047" calcext:value-type="float">
            <text:p>171.11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4194304 / (32 * (2048 - [.A1285]))" office:value-type="float" office:value="171.335947712418" calcext:value-type="float">
            <text:p>171.33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4194304 / (32 * (2048 - [.A1286]))" office:value-type="float" office:value="171.560209424084" calcext:value-type="float">
            <text:p>171.56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4194304 / (32 * (2048 - [.A1287]))" office:value-type="float" office:value="171.78505897772" calcext:value-type="float">
            <text:p>171.78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4194304 / (32 * (2048 - [.A1288]))" office:value-type="float" office:value="172.010498687664" calcext:value-type="float">
            <text:p>172.01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4194304 / (32 * (2048 - [.A1289]))" office:value-type="float" office:value="172.236530880421" calcext:value-type="float">
            <text:p>172.23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4194304 / (32 * (2048 - [.A1290]))" office:value-type="float" office:value="172.463157894737" calcext:value-type="float">
            <text:p>172.46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4194304 / (32 * (2048 - [.A1291]))" office:value-type="float" office:value="172.690382081686" calcext:value-type="float">
            <text:p>172.69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4194304 / (32 * (2048 - [.A1292]))" office:value-type="float" office:value="172.918205804749" calcext:value-type="float">
            <text:p>172.91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4194304 / (32 * (2048 - [.A1293]))" office:value-type="float" office:value="173.146631439894" calcext:value-type="float">
            <text:p>173.14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4194304 / (32 * (2048 - [.A1294]))" office:value-type="float" office:value="173.375661375661" calcext:value-type="float">
            <text:p>173.37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4194304 / (32 * (2048 - [.A1295]))" office:value-type="float" office:value="173.605298013245" calcext:value-type="float">
            <text:p>173.60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4194304 / (32 * (2048 - [.A1296]))" office:value-type="float" office:value="173.835543766578" calcext:value-type="float">
            <text:p>173.83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4194304 / (32 * (2048 - [.A1297]))" office:value-type="float" office:value="174.066401062417" calcext:value-type="float">
            <text:p>174.06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4194304 / (32 * (2048 - [.A1298]))" office:value-type="float" office:value="174.297872340426" calcext:value-type="float">
            <text:p>174.29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4194304 / (32 * (2048 - [.A1299]))" office:value-type="float" office:value="174.529960053262" calcext:value-type="float">
            <text:p>174.53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4194304 / (32 * (2048 - [.A1300]))" office:value-type="float" office:value="174.762666666667" calcext:value-type="float">
            <text:p>174.76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4194304 / (32 * (2048 - [.A1301]))" office:value-type="float" office:value="174.995994659546" calcext:value-type="float">
            <text:p>174.99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4194304 / (32 * (2048 - [.A1302]))" office:value-type="float" office:value="175.229946524064" calcext:value-type="float">
            <text:p>175.23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4194304 / (32 * (2048 - [.A1303]))" office:value-type="float" office:value="175.46452476573" calcext:value-type="float">
            <text:p>175.46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4194304 / (32 * (2048 - [.A1304]))" office:value-type="float" office:value="175.699731903485" calcext:value-type="float">
            <text:p>175.7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4194304 / (32 * (2048 - [.A1305]))" office:value-type="float" office:value="175.935570469799" calcext:value-type="float">
            <text:p>175.93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4194304 / (32 * (2048 - [.A1306]))" office:value-type="float" office:value="176.172043010753" calcext:value-type="float">
            <text:p>176.17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4194304 / (32 * (2048 - [.A1307]))" office:value-type="float" office:value="176.409152086137" calcext:value-type="float">
            <text:p>176.409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4194304 / (32 * (2048 - [.A1308]))" office:value-type="float" office:value="176.646900269542" calcext:value-type="float">
            <text:p>176.64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4194304 / (32 * (2048 - [.A1309]))" office:value-type="float" office:value="176.885290148448" calcext:value-type="float">
            <text:p>176.88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4194304 / (32 * (2048 - [.A1310]))" office:value-type="float" office:value="177.124324324324" calcext:value-type="float">
            <text:p>177.12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4194304 / (32 * (2048 - [.A1311]))" office:value-type="float" office:value="177.36400541272" calcext:value-type="float">
            <text:p>177.36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4194304 / (32 * (2048 - [.A1312]))" office:value-type="float" office:value="177.60433604336" calcext:value-type="float">
            <text:p>177.60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4194304 / (32 * (2048 - [.A1313]))" office:value-type="float" office:value="177.845318860244" calcext:value-type="float">
            <text:p>177.84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4194304 / (32 * (2048 - [.A1314]))" office:value-type="float" office:value="178.086956521739" calcext:value-type="float">
            <text:p>178.087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4194304 / (32 * (2048 - [.A1315]))" office:value-type="float" office:value="178.32925170068" calcext:value-type="float">
            <text:p>178.32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4194304 / (32 * (2048 - [.A1316]))" office:value-type="float" office:value="178.572207084469" calcext:value-type="float">
            <text:p>178.57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4194304 / (32 * (2048 - [.A1317]))" office:value-type="float" office:value="178.815825375171" calcext:value-type="float">
            <text:p>178.81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4194304 / (32 * (2048 - [.A1318]))" office:value-type="float" office:value="179.060109289618" calcext:value-type="float">
            <text:p>179.06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4194304 / (32 * (2048 - [.A1319]))" office:value-type="float" office:value="179.305061559508" calcext:value-type="float">
            <text:p>179.30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4194304 / (32 * (2048 - [.A1320]))" office:value-type="float" office:value="179.550684931507" calcext:value-type="float">
            <text:p>179.55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4194304 / (32 * (2048 - [.A1321]))" office:value-type="float" office:value="179.796982167353" calcext:value-type="float">
            <text:p>179.79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4194304 / (32 * (2048 - [.A1322]))" office:value-type="float" office:value="180.043956043956" calcext:value-type="float">
            <text:p>180.04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4194304 / (32 * (2048 - [.A1323]))" office:value-type="float" office:value="180.291609353508" calcext:value-type="float">
            <text:p>180.29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4194304 / (32 * (2048 - [.A1324]))" office:value-type="float" office:value="180.539944903581" calcext:value-type="float">
            <text:p>180.54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4194304 / (32 * (2048 - [.A1325]))" office:value-type="float" office:value="180.788965517241" calcext:value-type="float">
            <text:p>180.78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4194304 / (32 * (2048 - [.A1326]))" office:value-type="float" office:value="181.038674033149" calcext:value-type="float">
            <text:p>181.039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4194304 / (32 * (2048 - [.A1327]))" office:value-type="float" office:value="181.289073305671" calcext:value-type="float">
            <text:p>181.28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4194304 / (32 * (2048 - [.A1328]))" office:value-type="float" office:value="181.540166204986" calcext:value-type="float">
            <text:p>181.54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4194304 / (32 * (2048 - [.A1329]))" office:value-type="float" office:value="181.791955617198" calcext:value-type="float">
            <text:p>181.79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4194304 / (32 * (2048 - [.A1330]))" office:value-type="float" office:value="182.044444444444" calcext:value-type="float">
            <text:p>182.04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4194304 / (32 * (2048 - [.A1331]))" office:value-type="float" office:value="182.297635605007" calcext:value-type="float">
            <text:p>182.29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4194304 / (32 * (2048 - [.A1332]))" office:value-type="float" office:value="182.551532033426" calcext:value-type="float">
            <text:p>182.552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4194304 / (32 * (2048 - [.A1333]))" office:value-type="float" office:value="182.806136680614" calcext:value-type="float">
            <text:p>182.80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4194304 / (32 * (2048 - [.A1334]))" office:value-type="float" office:value="183.061452513966" calcext:value-type="float">
            <text:p>183.06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4194304 / (32 * (2048 - [.A1335]))" office:value-type="float" office:value="183.317482517483" calcext:value-type="float">
            <text:p>183.317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4194304 / (32 * (2048 - [.A1336]))" office:value-type="float" office:value="183.574229691877" calcext:value-type="float">
            <text:p>183.57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4194304 / (32 * (2048 - [.A1337]))" office:value-type="float" office:value="183.831697054698" calcext:value-type="float">
            <text:p>183.83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4194304 / (32 * (2048 - [.A1338]))" office:value-type="float" office:value="184.089887640449" calcext:value-type="float">
            <text:p>184.09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4194304 / (32 * (2048 - [.A1339]))" office:value-type="float" office:value="184.348804500703" calcext:value-type="float">
            <text:p>184.349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4194304 / (32 * (2048 - [.A1340]))" office:value-type="float" office:value="184.608450704225" calcext:value-type="float">
            <text:p>184.60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4194304 / (32 * (2048 - [.A1341]))" office:value-type="float" office:value="184.868829337095" calcext:value-type="float">
            <text:p>184.86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4194304 / (32 * (2048 - [.A1342]))" office:value-type="float" office:value="185.129943502825" calcext:value-type="float">
            <text:p>185.13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4194304 / (32 * (2048 - [.A1343]))" office:value-type="float" office:value="185.391796322489" calcext:value-type="float">
            <text:p>185.39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4194304 / (32 * (2048 - [.A1344]))" office:value-type="float" office:value="185.654390934844" calcext:value-type="float">
            <text:p>185.65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4194304 / (32 * (2048 - [.A1345]))" office:value-type="float" office:value="185.917730496454" calcext:value-type="float">
            <text:p>185.91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4194304 / (32 * (2048 - [.A1346]))" office:value-type="float" office:value="186.181818181818" calcext:value-type="float">
            <text:p>186.18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4194304 / (32 * (2048 - [.A1347]))" office:value-type="float" office:value="186.446657183499" calcext:value-type="float">
            <text:p>186.447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4194304 / (32 * (2048 - [.A1348]))" office:value-type="float" office:value="186.712250712251" calcext:value-type="float">
            <text:p>186.71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4194304 / (32 * (2048 - [.A1349]))" office:value-type="float" office:value="186.978601997147" calcext:value-type="float">
            <text:p>186.97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4194304 / (32 * (2048 - [.A1350]))" office:value-type="float" office:value="187.245714285714" calcext:value-type="float">
            <text:p>187.24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4194304 / (32 * (2048 - [.A1351]))" office:value-type="float" office:value="187.513590844063" calcext:value-type="float">
            <text:p>187.51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4194304 / (32 * (2048 - [.A1352]))" office:value-type="float" office:value="187.78223495702" calcext:value-type="float">
            <text:p>187.78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4194304 / (32 * (2048 - [.A1353]))" office:value-type="float" office:value="188.051649928264" calcext:value-type="float">
            <text:p>188.05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4194304 / (32 * (2048 - [.A1354]))" office:value-type="float" office:value="188.32183908046" calcext:value-type="float">
            <text:p>188.32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4194304 / (32 * (2048 - [.A1355]))" office:value-type="float" office:value="188.592805755396" calcext:value-type="float">
            <text:p>188.59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4194304 / (32 * (2048 - [.A1356]))" office:value-type="float" office:value="188.864553314121" calcext:value-type="float">
            <text:p>188.86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4194304 / (32 * (2048 - [.A1357]))" office:value-type="float" office:value="189.137085137085" calcext:value-type="float">
            <text:p>189.13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4194304 / (32 * (2048 - [.A1358]))" office:value-type="float" office:value="189.410404624277" calcext:value-type="float">
            <text:p>189.41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4194304 / (32 * (2048 - [.A1359]))" office:value-type="float" office:value="189.684515195369" calcext:value-type="float">
            <text:p>189.68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4194304 / (32 * (2048 - [.A1360]))" office:value-type="float" office:value="189.959420289855" calcext:value-type="float">
            <text:p>189.959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4194304 / (32 * (2048 - [.A1361]))" office:value-type="float" office:value="190.235123367199" calcext:value-type="float">
            <text:p>190.23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4194304 / (32 * (2048 - [.A1362]))" office:value-type="float" office:value="190.511627906977" calcext:value-type="float">
            <text:p>190.51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4194304 / (32 * (2048 - [.A1363]))" office:value-type="float" office:value="190.788937409025" calcext:value-type="float">
            <text:p>190.789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4194304 / (32 * (2048 - [.A1364]))" office:value-type="float" office:value="191.067055393586" calcext:value-type="float">
            <text:p>191.067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4194304 / (32 * (2048 - [.A1365]))" office:value-type="float" office:value="191.34598540146" calcext:value-type="float">
            <text:p>191.34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4194304 / (32 * (2048 - [.A1366]))" office:value-type="float" office:value="191.625730994152" calcext:value-type="float">
            <text:p>191.62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4194304 / (32 * (2048 - [.A1367]))" office:value-type="float" office:value="191.906295754026" calcext:value-type="float">
            <text:p>191.90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4194304 / (32 * (2048 - [.A1368]))" office:value-type="float" office:value="192.187683284457" calcext:value-type="float">
            <text:p>192.18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4194304 / (32 * (2048 - [.A1369]))" office:value-type="float" office:value="192.469897209985" calcext:value-type="float">
            <text:p>192.47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4194304 / (32 * (2048 - [.A1370]))" office:value-type="float" office:value="192.752941176471" calcext:value-type="float">
            <text:p>192.75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4194304 / (32 * (2048 - [.A1371]))" office:value-type="float" office:value="193.036818851252" calcext:value-type="float">
            <text:p>193.03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4194304 / (32 * (2048 - [.A1372]))" office:value-type="float" office:value="193.321533923304" calcext:value-type="float">
            <text:p>193.32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4194304 / (32 * (2048 - [.A1373]))" office:value-type="float" office:value="193.607090103397" calcext:value-type="float">
            <text:p>193.60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4194304 / (32 * (2048 - [.A1374]))" office:value-type="float" office:value="193.89349112426" calcext:value-type="float">
            <text:p>193.89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4194304 / (32 * (2048 - [.A1375]))" office:value-type="float" office:value="194.180740740741" calcext:value-type="float">
            <text:p>194.18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4194304 / (32 * (2048 - [.A1376]))" office:value-type="float" office:value="194.46884272997" calcext:value-type="float">
            <text:p>194.46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4194304 / (32 * (2048 - [.A1377]))" office:value-type="float" office:value="194.75780089153" calcext:value-type="float">
            <text:p>194.75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4194304 / (32 * (2048 - [.A1378]))" office:value-type="float" office:value="195.047619047619" calcext:value-type="float">
            <text:p>195.04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4194304 / (32 * (2048 - [.A1379]))" office:value-type="float" office:value="195.338301043219" calcext:value-type="float">
            <text:p>195.338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4194304 / (32 * (2048 - [.A1380]))" office:value-type="float" office:value="195.629850746269" calcext:value-type="float">
            <text:p>195.63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4194304 / (32 * (2048 - [.A1381]))" office:value-type="float" office:value="195.922272047833" calcext:value-type="float">
            <text:p>195.92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4194304 / (32 * (2048 - [.A1382]))" office:value-type="float" office:value="196.215568862275" calcext:value-type="float">
            <text:p>196.21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4194304 / (32 * (2048 - [.A1383]))" office:value-type="float" office:value="196.509745127436" calcext:value-type="float">
            <text:p>196.51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4194304 / (32 * (2048 - [.A1384]))" office:value-type="float" office:value="196.804804804805" calcext:value-type="float">
            <text:p>196.80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4194304 / (32 * (2048 - [.A1385]))" office:value-type="float" office:value="197.100751879699" calcext:value-type="float">
            <text:p>197.10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4194304 / (32 * (2048 - [.A1386]))" office:value-type="float" office:value="197.397590361446" calcext:value-type="float">
            <text:p>197.398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4194304 / (32 * (2048 - [.A1387]))" office:value-type="float" office:value="197.69532428356" calcext:value-type="float">
            <text:p>197.69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4194304 / (32 * (2048 - [.A1388]))" office:value-type="float" office:value="197.993957703928" calcext:value-type="float">
            <text:p>197.99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4194304 / (32 * (2048 - [.A1389]))" office:value-type="float" office:value="198.293494704992" calcext:value-type="float">
            <text:p>198.29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4194304 / (32 * (2048 - [.A1390]))" office:value-type="float" office:value="198.593939393939" calcext:value-type="float">
            <text:p>198.59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4194304 / (32 * (2048 - [.A1391]))" office:value-type="float" office:value="198.895295902883" calcext:value-type="float">
            <text:p>198.89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4194304 / (32 * (2048 - [.A1392]))" office:value-type="float" office:value="199.197568389058" calcext:value-type="float">
            <text:p>199.19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4194304 / (32 * (2048 - [.A1393]))" office:value-type="float" office:value="199.500761035008" calcext:value-type="float">
            <text:p>199.50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4194304 / (32 * (2048 - [.A1394]))" office:value-type="float" office:value="199.804878048781" calcext:value-type="float">
            <text:p>199.80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4194304 / (32 * (2048 - [.A1395]))" office:value-type="float" office:value="200.109923664122" calcext:value-type="float">
            <text:p>200.11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4194304 / (32 * (2048 - [.A1396]))" office:value-type="float" office:value="200.415902140673" calcext:value-type="float">
            <text:p>200.41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4194304 / (32 * (2048 - [.A1397]))" office:value-type="float" office:value="200.722817764165" calcext:value-type="float">
            <text:p>200.72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4194304 / (32 * (2048 - [.A1398]))" office:value-type="float" office:value="201.030674846626" calcext:value-type="float">
            <text:p>201.03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4194304 / (32 * (2048 - [.A1399]))" office:value-type="float" office:value="201.339477726574" calcext:value-type="float">
            <text:p>201.339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4194304 / (32 * (2048 - [.A1400]))" office:value-type="float" office:value="201.649230769231" calcext:value-type="float">
            <text:p>201.64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4194304 / (32 * (2048 - [.A1401]))" office:value-type="float" office:value="201.959938366718" calcext:value-type="float">
            <text:p>201.96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4194304 / (32 * (2048 - [.A1402]))" office:value-type="float" office:value="202.271604938272" calcext:value-type="float">
            <text:p>202.27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4194304 / (32 * (2048 - [.A1403]))" office:value-type="float" office:value="202.584234930448" calcext:value-type="float">
            <text:p>202.58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4194304 / (32 * (2048 - [.A1404]))" office:value-type="float" office:value="202.897832817337" calcext:value-type="float">
            <text:p>202.89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4194304 / (32 * (2048 - [.A1405]))" office:value-type="float" office:value="203.212403100775" calcext:value-type="float">
            <text:p>203.21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4194304 / (32 * (2048 - [.A1406]))" office:value-type="float" office:value="203.527950310559" calcext:value-type="float">
            <text:p>203.52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4194304 / (32 * (2048 - [.A1407]))" office:value-type="float" office:value="203.844479004666" calcext:value-type="float">
            <text:p>203.84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4194304 / (32 * (2048 - [.A1408]))" office:value-type="float" office:value="204.16199376947" calcext:value-type="float">
            <text:p>204.16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4194304 / (32 * (2048 - [.A1409]))" office:value-type="float" office:value="204.480499219969" calcext:value-type="float">
            <text:p>204.48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4194304 / (32 * (2048 - [.A1410]))" office:value-type="float" office:value="204.8" calcext:value-type="float">
            <text:p>204.8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4194304 / (32 * (2048 - [.A1411]))" office:value-type="float" office:value="205.120500782473" calcext:value-type="float">
            <text:p>205.12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4194304 / (32 * (2048 - [.A1412]))" office:value-type="float" office:value="205.442006269592" calcext:value-type="float">
            <text:p>205.44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4194304 / (32 * (2048 - [.A1413]))" office:value-type="float" office:value="205.764521193093" calcext:value-type="float">
            <text:p>205.76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4194304 / (32 * (2048 - [.A1414]))" office:value-type="float" office:value="206.088050314465" calcext:value-type="float">
            <text:p>206.08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4194304 / (32 * (2048 - [.A1415]))" office:value-type="float" office:value="206.412598425197" calcext:value-type="float">
            <text:p>206.41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4194304 / (32 * (2048 - [.A1416]))" office:value-type="float" office:value="206.738170347003" calcext:value-type="float">
            <text:p>206.73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4194304 / (32 * (2048 - [.A1417]))" office:value-type="float" office:value="207.06477093207" calcext:value-type="float">
            <text:p>207.06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4194304 / (32 * (2048 - [.A1418]))" office:value-type="float" office:value="207.392405063291" calcext:value-type="float">
            <text:p>207.39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4194304 / (32 * (2048 - [.A1419]))" office:value-type="float" office:value="207.721077654517" calcext:value-type="float">
            <text:p>207.72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4194304 / (32 * (2048 - [.A1420]))" office:value-type="float" office:value="208.050793650794" calcext:value-type="float">
            <text:p>208.05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4194304 / (32 * (2048 - [.A1421]))" office:value-type="float" office:value="208.381558028617" calcext:value-type="float">
            <text:p>208.38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4194304 / (32 * (2048 - [.A1422]))" office:value-type="float" office:value="208.713375796178" calcext:value-type="float">
            <text:p>208.71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4194304 / (32 * (2048 - [.A1423]))" office:value-type="float" office:value="209.04625199362" calcext:value-type="float">
            <text:p>209.04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4194304 / (32 * (2048 - [.A1424]))" office:value-type="float" office:value="209.380191693291" calcext:value-type="float">
            <text:p>209.38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4194304 / (32 * (2048 - [.A1425]))" office:value-type="float" office:value="209.7152" calcext:value-type="float">
            <text:p>209.715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4194304 / (32 * (2048 - [.A1426]))" office:value-type="float" office:value="210.051282051282" calcext:value-type="float">
            <text:p>210.05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4194304 / (32 * (2048 - [.A1427]))" office:value-type="float" office:value="210.388443017656" calcext:value-type="float">
            <text:p>210.38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4194304 / (32 * (2048 - [.A1428]))" office:value-type="float" office:value="210.726688102894" calcext:value-type="float">
            <text:p>210.72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4194304 / (32 * (2048 - [.A1429]))" office:value-type="float" office:value="211.066022544283" calcext:value-type="float">
            <text:p>211.06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4194304 / (32 * (2048 - [.A1430]))" office:value-type="float" office:value="211.406451612903" calcext:value-type="float">
            <text:p>211.40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4194304 / (32 * (2048 - [.A1431]))" office:value-type="float" office:value="211.747980613893" calcext:value-type="float">
            <text:p>211.74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4194304 / (32 * (2048 - [.A1432]))" office:value-type="float" office:value="212.090614886731" calcext:value-type="float">
            <text:p>212.09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4194304 / (32 * (2048 - [.A1433]))" office:value-type="float" office:value="212.43435980551" calcext:value-type="float">
            <text:p>212.43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4194304 / (32 * (2048 - [.A1434]))" office:value-type="float" office:value="212.779220779221" calcext:value-type="float">
            <text:p>212.77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4194304 / (32 * (2048 - [.A1435]))" office:value-type="float" office:value="213.125203252032" calcext:value-type="float">
            <text:p>213.12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4194304 / (32 * (2048 - [.A1436]))" office:value-type="float" office:value="213.472312703583" calcext:value-type="float">
            <text:p>213.47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4194304 / (32 * (2048 - [.A1437]))" office:value-type="float" office:value="213.820554649266" calcext:value-type="float">
            <text:p>213.82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4194304 / (32 * (2048 - [.A1438]))" office:value-type="float" office:value="214.169934640523" calcext:value-type="float">
            <text:p>214.17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4194304 / (32 * (2048 - [.A1439]))" office:value-type="float" office:value="214.520458265139" calcext:value-type="float">
            <text:p>214.52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4194304 / (32 * (2048 - [.A1440]))" office:value-type="float" office:value="214.872131147541" calcext:value-type="float">
            <text:p>214.87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4194304 / (32 * (2048 - [.A1441]))" office:value-type="float" office:value="215.224958949097" calcext:value-type="float">
            <text:p>215.22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4194304 / (32 * (2048 - [.A1442]))" office:value-type="float" office:value="215.578947368421" calcext:value-type="float">
            <text:p>215.57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4194304 / (32 * (2048 - [.A1443]))" office:value-type="float" office:value="215.93410214168" calcext:value-type="float">
            <text:p>215.934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4194304 / (32 * (2048 - [.A1444]))" office:value-type="float" office:value="216.290429042904" calcext:value-type="float">
            <text:p>216.29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4194304 / (32 * (2048 - [.A1445]))" office:value-type="float" office:value="216.647933884298" calcext:value-type="float">
            <text:p>216.64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4194304 / (32 * (2048 - [.A1446]))" office:value-type="float" office:value="217.006622516556" calcext:value-type="float">
            <text:p>217.00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4194304 / (32 * (2048 - [.A1447]))" office:value-type="float" office:value="217.366500829187" calcext:value-type="float">
            <text:p>217.367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4194304 / (32 * (2048 - [.A1448]))" office:value-type="float" office:value="217.727574750831" calcext:value-type="float">
            <text:p>217.72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4194304 / (32 * (2048 - [.A1449]))" office:value-type="float" office:value="218.089850249584" calcext:value-type="float">
            <text:p>218.09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4194304 / (32 * (2048 - [.A1450]))" office:value-type="float" office:value="218.453333333333" calcext:value-type="float">
            <text:p>218.45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4194304 / (32 * (2048 - [.A1451]))" office:value-type="float" office:value="218.818030050083" calcext:value-type="float">
            <text:p>218.81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4194304 / (32 * (2048 - [.A1452]))" office:value-type="float" office:value="219.183946488294" calcext:value-type="float">
            <text:p>219.184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4194304 / (32 * (2048 - [.A1453]))" office:value-type="float" office:value="219.551088777219" calcext:value-type="float">
            <text:p>219.55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4194304 / (32 * (2048 - [.A1454]))" office:value-type="float" office:value="219.919463087248" calcext:value-type="float">
            <text:p>219.919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4194304 / (32 * (2048 - [.A1455]))" office:value-type="float" office:value="220.289075630252" calcext:value-type="float">
            <text:p>220.289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4194304 / (32 * (2048 - [.A1456]))" office:value-type="float" office:value="220.659932659933" calcext:value-type="float">
            <text:p>220.66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4194304 / (32 * (2048 - [.A1457]))" office:value-type="float" office:value="221.032040472175" calcext:value-type="float">
            <text:p>221.03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4194304 / (32 * (2048 - [.A1458]))" office:value-type="float" office:value="221.405405405405" calcext:value-type="float">
            <text:p>221.40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4194304 / (32 * (2048 - [.A1459]))" office:value-type="float" office:value="221.780033840948" calcext:value-type="float">
            <text:p>221.78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4194304 / (32 * (2048 - [.A1460]))" office:value-type="float" office:value="222.15593220339" calcext:value-type="float">
            <text:p>222.15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4194304 / (32 * (2048 - [.A1461]))" office:value-type="float" office:value="222.533106960951" calcext:value-type="float">
            <text:p>222.53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4194304 / (32 * (2048 - [.A1462]))" office:value-type="float" office:value="222.91156462585" calcext:value-type="float">
            <text:p>222.91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4194304 / (32 * (2048 - [.A1463]))" office:value-type="float" office:value="223.291311754685" calcext:value-type="float">
            <text:p>223.29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4194304 / (32 * (2048 - [.A1464]))" office:value-type="float" office:value="223.672354948805" calcext:value-type="float">
            <text:p>223.67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4194304 / (32 * (2048 - [.A1465]))" office:value-type="float" office:value="224.054700854701" calcext:value-type="float">
            <text:p>224.05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4194304 / (32 * (2048 - [.A1466]))" office:value-type="float" office:value="224.438356164384" calcext:value-type="float">
            <text:p>224.438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4194304 / (32 * (2048 - [.A1467]))" office:value-type="float" office:value="224.82332761578" calcext:value-type="float">
            <text:p>224.82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4194304 / (32 * (2048 - [.A1468]))" office:value-type="float" office:value="225.209621993127" calcext:value-type="float">
            <text:p>225.21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4194304 / (32 * (2048 - [.A1469]))" office:value-type="float" office:value="225.597246127367" calcext:value-type="float">
            <text:p>225.59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4194304 / (32 * (2048 - [.A1470]))" office:value-type="float" office:value="225.986206896552" calcext:value-type="float">
            <text:p>225.98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4194304 / (32 * (2048 - [.A1471]))" office:value-type="float" office:value="226.376511226252" calcext:value-type="float">
            <text:p>226.37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4194304 / (32 * (2048 - [.A1472]))" office:value-type="float" office:value="226.768166089965" calcext:value-type="float">
            <text:p>226.76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4194304 / (32 * (2048 - [.A1473]))" office:value-type="float" office:value="227.161178509532" calcext:value-type="float">
            <text:p>227.16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4194304 / (32 * (2048 - [.A1474]))" office:value-type="float" office:value="227.555555555556" calcext:value-type="float">
            <text:p>227.55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4194304 / (32 * (2048 - [.A1475]))" office:value-type="float" office:value="227.951304347826" calcext:value-type="float">
            <text:p>227.951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4194304 / (32 * (2048 - [.A1476]))" office:value-type="float" office:value="228.348432055749" calcext:value-type="float">
            <text:p>228.34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4194304 / (32 * (2048 - [.A1477]))" office:value-type="float" office:value="228.746945898778" calcext:value-type="float">
            <text:p>228.74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4194304 / (32 * (2048 - [.A1478]))" office:value-type="float" office:value="229.146853146853" calcext:value-type="float">
            <text:p>229.14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4194304 / (32 * (2048 - [.A1479]))" office:value-type="float" office:value="229.548161120841" calcext:value-type="float">
            <text:p>229.54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4194304 / (32 * (2048 - [.A1480]))" office:value-type="float" office:value="229.950877192982" calcext:value-type="float">
            <text:p>229.95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4194304 / (32 * (2048 - [.A1481]))" office:value-type="float" office:value="230.355008787346" calcext:value-type="float">
            <text:p>230.35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4194304 / (32 * (2048 - [.A1482]))" office:value-type="float" office:value="230.760563380282" calcext:value-type="float">
            <text:p>230.76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4194304 / (32 * (2048 - [.A1483]))" office:value-type="float" office:value="231.167548500882" calcext:value-type="float">
            <text:p>231.16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4194304 / (32 * (2048 - [.A1484]))" office:value-type="float" office:value="231.575971731449" calcext:value-type="float">
            <text:p>231.57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4194304 / (32 * (2048 - [.A1485]))" office:value-type="float" office:value="231.985840707965" calcext:value-type="float">
            <text:p>231.98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4194304 / (32 * (2048 - [.A1486]))" office:value-type="float" office:value="232.397163120567" calcext:value-type="float">
            <text:p>232.39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4194304 / (32 * (2048 - [.A1487]))" office:value-type="float" office:value="232.809946714032" calcext:value-type="float">
            <text:p>232.81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4194304 / (32 * (2048 - [.A1488]))" office:value-type="float" office:value="233.224199288256" calcext:value-type="float">
            <text:p>233.22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4194304 / (32 * (2048 - [.A1489]))" office:value-type="float" office:value="233.639928698752" calcext:value-type="float">
            <text:p>233.64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4194304 / (32 * (2048 - [.A1490]))" office:value-type="float" office:value="234.057142857143" calcext:value-type="float">
            <text:p>234.05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4194304 / (32 * (2048 - [.A1491]))" office:value-type="float" office:value="234.475849731664" calcext:value-type="float">
            <text:p>234.47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4194304 / (32 * (2048 - [.A1492]))" office:value-type="float" office:value="234.89605734767" calcext:value-type="float">
            <text:p>234.89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4194304 / (32 * (2048 - [.A1493]))" office:value-type="float" office:value="235.317773788151" calcext:value-type="float">
            <text:p>235.318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4194304 / (32 * (2048 - [.A1494]))" office:value-type="float" office:value="235.741007194245" calcext:value-type="float">
            <text:p>235.74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4194304 / (32 * (2048 - [.A1495]))" office:value-type="float" office:value="236.165765765766" calcext:value-type="float">
            <text:p>236.16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4194304 / (32 * (2048 - [.A1496]))" office:value-type="float" office:value="236.592057761733" calcext:value-type="float">
            <text:p>236.59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4194304 / (32 * (2048 - [.A1497]))" office:value-type="float" office:value="237.019891500904" calcext:value-type="float">
            <text:p>237.02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4194304 / (32 * (2048 - [.A1498]))" office:value-type="float" office:value="237.449275362319" calcext:value-type="float">
            <text:p>237.449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4194304 / (32 * (2048 - [.A1499]))" office:value-type="float" office:value="237.880217785844" calcext:value-type="float">
            <text:p>237.88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4194304 / (32 * (2048 - [.A1500]))" office:value-type="float" office:value="238.312727272727" calcext:value-type="float">
            <text:p>238.31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4194304 / (32 * (2048 - [.A1501]))" office:value-type="float" office:value="238.746812386157" calcext:value-type="float">
            <text:p>238.7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4194304 / (32 * (2048 - [.A1502]))" office:value-type="float" office:value="239.182481751825" calcext:value-type="float">
            <text:p>239.18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4194304 / (32 * (2048 - [.A1503]))" office:value-type="float" office:value="239.619744058501" calcext:value-type="float">
            <text:p>239.62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4194304 / (32 * (2048 - [.A1504]))" office:value-type="float" office:value="240.058608058608" calcext:value-type="float">
            <text:p>240.05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4194304 / (32 * (2048 - [.A1505]))" office:value-type="float" office:value="240.499082568807" calcext:value-type="float">
            <text:p>240.49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4194304 / (32 * (2048 - [.A1506]))" office:value-type="float" office:value="240.941176470588" calcext:value-type="float">
            <text:p>240.94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4194304 / (32 * (2048 - [.A1507]))" office:value-type="float" office:value="241.384898710866" calcext:value-type="float">
            <text:p>241.38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4194304 / (32 * (2048 - [.A1508]))" office:value-type="float" office:value="241.830258302583" calcext:value-type="float">
            <text:p>241.83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4194304 / (32 * (2048 - [.A1509]))" office:value-type="float" office:value="242.277264325323" calcext:value-type="float">
            <text:p>242.27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4194304 / (32 * (2048 - [.A1510]))" office:value-type="float" office:value="242.725925925926" calcext:value-type="float">
            <text:p>242.72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4194304 / (32 * (2048 - [.A1511]))" office:value-type="float" office:value="243.176252319109" calcext:value-type="float">
            <text:p>243.17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4194304 / (32 * (2048 - [.A1512]))" office:value-type="float" office:value="243.628252788104" calcext:value-type="float">
            <text:p>243.62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4194304 / (32 * (2048 - [.A1513]))" office:value-type="float" office:value="244.081936685289" calcext:value-type="float">
            <text:p>244.08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4194304 / (32 * (2048 - [.A1514]))" office:value-type="float" office:value="244.537313432836" calcext:value-type="float">
            <text:p>244.53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4194304 / (32 * (2048 - [.A1515]))" office:value-type="float" office:value="244.994392523364" calcext:value-type="float">
            <text:p>244.994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4194304 / (32 * (2048 - [.A1516]))" office:value-type="float" office:value="245.453183520599" calcext:value-type="float">
            <text:p>245.45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4194304 / (32 * (2048 - [.A1517]))" office:value-type="float" office:value="245.913696060038" calcext:value-type="float">
            <text:p>245.914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4194304 / (32 * (2048 - [.A1518]))" office:value-type="float" office:value="246.375939849624" calcext:value-type="float">
            <text:p>246.37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4194304 / (32 * (2048 - [.A1519]))" office:value-type="float" office:value="246.839924670433" calcext:value-type="float">
            <text:p>246.84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4194304 / (32 * (2048 - [.A1520]))" office:value-type="float" office:value="247.305660377358" calcext:value-type="float">
            <text:p>247.30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4194304 / (32 * (2048 - [.A1521]))" office:value-type="float" office:value="247.773156899811" calcext:value-type="float">
            <text:p>247.77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4194304 / (32 * (2048 - [.A1522]))" office:value-type="float" office:value="248.242424242424" calcext:value-type="float">
            <text:p>248.24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4194304 / (32 * (2048 - [.A1523]))" office:value-type="float" office:value="248.713472485769" calcext:value-type="float">
            <text:p>248.71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4194304 / (32 * (2048 - [.A1524]))" office:value-type="float" office:value="249.186311787072" calcext:value-type="float">
            <text:p>249.18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4194304 / (32 * (2048 - [.A1525]))" office:value-type="float" office:value="249.660952380952" calcext:value-type="float">
            <text:p>249.66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4194304 / (32 * (2048 - [.A1526]))" office:value-type="float" office:value="250.137404580153" calcext:value-type="float">
            <text:p>250.13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4194304 / (32 * (2048 - [.A1527]))" office:value-type="float" office:value="250.615678776291" calcext:value-type="float">
            <text:p>250.61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4194304 / (32 * (2048 - [.A1528]))" office:value-type="float" office:value="251.095785440613" calcext:value-type="float">
            <text:p>251.09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4194304 / (32 * (2048 - [.A1529]))" office:value-type="float" office:value="251.57773512476" calcext:value-type="float">
            <text:p>251.57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4194304 / (32 * (2048 - [.A1530]))" office:value-type="float" office:value="252.061538461538" calcext:value-type="float">
            <text:p>252.06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4194304 / (32 * (2048 - [.A1531]))" office:value-type="float" office:value="252.547206165703" calcext:value-type="float">
            <text:p>252.54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4194304 / (32 * (2048 - [.A1532]))" office:value-type="float" office:value="253.034749034749" calcext:value-type="float">
            <text:p>253.03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4194304 / (32 * (2048 - [.A1533]))" office:value-type="float" office:value="253.52417794971" calcext:value-type="float">
            <text:p>253.524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4194304 / (32 * (2048 - [.A1534]))" office:value-type="float" office:value="254.015503875969" calcext:value-type="float">
            <text:p>254.01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4194304 / (32 * (2048 - [.A1535]))" office:value-type="float" office:value="254.508737864078" calcext:value-type="float">
            <text:p>254.50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4194304 / (32 * (2048 - [.A1536]))" office:value-type="float" office:value="255.003891050584" calcext:value-type="float">
            <text:p>255.00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4194304 / (32 * (2048 - [.A1537]))" office:value-type="float" office:value="255.500974658869" calcext:value-type="float">
            <text:p>255.50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4194304 / (32 * (2048 - [.A1538]))" office:value-type="float" office:value="256" calcext:value-type="float">
            <text:p>256.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4194304 / (32 * (2048 - [.A1539]))" office:value-type="float" office:value="256.500978473581" calcext:value-type="float">
            <text:p>256.50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4194304 / (32 * (2048 - [.A1540]))" office:value-type="float" office:value="257.003921568627" calcext:value-type="float">
            <text:p>257.004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4194304 / (32 * (2048 - [.A1541]))" office:value-type="float" office:value="257.50884086444" calcext:value-type="float">
            <text:p>257.50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4194304 / (32 * (2048 - [.A1542]))" office:value-type="float" office:value="258.015748031496" calcext:value-type="float">
            <text:p>258.01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4194304 / (32 * (2048 - [.A1543]))" office:value-type="float" office:value="258.524654832347" calcext:value-type="float">
            <text:p>258.52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4194304 / (32 * (2048 - [.A1544]))" office:value-type="float" office:value="259.03557312253" calcext:value-type="float">
            <text:p>259.036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4194304 / (32 * (2048 - [.A1545]))" office:value-type="float" office:value="259.548514851485" calcext:value-type="float">
            <text:p>259.54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4194304 / (32 * (2048 - [.A1546]))" office:value-type="float" office:value="260.063492063492" calcext:value-type="float">
            <text:p>260.06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4194304 / (32 * (2048 - [.A1547]))" office:value-type="float" office:value="260.580516898608" calcext:value-type="float">
            <text:p>260.581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4194304 / (32 * (2048 - [.A1548]))" office:value-type="float" office:value="261.099601593625" calcext:value-type="float">
            <text:p>261.1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4194304 / (32 * (2048 - [.A1549]))" office:value-type="float" office:value="261.620758483034" calcext:value-type="float">
            <text:p>261.621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4194304 / (32 * (2048 - [.A1550]))" office:value-type="float" office:value="262.144" calcext:value-type="float">
            <text:p>262.14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4194304 / (32 * (2048 - [.A1551]))" office:value-type="float" office:value="262.669338677355" calcext:value-type="float">
            <text:p>262.66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4194304 / (32 * (2048 - [.A1552]))" office:value-type="float" office:value="263.196787148594" calcext:value-type="float">
            <text:p>263.19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4194304 / (32 * (2048 - [.A1553]))" office:value-type="float" office:value="263.726358148893" calcext:value-type="float">
            <text:p>263.72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4194304 / (32 * (2048 - [.A1554]))" office:value-type="float" office:value="264.258064516129" calcext:value-type="float">
            <text:p>264.25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4194304 / (32 * (2048 - [.A1555]))" office:value-type="float" office:value="264.791919191919" calcext:value-type="float">
            <text:p>264.792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4194304 / (32 * (2048 - [.A1556]))" office:value-type="float" office:value="265.327935222672" calcext:value-type="float">
            <text:p>265.32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4194304 / (32 * (2048 - [.A1557]))" office:value-type="float" office:value="265.866125760649" calcext:value-type="float">
            <text:p>265.866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4194304 / (32 * (2048 - [.A1558]))" office:value-type="float" office:value="266.406504065041" calcext:value-type="float">
            <text:p>266.40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4194304 / (32 * (2048 - [.A1559]))" office:value-type="float" office:value="266.949083503055" calcext:value-type="float">
            <text:p>266.949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4194304 / (32 * (2048 - [.A1560]))" office:value-type="float" office:value="267.49387755102" calcext:value-type="float">
            <text:p>267.49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4194304 / (32 * (2048 - [.A1561]))" office:value-type="float" office:value="268.040899795501" calcext:value-type="float">
            <text:p>268.04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4194304 / (32 * (2048 - [.A1562]))" office:value-type="float" office:value="268.590163934426" calcext:value-type="float">
            <text:p>268.59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4194304 / (32 * (2048 - [.A1563]))" office:value-type="float" office:value="269.141683778234" calcext:value-type="float">
            <text:p>269.14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4194304 / (32 * (2048 - [.A1564]))" office:value-type="float" office:value="269.695473251029" calcext:value-type="float">
            <text:p>269.69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4194304 / (32 * (2048 - [.A1565]))" office:value-type="float" office:value="270.251546391753" calcext:value-type="float">
            <text:p>270.25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4194304 / (32 * (2048 - [.A1566]))" office:value-type="float" office:value="270.809917355372" calcext:value-type="float">
            <text:p>270.81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4194304 / (32 * (2048 - [.A1567]))" office:value-type="float" office:value="271.370600414079" calcext:value-type="float">
            <text:p>271.37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4194304 / (32 * (2048 - [.A1568]))" office:value-type="float" office:value="271.933609958506" calcext:value-type="float">
            <text:p>271.93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4194304 / (32 * (2048 - [.A1569]))" office:value-type="float" office:value="272.49896049896" calcext:value-type="float">
            <text:p>272.49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4194304 / (32 * (2048 - [.A1570]))" office:value-type="float" office:value="273.066666666667" calcext:value-type="float">
            <text:p>273.06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4194304 / (32 * (2048 - [.A1571]))" office:value-type="float" office:value="273.636743215031" calcext:value-type="float">
            <text:p>273.63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4194304 / (32 * (2048 - [.A1572]))" office:value-type="float" office:value="274.20920502092" calcext:value-type="float">
            <text:p>274.209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4194304 / (32 * (2048 - [.A1573]))" office:value-type="float" office:value="274.784067085954" calcext:value-type="float">
            <text:p>274.784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4194304 / (32 * (2048 - [.A1574]))" office:value-type="float" office:value="275.361344537815" calcext:value-type="float">
            <text:p>275.36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4194304 / (32 * (2048 - [.A1575]))" office:value-type="float" office:value="275.941052631579" calcext:value-type="float">
            <text:p>275.94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4194304 / (32 * (2048 - [.A1576]))" office:value-type="float" office:value="276.523206751055" calcext:value-type="float">
            <text:p>276.52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4194304 / (32 * (2048 - [.A1577]))" office:value-type="float" office:value="277.107822410148" calcext:value-type="float">
            <text:p>277.10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4194304 / (32 * (2048 - [.A1578]))" office:value-type="float" office:value="277.694915254237" calcext:value-type="float">
            <text:p>277.69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4194304 / (32 * (2048 - [.A1579]))" office:value-type="float" office:value="278.284501061571" calcext:value-type="float">
            <text:p>278.28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4194304 / (32 * (2048 - [.A1580]))" office:value-type="float" office:value="278.876595744681" calcext:value-type="float">
            <text:p>278.87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4194304 / (32 * (2048 - [.A1581]))" office:value-type="float" office:value="279.471215351812" calcext:value-type="float">
            <text:p>279.47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4194304 / (32 * (2048 - [.A1582]))" office:value-type="float" office:value="280.068376068376" calcext:value-type="float">
            <text:p>280.068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4194304 / (32 * (2048 - [.A1583]))" office:value-type="float" office:value="280.668094218415" calcext:value-type="float">
            <text:p>280.668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4194304 / (32 * (2048 - [.A1584]))" office:value-type="float" office:value="281.270386266094" calcext:value-type="float">
            <text:p>281.27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4194304 / (32 * (2048 - [.A1585]))" office:value-type="float" office:value="281.875268817204" calcext:value-type="float">
            <text:p>281.87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4194304 / (32 * (2048 - [.A1586]))" office:value-type="float" office:value="282.48275862069" calcext:value-type="float">
            <text:p>282.48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4194304 / (32 * (2048 - [.A1587]))" office:value-type="float" office:value="283.092872570194" calcext:value-type="float">
            <text:p>283.09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4194304 / (32 * (2048 - [.A1588]))" office:value-type="float" office:value="283.705627705628" calcext:value-type="float">
            <text:p>283.70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4194304 / (32 * (2048 - [.A1589]))" office:value-type="float" office:value="284.321041214751" calcext:value-type="float">
            <text:p>284.32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4194304 / (32 * (2048 - [.A1590]))" office:value-type="float" office:value="284.939130434783" calcext:value-type="float">
            <text:p>284.939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4194304 / (32 * (2048 - [.A1591]))" office:value-type="float" office:value="285.559912854031" calcext:value-type="float">
            <text:p>285.56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4194304 / (32 * (2048 - [.A1592]))" office:value-type="float" office:value="286.183406113537" calcext:value-type="float">
            <text:p>286.18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4194304 / (32 * (2048 - [.A1593]))" office:value-type="float" office:value="286.809628008753" calcext:value-type="float">
            <text:p>286.81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4194304 / (32 * (2048 - [.A1594]))" office:value-type="float" office:value="287.438596491228" calcext:value-type="float">
            <text:p>287.439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4194304 / (32 * (2048 - [.A1595]))" office:value-type="float" office:value="288.07032967033" calcext:value-type="float">
            <text:p>288.07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4194304 / (32 * (2048 - [.A1596]))" office:value-type="float" office:value="288.704845814978" calcext:value-type="float">
            <text:p>288.705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4194304 / (32 * (2048 - [.A1597]))" office:value-type="float" office:value="289.342163355408" calcext:value-type="float">
            <text:p>289.34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4194304 / (32 * (2048 - [.A1598]))" office:value-type="float" office:value="289.982300884956" calcext:value-type="float">
            <text:p>289.982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4194304 / (32 * (2048 - [.A1599]))" office:value-type="float" office:value="290.625277161863" calcext:value-type="float">
            <text:p>290.62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4194304 / (32 * (2048 - [.A1600]))" office:value-type="float" office:value="291.271111111111" calcext:value-type="float">
            <text:p>291.271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4194304 / (32 * (2048 - [.A1601]))" office:value-type="float" office:value="291.919821826281" calcext:value-type="float">
            <text:p>291.92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4194304 / (32 * (2048 - [.A1602]))" office:value-type="float" office:value="292.571428571429" calcext:value-type="float">
            <text:p>292.57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4194304 / (32 * (2048 - [.A1603]))" office:value-type="float" office:value="293.225950782998" calcext:value-type="float">
            <text:p>293.226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4194304 / (32 * (2048 - [.A1604]))" office:value-type="float" office:value="293.883408071749" calcext:value-type="float">
            <text:p>293.88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4194304 / (32 * (2048 - [.A1605]))" office:value-type="float" office:value="294.543820224719" calcext:value-type="float">
            <text:p>294.54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4194304 / (32 * (2048 - [.A1606]))" office:value-type="float" office:value="295.207207207207" calcext:value-type="float">
            <text:p>295.20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4194304 / (32 * (2048 - [.A1607]))" office:value-type="float" office:value="295.873589164786" calcext:value-type="float">
            <text:p>295.874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4194304 / (32 * (2048 - [.A1608]))" office:value-type="float" office:value="296.542986425339" calcext:value-type="float">
            <text:p>296.543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4194304 / (32 * (2048 - [.A1609]))" office:value-type="float" office:value="297.215419501134" calcext:value-type="float">
            <text:p>297.215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4194304 / (32 * (2048 - [.A1610]))" office:value-type="float" office:value="297.890909090909" calcext:value-type="float">
            <text:p>297.89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4194304 / (32 * (2048 - [.A1611]))" office:value-type="float" office:value="298.569476082005" calcext:value-type="float">
            <text:p>298.56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4194304 / (32 * (2048 - [.A1612]))" office:value-type="float" office:value="299.251141552511" calcext:value-type="float">
            <text:p>299.251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4194304 / (32 * (2048 - [.A1613]))" office:value-type="float" office:value="299.935926773455" calcext:value-type="float">
            <text:p>299.93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4194304 / (32 * (2048 - [.A1614]))" office:value-type="float" office:value="300.623853211009" calcext:value-type="float">
            <text:p>300.624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4194304 / (32 * (2048 - [.A1615]))" office:value-type="float" office:value="301.314942528736" calcext:value-type="float">
            <text:p>301.315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4194304 / (32 * (2048 - [.A1616]))" office:value-type="float" office:value="302.009216589862" calcext:value-type="float">
            <text:p>302.009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4194304 / (32 * (2048 - [.A1617]))" office:value-type="float" office:value="302.706697459584" calcext:value-type="float">
            <text:p>302.70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4194304 / (32 * (2048 - [.A1618]))" office:value-type="float" office:value="303.407407407407" calcext:value-type="float">
            <text:p>303.40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4194304 / (32 * (2048 - [.A1619]))" office:value-type="float" office:value="304.111368909513" calcext:value-type="float">
            <text:p>304.11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4194304 / (32 * (2048 - [.A1620]))" office:value-type="float" office:value="304.818604651163" calcext:value-type="float">
            <text:p>304.819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4194304 / (32 * (2048 - [.A1621]))" office:value-type="float" office:value="305.529137529138" calcext:value-type="float">
            <text:p>305.52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4194304 / (32 * (2048 - [.A1622]))" office:value-type="float" office:value="306.242990654206" calcext:value-type="float">
            <text:p>306.243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4194304 / (32 * (2048 - [.A1623]))" office:value-type="float" office:value="306.96018735363" calcext:value-type="float">
            <text:p>306.96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4194304 / (32 * (2048 - [.A1624]))" office:value-type="float" office:value="307.680751173709" calcext:value-type="float">
            <text:p>307.68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4194304 / (32 * (2048 - [.A1625]))" office:value-type="float" office:value="308.404705882353" calcext:value-type="float">
            <text:p>308.405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4194304 / (32 * (2048 - [.A1626]))" office:value-type="float" office:value="309.132075471698" calcext:value-type="float">
            <text:p>309.13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4194304 / (32 * (2048 - [.A1627]))" office:value-type="float" office:value="309.862884160757" calcext:value-type="float">
            <text:p>309.863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4194304 / (32 * (2048 - [.A1628]))" office:value-type="float" office:value="310.597156398104" calcext:value-type="float">
            <text:p>310.59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4194304 / (32 * (2048 - [.A1629]))" office:value-type="float" office:value="311.334916864608" calcext:value-type="float">
            <text:p>311.33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4194304 / (32 * (2048 - [.A1630]))" office:value-type="float" office:value="312.07619047619" calcext:value-type="float">
            <text:p>312.076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4194304 / (32 * (2048 - [.A1631]))" office:value-type="float" office:value="312.821002386635" calcext:value-type="float">
            <text:p>312.82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4194304 / (32 * (2048 - [.A1632]))" office:value-type="float" office:value="313.569377990431" calcext:value-type="float">
            <text:p>313.569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4194304 / (32 * (2048 - [.A1633]))" office:value-type="float" office:value="314.321342925659" calcext:value-type="float">
            <text:p>314.32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4194304 / (32 * (2048 - [.A1634]))" office:value-type="float" office:value="315.076923076923" calcext:value-type="float">
            <text:p>315.07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4194304 / (32 * (2048 - [.A1635]))" office:value-type="float" office:value="315.836144578313" calcext:value-type="float">
            <text:p>315.83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4194304 / (32 * (2048 - [.A1636]))" office:value-type="float" office:value="316.599033816425" calcext:value-type="float">
            <text:p>316.599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4194304 / (32 * (2048 - [.A1637]))" office:value-type="float" office:value="317.365617433414" calcext:value-type="float">
            <text:p>317.36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4194304 / (32 * (2048 - [.A1638]))" office:value-type="float" office:value="318.135922330097" calcext:value-type="float">
            <text:p>318.13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4194304 / (32 * (2048 - [.A1639]))" office:value-type="float" office:value="318.9099756691" calcext:value-type="float">
            <text:p>318.91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4194304 / (32 * (2048 - [.A1640]))" office:value-type="float" office:value="319.687804878049" calcext:value-type="float">
            <text:p>319.68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4194304 / (32 * (2048 - [.A1641]))" office:value-type="float" office:value="320.469437652812" calcext:value-type="float">
            <text:p>320.46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4194304 / (32 * (2048 - [.A1642]))" office:value-type="float" office:value="321.254901960784" calcext:value-type="float">
            <text:p>321.25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4194304 / (32 * (2048 - [.A1643]))" office:value-type="float" office:value="322.044226044226" calcext:value-type="float">
            <text:p>322.044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4194304 / (32 * (2048 - [.A1644]))" office:value-type="float" office:value="322.837438423645" calcext:value-type="float">
            <text:p>322.83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4194304 / (32 * (2048 - [.A1645]))" office:value-type="float" office:value="323.634567901235" calcext:value-type="float">
            <text:p>323.63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4194304 / (32 * (2048 - [.A1646]))" office:value-type="float" office:value="324.435643564356" calcext:value-type="float">
            <text:p>324.436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4194304 / (32 * (2048 - [.A1647]))" office:value-type="float" office:value="325.240694789082" calcext:value-type="float">
            <text:p>325.241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4194304 / (32 * (2048 - [.A1648]))" office:value-type="float" office:value="326.049751243781" calcext:value-type="float">
            <text:p>326.05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4194304 / (32 * (2048 - [.A1649]))" office:value-type="float" office:value="326.862842892768" calcext:value-type="float">
            <text:p>326.86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4194304 / (32 * (2048 - [.A1650]))" office:value-type="float" office:value="327.68" calcext:value-type="float">
            <text:p>327.68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4194304 / (32 * (2048 - [.A1651]))" office:value-type="float" office:value="328.501253132832" calcext:value-type="float">
            <text:p>328.50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4194304 / (32 * (2048 - [.A1652]))" office:value-type="float" office:value="329.326633165829" calcext:value-type="float">
            <text:p>329.32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4194304 / (32 * (2048 - [.A1653]))" office:value-type="float" office:value="330.156171284635" calcext:value-type="float">
            <text:p>330.156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4194304 / (32 * (2048 - [.A1654]))" office:value-type="float" office:value="330.989898989899" calcext:value-type="float">
            <text:p>330.99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4194304 / (32 * (2048 - [.A1655]))" office:value-type="float" office:value="331.827848101266" calcext:value-type="float">
            <text:p>331.828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4194304 / (32 * (2048 - [.A1656]))" office:value-type="float" office:value="332.670050761421" calcext:value-type="float">
            <text:p>332.67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4194304 / (32 * (2048 - [.A1657]))" office:value-type="float" office:value="333.516539440204" calcext:value-type="float">
            <text:p>333.51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4194304 / (32 * (2048 - [.A1658]))" office:value-type="float" office:value="334.367346938775" calcext:value-type="float">
            <text:p>334.367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4194304 / (32 * (2048 - [.A1659]))" office:value-type="float" office:value="335.222506393862" calcext:value-type="float">
            <text:p>335.22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4194304 / (32 * (2048 - [.A1660]))" office:value-type="float" office:value="336.082051282051" calcext:value-type="float">
            <text:p>336.082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4194304 / (32 * (2048 - [.A1661]))" office:value-type="float" office:value="336.946015424164" calcext:value-type="float">
            <text:p>336.94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4194304 / (32 * (2048 - [.A1662]))" office:value-type="float" office:value="337.814432989691" calcext:value-type="float">
            <text:p>337.814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4194304 / (32 * (2048 - [.A1663]))" office:value-type="float" office:value="338.687338501292" calcext:value-type="float">
            <text:p>338.68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4194304 / (32 * (2048 - [.A1664]))" office:value-type="float" office:value="339.564766839378" calcext:value-type="float">
            <text:p>339.565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4194304 / (32 * (2048 - [.A1665]))" office:value-type="float" office:value="340.446753246753" calcext:value-type="float">
            <text:p>340.44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4194304 / (32 * (2048 - [.A1666]))" office:value-type="float" office:value="341.333333333333" calcext:value-type="float">
            <text:p>341.33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4194304 / (32 * (2048 - [.A1667]))" office:value-type="float" office:value="342.22454308094" calcext:value-type="float">
            <text:p>342.22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4194304 / (32 * (2048 - [.A1668]))" office:value-type="float" office:value="343.120418848168" calcext:value-type="float">
            <text:p>343.12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4194304 / (32 * (2048 - [.A1669]))" office:value-type="float" office:value="344.020997375328" calcext:value-type="float">
            <text:p>344.02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4194304 / (32 * (2048 - [.A1670]))" office:value-type="float" office:value="344.926315789474" calcext:value-type="float">
            <text:p>344.92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4194304 / (32 * (2048 - [.A1671]))" office:value-type="float" office:value="345.836411609499" calcext:value-type="float">
            <text:p>345.83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4194304 / (32 * (2048 - [.A1672]))" office:value-type="float" office:value="346.751322751323" calcext:value-type="float">
            <text:p>346.75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4194304 / (32 * (2048 - [.A1673]))" office:value-type="float" office:value="347.671087533156" calcext:value-type="float">
            <text:p>347.67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4194304 / (32 * (2048 - [.A1674]))" office:value-type="float" office:value="348.595744680851" calcext:value-type="float">
            <text:p>348.59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4194304 / (32 * (2048 - [.A1675]))" office:value-type="float" office:value="349.525333333333" calcext:value-type="float">
            <text:p>349.525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4194304 / (32 * (2048 - [.A1676]))" office:value-type="float" office:value="350.459893048128" calcext:value-type="float">
            <text:p>350.46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4194304 / (32 * (2048 - [.A1677]))" office:value-type="float" office:value="351.399463806971" calcext:value-type="float">
            <text:p>351.399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4194304 / (32 * (2048 - [.A1678]))" office:value-type="float" office:value="352.344086021505" calcext:value-type="float">
            <text:p>352.344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4194304 / (32 * (2048 - [.A1679]))" office:value-type="float" office:value="353.293800539084" calcext:value-type="float">
            <text:p>353.294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4194304 / (32 * (2048 - [.A1680]))" office:value-type="float" office:value="354.248648648649" calcext:value-type="float">
            <text:p>354.249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4194304 / (32 * (2048 - [.A1681]))" office:value-type="float" office:value="355.208672086721" calcext:value-type="float">
            <text:p>355.20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4194304 / (32 * (2048 - [.A1682]))" office:value-type="float" office:value="356.173913043478" calcext:value-type="float">
            <text:p>356.174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4194304 / (32 * (2048 - [.A1683]))" office:value-type="float" office:value="357.144414168937" calcext:value-type="float">
            <text:p>357.144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4194304 / (32 * (2048 - [.A1684]))" office:value-type="float" office:value="358.120218579235" calcext:value-type="float">
            <text:p>358.12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4194304 / (32 * (2048 - [.A1685]))" office:value-type="float" office:value="359.101369863014" calcext:value-type="float">
            <text:p>359.10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4194304 / (32 * (2048 - [.A1686]))" office:value-type="float" office:value="360.087912087912" calcext:value-type="float">
            <text:p>360.088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4194304 / (32 * (2048 - [.A1687]))" office:value-type="float" office:value="361.079889807163" calcext:value-type="float">
            <text:p>361.08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4194304 / (32 * (2048 - [.A1688]))" office:value-type="float" office:value="362.077348066298" calcext:value-type="float">
            <text:p>362.07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4194304 / (32 * (2048 - [.A1689]))" office:value-type="float" office:value="363.080332409972" calcext:value-type="float">
            <text:p>363.08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4194304 / (32 * (2048 - [.A1690]))" office:value-type="float" office:value="364.088888888889" calcext:value-type="float">
            <text:p>364.089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4194304 / (32 * (2048 - [.A1691]))" office:value-type="float" office:value="365.103064066852" calcext:value-type="float">
            <text:p>365.10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4194304 / (32 * (2048 - [.A1692]))" office:value-type="float" office:value="366.122905027933" calcext:value-type="float">
            <text:p>366.12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4194304 / (32 * (2048 - [.A1693]))" office:value-type="float" office:value="367.148459383754" calcext:value-type="float">
            <text:p>367.148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4194304 / (32 * (2048 - [.A1694]))" office:value-type="float" office:value="368.179775280899" calcext:value-type="float">
            <text:p>368.18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4194304 / (32 * (2048 - [.A1695]))" office:value-type="float" office:value="369.216901408451" calcext:value-type="float">
            <text:p>369.217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4194304 / (32 * (2048 - [.A1696]))" office:value-type="float" office:value="370.25988700565" calcext:value-type="float">
            <text:p>370.26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4194304 / (32 * (2048 - [.A1697]))" office:value-type="float" office:value="371.308781869688" calcext:value-type="float">
            <text:p>371.309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4194304 / (32 * (2048 - [.A1698]))" office:value-type="float" office:value="372.363636363636" calcext:value-type="float">
            <text:p>372.36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4194304 / (32 * (2048 - [.A1699]))" office:value-type="float" office:value="373.424501424501" calcext:value-type="float">
            <text:p>373.42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4194304 / (32 * (2048 - [.A1700]))" office:value-type="float" office:value="374.491428571429" calcext:value-type="float">
            <text:p>374.491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4194304 / (32 * (2048 - [.A1701]))" office:value-type="float" office:value="375.56446991404" calcext:value-type="float">
            <text:p>375.56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4194304 / (32 * (2048 - [.A1702]))" office:value-type="float" office:value="376.64367816092" calcext:value-type="float">
            <text:p>376.644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4194304 / (32 * (2048 - [.A1703]))" office:value-type="float" office:value="377.729106628242" calcext:value-type="float">
            <text:p>377.729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4194304 / (32 * (2048 - [.A1704]))" office:value-type="float" office:value="378.820809248555" calcext:value-type="float">
            <text:p>378.82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4194304 / (32 * (2048 - [.A1705]))" office:value-type="float" office:value="379.91884057971" calcext:value-type="float">
            <text:p>379.919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4194304 / (32 * (2048 - [.A1706]))" office:value-type="float" office:value="381.023255813953" calcext:value-type="float">
            <text:p>381.02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4194304 / (32 * (2048 - [.A1707]))" office:value-type="float" office:value="382.134110787172" calcext:value-type="float">
            <text:p>382.13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4194304 / (32 * (2048 - [.A1708]))" office:value-type="float" office:value="383.251461988304" calcext:value-type="float">
            <text:p>383.251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4194304 / (32 * (2048 - [.A1709]))" office:value-type="float" office:value="384.375366568915" calcext:value-type="float">
            <text:p>384.375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4194304 / (32 * (2048 - [.A1710]))" office:value-type="float" office:value="385.505882352941" calcext:value-type="float">
            <text:p>385.50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4194304 / (32 * (2048 - [.A1711]))" office:value-type="float" office:value="386.643067846608" calcext:value-type="float">
            <text:p>386.64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4194304 / (32 * (2048 - [.A1712]))" office:value-type="float" office:value="387.786982248521" calcext:value-type="float">
            <text:p>387.787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4194304 / (32 * (2048 - [.A1713]))" office:value-type="float" office:value="388.937685459941" calcext:value-type="float">
            <text:p>388.93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4194304 / (32 * (2048 - [.A1714]))" office:value-type="float" office:value="390.095238095238" calcext:value-type="float">
            <text:p>390.095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4194304 / (32 * (2048 - [.A1715]))" office:value-type="float" office:value="391.259701492537" calcext:value-type="float">
            <text:p>391.26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4194304 / (32 * (2048 - [.A1716]))" office:value-type="float" office:value="392.431137724551" calcext:value-type="float">
            <text:p>392.43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4194304 / (32 * (2048 - [.A1717]))" office:value-type="float" office:value="393.60960960961" calcext:value-type="float">
            <text:p>393.61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4194304 / (32 * (2048 - [.A1718]))" office:value-type="float" office:value="394.795180722892" calcext:value-type="float">
            <text:p>394.79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4194304 / (32 * (2048 - [.A1719]))" office:value-type="float" office:value="395.987915407855" calcext:value-type="float">
            <text:p>395.98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4194304 / (32 * (2048 - [.A1720]))" office:value-type="float" office:value="397.187878787879" calcext:value-type="float">
            <text:p>397.188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4194304 / (32 * (2048 - [.A1721]))" office:value-type="float" office:value="398.395136778115" calcext:value-type="float">
            <text:p>398.39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4194304 / (32 * (2048 - [.A1722]))" office:value-type="float" office:value="399.609756097561" calcext:value-type="float">
            <text:p>399.61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4194304 / (32 * (2048 - [.A1723]))" office:value-type="float" office:value="400.831804281346" calcext:value-type="float">
            <text:p>400.832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4194304 / (32 * (2048 - [.A1724]))" office:value-type="float" office:value="402.061349693252" calcext:value-type="float">
            <text:p>402.06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4194304 / (32 * (2048 - [.A1725]))" office:value-type="float" office:value="403.298461538462" calcext:value-type="float">
            <text:p>403.29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4194304 / (32 * (2048 - [.A1726]))" office:value-type="float" office:value="404.543209876543" calcext:value-type="float">
            <text:p>404.54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4194304 / (32 * (2048 - [.A1727]))" office:value-type="float" office:value="405.795665634675" calcext:value-type="float">
            <text:p>405.79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4194304 / (32 * (2048 - [.A1728]))" office:value-type="float" office:value="407.055900621118" calcext:value-type="float">
            <text:p>407.05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4194304 / (32 * (2048 - [.A1729]))" office:value-type="float" office:value="408.323987538941" calcext:value-type="float">
            <text:p>408.324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4194304 / (32 * (2048 - [.A1730]))" office:value-type="float" office:value="409.6" calcext:value-type="float">
            <text:p>409.6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4194304 / (32 * (2048 - [.A1731]))" office:value-type="float" office:value="410.884012539185" calcext:value-type="float">
            <text:p>410.88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4194304 / (32 * (2048 - [.A1732]))" office:value-type="float" office:value="412.176100628931" calcext:value-type="float">
            <text:p>412.176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4194304 / (32 * (2048 - [.A1733]))" office:value-type="float" office:value="413.476340694006" calcext:value-type="float">
            <text:p>413.476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4194304 / (32 * (2048 - [.A1734]))" office:value-type="float" office:value="414.784810126582" calcext:value-type="float">
            <text:p>414.78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4194304 / (32 * (2048 - [.A1735]))" office:value-type="float" office:value="416.101587301587" calcext:value-type="float">
            <text:p>416.102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4194304 / (32 * (2048 - [.A1736]))" office:value-type="float" office:value="417.426751592357" calcext:value-type="float">
            <text:p>417.42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4194304 / (32 * (2048 - [.A1737]))" office:value-type="float" office:value="418.760383386582" calcext:value-type="float">
            <text:p>418.76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4194304 / (32 * (2048 - [.A1738]))" office:value-type="float" office:value="420.102564102564" calcext:value-type="float">
            <text:p>420.10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4194304 / (32 * (2048 - [.A1739]))" office:value-type="float" office:value="421.453376205788" calcext:value-type="float">
            <text:p>421.453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4194304 / (32 * (2048 - [.A1740]))" office:value-type="float" office:value="422.812903225807" calcext:value-type="float">
            <text:p>422.81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4194304 / (32 * (2048 - [.A1741]))" office:value-type="float" office:value="424.181229773463" calcext:value-type="float">
            <text:p>424.18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4194304 / (32 * (2048 - [.A1742]))" office:value-type="float" office:value="425.558441558442" calcext:value-type="float">
            <text:p>425.558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4194304 / (32 * (2048 - [.A1743]))" office:value-type="float" office:value="426.944625407166" calcext:value-type="float">
            <text:p>426.945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4194304 / (32 * (2048 - [.A1744]))" office:value-type="float" office:value="428.339869281046" calcext:value-type="float">
            <text:p>428.34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4194304 / (32 * (2048 - [.A1745]))" office:value-type="float" office:value="429.744262295082" calcext:value-type="float">
            <text:p>429.744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4194304 / (32 * (2048 - [.A1746]))" office:value-type="float" office:value="431.157894736842" calcext:value-type="float">
            <text:p>431.15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4194304 / (32 * (2048 - [.A1747]))" office:value-type="float" office:value="432.580858085809" calcext:value-type="float">
            <text:p>432.581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4194304 / (32 * (2048 - [.A1748]))" office:value-type="float" office:value="434.013245033113" calcext:value-type="float">
            <text:p>434.01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4194304 / (32 * (2048 - [.A1749]))" office:value-type="float" office:value="435.455149501661" calcext:value-type="float">
            <text:p>435.455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4194304 / (32 * (2048 - [.A1750]))" office:value-type="float" office:value="436.906666666667" calcext:value-type="float">
            <text:p>436.907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4194304 / (32 * (2048 - [.A1751]))" office:value-type="float" office:value="438.367892976589" calcext:value-type="float">
            <text:p>438.36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4194304 / (32 * (2048 - [.A1752]))" office:value-type="float" office:value="439.838926174497" calcext:value-type="float">
            <text:p>439.83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4194304 / (32 * (2048 - [.A1753]))" office:value-type="float" office:value="441.319865319865" calcext:value-type="float">
            <text:p>441.32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4194304 / (32 * (2048 - [.A1754]))" office:value-type="float" office:value="442.810810810811" calcext:value-type="float">
            <text:p>442.81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4194304 / (32 * (2048 - [.A1755]))" office:value-type="float" office:value="444.31186440678" calcext:value-type="float">
            <text:p>444.312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4194304 / (32 * (2048 - [.A1756]))" office:value-type="float" office:value="445.823129251701" calcext:value-type="float">
            <text:p>445.82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4194304 / (32 * (2048 - [.A1757]))" office:value-type="float" office:value="447.344709897611" calcext:value-type="float">
            <text:p>447.34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4194304 / (32 * (2048 - [.A1758]))" office:value-type="float" office:value="448.876712328767" calcext:value-type="float">
            <text:p>448.87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4194304 / (32 * (2048 - [.A1759]))" office:value-type="float" office:value="450.419243986254" calcext:value-type="float">
            <text:p>450.419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4194304 / (32 * (2048 - [.A1760]))" office:value-type="float" office:value="451.972413793103" calcext:value-type="float">
            <text:p>451.972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4194304 / (32 * (2048 - [.A1761]))" office:value-type="float" office:value="453.536332179931" calcext:value-type="float">
            <text:p>453.53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4194304 / (32 * (2048 - [.A1762]))" office:value-type="float" office:value="455.111111111111" calcext:value-type="float">
            <text:p>455.11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4194304 / (32 * (2048 - [.A1763]))" office:value-type="float" office:value="456.696864111498" calcext:value-type="float">
            <text:p>456.697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4194304 / (32 * (2048 - [.A1764]))" office:value-type="float" office:value="458.293706293706" calcext:value-type="float">
            <text:p>458.29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4194304 / (32 * (2048 - [.A1765]))" office:value-type="float" office:value="459.901754385965" calcext:value-type="float">
            <text:p>459.90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4194304 / (32 * (2048 - [.A1766]))" office:value-type="float" office:value="461.521126760563" calcext:value-type="float">
            <text:p>461.52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4194304 / (32 * (2048 - [.A1767]))" office:value-type="float" office:value="463.151943462898" calcext:value-type="float">
            <text:p>463.152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4194304 / (32 * (2048 - [.A1768]))" office:value-type="float" office:value="464.794326241135" calcext:value-type="float">
            <text:p>464.794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4194304 / (32 * (2048 - [.A1769]))" office:value-type="float" office:value="466.448398576512" calcext:value-type="float">
            <text:p>466.448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4194304 / (32 * (2048 - [.A1770]))" office:value-type="float" office:value="468.114285714286" calcext:value-type="float">
            <text:p>468.114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4194304 / (32 * (2048 - [.A1771]))" office:value-type="float" office:value="469.792114695341" calcext:value-type="float">
            <text:p>469.79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4194304 / (32 * (2048 - [.A1772]))" office:value-type="float" office:value="471.482014388489" calcext:value-type="float">
            <text:p>471.482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4194304 / (32 * (2048 - [.A1773]))" office:value-type="float" office:value="473.184115523466" calcext:value-type="float">
            <text:p>473.18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4194304 / (32 * (2048 - [.A1774]))" office:value-type="float" office:value="474.898550724638" calcext:value-type="float">
            <text:p>474.899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4194304 / (32 * (2048 - [.A1775]))" office:value-type="float" office:value="476.625454545455" calcext:value-type="float">
            <text:p>476.625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4194304 / (32 * (2048 - [.A1776]))" office:value-type="float" office:value="478.36496350365" calcext:value-type="float">
            <text:p>478.365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4194304 / (32 * (2048 - [.A1777]))" office:value-type="float" office:value="480.117216117216" calcext:value-type="float">
            <text:p>480.11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4194304 / (32 * (2048 - [.A1778]))" office:value-type="float" office:value="481.882352941176" calcext:value-type="float">
            <text:p>481.882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4194304 / (32 * (2048 - [.A1779]))" office:value-type="float" office:value="483.660516605166" calcext:value-type="float">
            <text:p>483.661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4194304 / (32 * (2048 - [.A1780]))" office:value-type="float" office:value="485.451851851852" calcext:value-type="float">
            <text:p>485.452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4194304 / (32 * (2048 - [.A1781]))" office:value-type="float" office:value="487.256505576208" calcext:value-type="float">
            <text:p>487.25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4194304 / (32 * (2048 - [.A1782]))" office:value-type="float" office:value="489.074626865672" calcext:value-type="float">
            <text:p>489.07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4194304 / (32 * (2048 - [.A1783]))" office:value-type="float" office:value="490.906367041199" calcext:value-type="float">
            <text:p>490.90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4194304 / (32 * (2048 - [.A1784]))" office:value-type="float" office:value="492.751879699248" calcext:value-type="float">
            <text:p>492.752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4194304 / (32 * (2048 - [.A1785]))" office:value-type="float" office:value="494.611320754717" calcext:value-type="float">
            <text:p>494.611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4194304 / (32 * (2048 - [.A1786]))" office:value-type="float" office:value="496.484848484849" calcext:value-type="float">
            <text:p>496.485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4194304 / (32 * (2048 - [.A1787]))" office:value-type="float" office:value="498.372623574145" calcext:value-type="float">
            <text:p>498.37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4194304 / (32 * (2048 - [.A1788]))" office:value-type="float" office:value="500.274809160305" calcext:value-type="float">
            <text:p>500.275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4194304 / (32 * (2048 - [.A1789]))" office:value-type="float" office:value="502.191570881226" calcext:value-type="float">
            <text:p>502.192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4194304 / (32 * (2048 - [.A1790]))" office:value-type="float" office:value="504.123076923077" calcext:value-type="float">
            <text:p>504.12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4194304 / (32 * (2048 - [.A1791]))" office:value-type="float" office:value="506.069498069498" calcext:value-type="float">
            <text:p>506.06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4194304 / (32 * (2048 - [.A1792]))" office:value-type="float" office:value="508.031007751938" calcext:value-type="float">
            <text:p>508.03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4194304 / (32 * (2048 - [.A1793]))" office:value-type="float" office:value="510.007782101167" calcext:value-type="float">
            <text:p>510.00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4194304 / (32 * (2048 - [.A1794]))" office:value-type="float" office:value="512" calcext:value-type="float">
            <text:p>512.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4194304 / (32 * (2048 - [.A1795]))" office:value-type="float" office:value="514.007843137255" calcext:value-type="float">
            <text:p>514.008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4194304 / (32 * (2048 - [.A1796]))" office:value-type="float" office:value="516.031496062992" calcext:value-type="float">
            <text:p>516.03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4194304 / (32 * (2048 - [.A1797]))" office:value-type="float" office:value="518.071146245059" calcext:value-type="float">
            <text:p>518.07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4194304 / (32 * (2048 - [.A1798]))" office:value-type="float" office:value="520.126984126984" calcext:value-type="float">
            <text:p>520.127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4194304 / (32 * (2048 - [.A1799]))" office:value-type="float" office:value="522.199203187251" calcext:value-type="float">
            <text:p>522.199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4194304 / (32 * (2048 - [.A1800]))" office:value-type="float" office:value="524.288" calcext:value-type="float">
            <text:p>524.28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4194304 / (32 * (2048 - [.A1801]))" office:value-type="float" office:value="526.393574297189" calcext:value-type="float">
            <text:p>526.39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4194304 / (32 * (2048 - [.A1802]))" office:value-type="float" office:value="528.516129032258" calcext:value-type="float">
            <text:p>528.51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4194304 / (32 * (2048 - [.A1803]))" office:value-type="float" office:value="530.655870445344" calcext:value-type="float">
            <text:p>530.656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4194304 / (32 * (2048 - [.A1804]))" office:value-type="float" office:value="532.813008130081" calcext:value-type="float">
            <text:p>532.81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4194304 / (32 * (2048 - [.A1805]))" office:value-type="float" office:value="534.987755102041" calcext:value-type="float">
            <text:p>534.98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4194304 / (32 * (2048 - [.A1806]))" office:value-type="float" office:value="537.180327868852" calcext:value-type="float">
            <text:p>537.18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4194304 / (32 * (2048 - [.A1807]))" office:value-type="float" office:value="539.390946502058" calcext:value-type="float">
            <text:p>539.39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4194304 / (32 * (2048 - [.A1808]))" office:value-type="float" office:value="541.619834710744" calcext:value-type="float">
            <text:p>541.62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4194304 / (32 * (2048 - [.A1809]))" office:value-type="float" office:value="543.867219917012" calcext:value-type="float">
            <text:p>543.86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4194304 / (32 * (2048 - [.A1810]))" office:value-type="float" office:value="546.133333333333" calcext:value-type="float">
            <text:p>546.13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4194304 / (32 * (2048 - [.A1811]))" office:value-type="float" office:value="548.418410041841" calcext:value-type="float">
            <text:p>548.418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4194304 / (32 * (2048 - [.A1812]))" office:value-type="float" office:value="550.72268907563" calcext:value-type="float">
            <text:p>550.72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4194304 / (32 * (2048 - [.A1813]))" office:value-type="float" office:value="553.04641350211" calcext:value-type="float">
            <text:p>553.04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4194304 / (32 * (2048 - [.A1814]))" office:value-type="float" office:value="555.389830508475" calcext:value-type="float">
            <text:p>555.39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4194304 / (32 * (2048 - [.A1815]))" office:value-type="float" office:value="557.753191489362" calcext:value-type="float">
            <text:p>557.75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4194304 / (32 * (2048 - [.A1816]))" office:value-type="float" office:value="560.136752136752" calcext:value-type="float">
            <text:p>560.13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4194304 / (32 * (2048 - [.A1817]))" office:value-type="float" office:value="562.540772532189" calcext:value-type="float">
            <text:p>562.541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4194304 / (32 * (2048 - [.A1818]))" office:value-type="float" office:value="564.965517241379" calcext:value-type="float">
            <text:p>564.96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4194304 / (32 * (2048 - [.A1819]))" office:value-type="float" office:value="567.411255411255" calcext:value-type="float">
            <text:p>567.41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4194304 / (32 * (2048 - [.A1820]))" office:value-type="float" office:value="569.878260869565" calcext:value-type="float">
            <text:p>569.878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4194304 / (32 * (2048 - [.A1821]))" office:value-type="float" office:value="572.366812227074" calcext:value-type="float">
            <text:p>572.36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4194304 / (32 * (2048 - [.A1822]))" office:value-type="float" office:value="574.877192982456" calcext:value-type="float">
            <text:p>574.87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4194304 / (32 * (2048 - [.A1823]))" office:value-type="float" office:value="577.409691629956" calcext:value-type="float">
            <text:p>577.41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4194304 / (32 * (2048 - [.A1824]))" office:value-type="float" office:value="579.964601769912" calcext:value-type="float">
            <text:p>579.965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4194304 / (32 * (2048 - [.A1825]))" office:value-type="float" office:value="582.542222222222" calcext:value-type="float">
            <text:p>582.54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4194304 / (32 * (2048 - [.A1826]))" office:value-type="float" office:value="585.142857142857" calcext:value-type="float">
            <text:p>585.14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4194304 / (32 * (2048 - [.A1827]))" office:value-type="float" office:value="587.766816143498" calcext:value-type="float">
            <text:p>587.76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4194304 / (32 * (2048 - [.A1828]))" office:value-type="float" office:value="590.414414414414" calcext:value-type="float">
            <text:p>590.414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4194304 / (32 * (2048 - [.A1829]))" office:value-type="float" office:value="593.085972850679" calcext:value-type="float">
            <text:p>593.086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4194304 / (32 * (2048 - [.A1830]))" office:value-type="float" office:value="595.781818181818" calcext:value-type="float">
            <text:p>595.78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4194304 / (32 * (2048 - [.A1831]))" office:value-type="float" office:value="598.502283105023" calcext:value-type="float">
            <text:p>598.50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4194304 / (32 * (2048 - [.A1832]))" office:value-type="float" office:value="601.247706422018" calcext:value-type="float">
            <text:p>601.24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4194304 / (32 * (2048 - [.A1833]))" office:value-type="float" office:value="604.018433179724" calcext:value-type="float">
            <text:p>604.01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4194304 / (32 * (2048 - [.A1834]))" office:value-type="float" office:value="606.814814814815" calcext:value-type="float">
            <text:p>606.815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4194304 / (32 * (2048 - [.A1835]))" office:value-type="float" office:value="609.637209302326" calcext:value-type="float">
            <text:p>609.637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4194304 / (32 * (2048 - [.A1836]))" office:value-type="float" office:value="612.485981308411" calcext:value-type="float">
            <text:p>612.486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4194304 / (32 * (2048 - [.A1837]))" office:value-type="float" office:value="615.361502347418" calcext:value-type="float">
            <text:p>615.362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4194304 / (32 * (2048 - [.A1838]))" office:value-type="float" office:value="618.264150943396" calcext:value-type="float">
            <text:p>618.264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4194304 / (32 * (2048 - [.A1839]))" office:value-type="float" office:value="621.194312796209" calcext:value-type="float">
            <text:p>621.19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4194304 / (32 * (2048 - [.A1840]))" office:value-type="float" office:value="624.152380952381" calcext:value-type="float">
            <text:p>624.152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4194304 / (32 * (2048 - [.A1841]))" office:value-type="float" office:value="627.138755980861" calcext:value-type="float">
            <text:p>627.13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4194304 / (32 * (2048 - [.A1842]))" office:value-type="float" office:value="630.153846153846" calcext:value-type="float">
            <text:p>630.15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4194304 / (32 * (2048 - [.A1843]))" office:value-type="float" office:value="633.19806763285" calcext:value-type="float">
            <text:p>633.198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4194304 / (32 * (2048 - [.A1844]))" office:value-type="float" office:value="636.271844660194" calcext:value-type="float">
            <text:p>636.27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4194304 / (32 * (2048 - [.A1845]))" office:value-type="float" office:value="639.375609756098" calcext:value-type="float">
            <text:p>639.376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4194304 / (32 * (2048 - [.A1846]))" office:value-type="float" office:value="642.509803921569" calcext:value-type="float">
            <text:p>642.51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4194304 / (32 * (2048 - [.A1847]))" office:value-type="float" office:value="645.674876847291" calcext:value-type="float">
            <text:p>645.67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4194304 / (32 * (2048 - [.A1848]))" office:value-type="float" office:value="648.871287128713" calcext:value-type="float">
            <text:p>648.871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4194304 / (32 * (2048 - [.A1849]))" office:value-type="float" office:value="652.099502487562" calcext:value-type="float">
            <text:p>652.10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4194304 / (32 * (2048 - [.A1850]))" office:value-type="float" office:value="655.36" calcext:value-type="float">
            <text:p>655.36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4194304 / (32 * (2048 - [.A1851]))" office:value-type="float" office:value="658.653266331658" calcext:value-type="float">
            <text:p>658.65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4194304 / (32 * (2048 - [.A1852]))" office:value-type="float" office:value="661.979797979798" calcext:value-type="float">
            <text:p>661.98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4194304 / (32 * (2048 - [.A1853]))" office:value-type="float" office:value="665.340101522843" calcext:value-type="float">
            <text:p>665.34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4194304 / (32 * (2048 - [.A1854]))" office:value-type="float" office:value="668.734693877551" calcext:value-type="float">
            <text:p>668.73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4194304 / (32 * (2048 - [.A1855]))" office:value-type="float" office:value="672.164102564103" calcext:value-type="float">
            <text:p>672.164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4194304 / (32 * (2048 - [.A1856]))" office:value-type="float" office:value="675.628865979381" calcext:value-type="float">
            <text:p>675.629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4194304 / (32 * (2048 - [.A1857]))" office:value-type="float" office:value="679.129533678757" calcext:value-type="float">
            <text:p>679.13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4194304 / (32 * (2048 - [.A1858]))" office:value-type="float" office:value="682.666666666667" calcext:value-type="float">
            <text:p>682.667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4194304 / (32 * (2048 - [.A1859]))" office:value-type="float" office:value="686.240837696335" calcext:value-type="float">
            <text:p>686.241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4194304 / (32 * (2048 - [.A1860]))" office:value-type="float" office:value="689.852631578947" calcext:value-type="float">
            <text:p>689.85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4194304 / (32 * (2048 - [.A1861]))" office:value-type="float" office:value="693.502645502645" calcext:value-type="float">
            <text:p>693.50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4194304 / (32 * (2048 - [.A1862]))" office:value-type="float" office:value="697.191489361702" calcext:value-type="float">
            <text:p>697.191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4194304 / (32 * (2048 - [.A1863]))" office:value-type="float" office:value="700.919786096257" calcext:value-type="float">
            <text:p>700.92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4194304 / (32 * (2048 - [.A1864]))" office:value-type="float" office:value="704.688172043011" calcext:value-type="float">
            <text:p>704.68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4194304 / (32 * (2048 - [.A1865]))" office:value-type="float" office:value="708.497297297297" calcext:value-type="float">
            <text:p>708.49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4194304 / (32 * (2048 - [.A1866]))" office:value-type="float" office:value="712.347826086956" calcext:value-type="float">
            <text:p>712.348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4194304 / (32 * (2048 - [.A1867]))" office:value-type="float" office:value="716.24043715847" calcext:value-type="float">
            <text:p>716.24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4194304 / (32 * (2048 - [.A1868]))" office:value-type="float" office:value="720.175824175824" calcext:value-type="float">
            <text:p>720.17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4194304 / (32 * (2048 - [.A1869]))" office:value-type="float" office:value="724.154696132597" calcext:value-type="float">
            <text:p>724.155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4194304 / (32 * (2048 - [.A1870]))" office:value-type="float" office:value="728.177777777778" calcext:value-type="float">
            <text:p>728.17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4194304 / (32 * (2048 - [.A1871]))" office:value-type="float" office:value="732.245810055866" calcext:value-type="float">
            <text:p>732.246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4194304 / (32 * (2048 - [.A1872]))" office:value-type="float" office:value="736.359550561798" calcext:value-type="float">
            <text:p>736.36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4194304 / (32 * (2048 - [.A1873]))" office:value-type="float" office:value="740.519774011299" calcext:value-type="float">
            <text:p>740.52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4194304 / (32 * (2048 - [.A1874]))" office:value-type="float" office:value="744.727272727273" calcext:value-type="float">
            <text:p>744.72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4194304 / (32 * (2048 - [.A1875]))" office:value-type="float" office:value="748.982857142857" calcext:value-type="float">
            <text:p>748.98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4194304 / (32 * (2048 - [.A1876]))" office:value-type="float" office:value="753.287356321839" calcext:value-type="float">
            <text:p>753.28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4194304 / (32 * (2048 - [.A1877]))" office:value-type="float" office:value="757.64161849711" calcext:value-type="float">
            <text:p>757.642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4194304 / (32 * (2048 - [.A1878]))" office:value-type="float" office:value="762.046511627907" calcext:value-type="float">
            <text:p>762.047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4194304 / (32 * (2048 - [.A1879]))" office:value-type="float" office:value="766.502923976608" calcext:value-type="float">
            <text:p>766.503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4194304 / (32 * (2048 - [.A1880]))" office:value-type="float" office:value="771.011764705882" calcext:value-type="float">
            <text:p>771.012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4194304 / (32 * (2048 - [.A1881]))" office:value-type="float" office:value="775.573964497041" calcext:value-type="float">
            <text:p>775.57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4194304 / (32 * (2048 - [.A1882]))" office:value-type="float" office:value="780.190476190476" calcext:value-type="float">
            <text:p>780.19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4194304 / (32 * (2048 - [.A1883]))" office:value-type="float" office:value="784.862275449102" calcext:value-type="float">
            <text:p>784.86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4194304 / (32 * (2048 - [.A1884]))" office:value-type="float" office:value="789.590361445783" calcext:value-type="float">
            <text:p>789.59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4194304 / (32 * (2048 - [.A1885]))" office:value-type="float" office:value="794.375757575758" calcext:value-type="float">
            <text:p>794.376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4194304 / (32 * (2048 - [.A1886]))" office:value-type="float" office:value="799.219512195122" calcext:value-type="float">
            <text:p>799.22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4194304 / (32 * (2048 - [.A1887]))" office:value-type="float" office:value="804.122699386503" calcext:value-type="float">
            <text:p>804.123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4194304 / (32 * (2048 - [.A1888]))" office:value-type="float" office:value="809.086419753086" calcext:value-type="float">
            <text:p>809.08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4194304 / (32 * (2048 - [.A1889]))" office:value-type="float" office:value="814.111801242236" calcext:value-type="float">
            <text:p>814.11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4194304 / (32 * (2048 - [.A1890]))" office:value-type="float" office:value="819.2" calcext:value-type="float">
            <text:p>819.2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4194304 / (32 * (2048 - [.A1891]))" office:value-type="float" office:value="824.352201257862" calcext:value-type="float">
            <text:p>824.35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4194304 / (32 * (2048 - [.A1892]))" office:value-type="float" office:value="829.569620253165" calcext:value-type="float">
            <text:p>829.57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4194304 / (32 * (2048 - [.A1893]))" office:value-type="float" office:value="834.853503184714" calcext:value-type="float">
            <text:p>834.85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4194304 / (32 * (2048 - [.A1894]))" office:value-type="float" office:value="840.205128205128" calcext:value-type="float">
            <text:p>840.205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4194304 / (32 * (2048 - [.A1895]))" office:value-type="float" office:value="845.625806451613" calcext:value-type="float">
            <text:p>845.626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4194304 / (32 * (2048 - [.A1896]))" office:value-type="float" office:value="851.116883116883" calcext:value-type="float">
            <text:p>851.11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4194304 / (32 * (2048 - [.A1897]))" office:value-type="float" office:value="856.679738562092" calcext:value-type="float">
            <text:p>856.68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4194304 / (32 * (2048 - [.A1898]))" office:value-type="float" office:value="862.315789473684" calcext:value-type="float">
            <text:p>862.316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4194304 / (32 * (2048 - [.A1899]))" office:value-type="float" office:value="868.026490066225" calcext:value-type="float">
            <text:p>868.026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4194304 / (32 * (2048 - [.A1900]))" office:value-type="float" office:value="873.813333333333" calcext:value-type="float">
            <text:p>873.813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4194304 / (32 * (2048 - [.A1901]))" office:value-type="float" office:value="879.677852348993" calcext:value-type="float">
            <text:p>879.67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4194304 / (32 * (2048 - [.A1902]))" office:value-type="float" office:value="885.621621621622" calcext:value-type="float">
            <text:p>885.622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4194304 / (32 * (2048 - [.A1903]))" office:value-type="float" office:value="891.646258503401" calcext:value-type="float">
            <text:p>891.646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4194304 / (32 * (2048 - [.A1904]))" office:value-type="float" office:value="897.753424657534" calcext:value-type="float">
            <text:p>897.75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4194304 / (32 * (2048 - [.A1905]))" office:value-type="float" office:value="903.944827586207" calcext:value-type="float">
            <text:p>903.94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4194304 / (32 * (2048 - [.A1906]))" office:value-type="float" office:value="910.222222222222" calcext:value-type="float">
            <text:p>910.22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4194304 / (32 * (2048 - [.A1907]))" office:value-type="float" office:value="916.587412587413" calcext:value-type="float">
            <text:p>916.58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4194304 / (32 * (2048 - [.A1908]))" office:value-type="float" office:value="923.042253521127" calcext:value-type="float">
            <text:p>923.04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4194304 / (32 * (2048 - [.A1909]))" office:value-type="float" office:value="929.58865248227" calcext:value-type="float">
            <text:p>929.589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4194304 / (32 * (2048 - [.A1910]))" office:value-type="float" office:value="936.228571428571" calcext:value-type="float">
            <text:p>936.22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4194304 / (32 * (2048 - [.A1911]))" office:value-type="float" office:value="942.964028776978" calcext:value-type="float">
            <text:p>942.96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4194304 / (32 * (2048 - [.A1912]))" office:value-type="float" office:value="949.797101449275" calcext:value-type="float">
            <text:p>949.79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4194304 / (32 * (2048 - [.A1913]))" office:value-type="float" office:value="956.729927007299" calcext:value-type="float">
            <text:p>956.73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4194304 / (32 * (2048 - [.A1914]))" office:value-type="float" office:value="963.764705882353" calcext:value-type="float">
            <text:p>963.765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4194304 / (32 * (2048 - [.A1915]))" office:value-type="float" office:value="970.903703703704" calcext:value-type="float">
            <text:p>970.904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4194304 / (32 * (2048 - [.A1916]))" office:value-type="float" office:value="978.149253731343" calcext:value-type="float">
            <text:p>978.149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4194304 / (32 * (2048 - [.A1917]))" office:value-type="float" office:value="985.503759398496" calcext:value-type="float">
            <text:p>985.504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4194304 / (32 * (2048 - [.A1918]))" office:value-type="float" office:value="992.969696969697" calcext:value-type="float">
            <text:p>992.97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4194304 / (32 * (2048 - [.A1919]))" office:value-type="float" office:value="1000.54961832061" calcext:value-type="float">
            <text:p>1,000.55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4194304 / (32 * (2048 - [.A1920]))" office:value-type="float" office:value="1008.24615384615" calcext:value-type="float">
            <text:p>1,008.246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4194304 / (32 * (2048 - [.A1921]))" office:value-type="float" office:value="1016.06201550388" calcext:value-type="float">
            <text:p>1,016.06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4194304 / (32 * (2048 - [.A1922]))" office:value-type="float" office:value="1024" calcext:value-type="float">
            <text:p>1,024.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4194304 / (32 * (2048 - [.A1923]))" office:value-type="float" office:value="1032.06299212598" calcext:value-type="float">
            <text:p>1,032.06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4194304 / (32 * (2048 - [.A1924]))" office:value-type="float" office:value="1040.25396825397" calcext:value-type="float">
            <text:p>1,040.25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4194304 / (32 * (2048 - [.A1925]))" office:value-type="float" office:value="1048.576" calcext:value-type="float">
            <text:p>1,048.57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4194304 / (32 * (2048 - [.A1926]))" office:value-type="float" office:value="1057.03225806452" calcext:value-type="float">
            <text:p>1,057.03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4194304 / (32 * (2048 - [.A1927]))" office:value-type="float" office:value="1065.62601626016" calcext:value-type="float">
            <text:p>1,065.62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4194304 / (32 * (2048 - [.A1928]))" office:value-type="float" office:value="1074.36065573771" calcext:value-type="float">
            <text:p>1,074.36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4194304 / (32 * (2048 - [.A1929]))" office:value-type="float" office:value="1083.23966942149" calcext:value-type="float">
            <text:p>1,083.24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4194304 / (32 * (2048 - [.A1930]))" office:value-type="float" office:value="1092.26666666667" calcext:value-type="float">
            <text:p>1,092.26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4194304 / (32 * (2048 - [.A1931]))" office:value-type="float" office:value="1101.44537815126" calcext:value-type="float">
            <text:p>1,101.44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4194304 / (32 * (2048 - [.A1932]))" office:value-type="float" office:value="1110.77966101695" calcext:value-type="float">
            <text:p>1,110.78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4194304 / (32 * (2048 - [.A1933]))" office:value-type="float" office:value="1120.2735042735" calcext:value-type="float">
            <text:p>1,120.27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4194304 / (32 * (2048 - [.A1934]))" office:value-type="float" office:value="1129.93103448276" calcext:value-type="float">
            <text:p>1,129.93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4194304 / (32 * (2048 - [.A1935]))" office:value-type="float" office:value="1139.75652173913" calcext:value-type="float">
            <text:p>1,139.757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4194304 / (32 * (2048 - [.A1936]))" office:value-type="float" office:value="1149.75438596491" calcext:value-type="float">
            <text:p>1,149.75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4194304 / (32 * (2048 - [.A1937]))" office:value-type="float" office:value="1159.92920353982" calcext:value-type="float">
            <text:p>1,159.92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4194304 / (32 * (2048 - [.A1938]))" office:value-type="float" office:value="1170.28571428571" calcext:value-type="float">
            <text:p>1,170.28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4194304 / (32 * (2048 - [.A1939]))" office:value-type="float" office:value="1180.82882882883" calcext:value-type="float">
            <text:p>1,180.829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4194304 / (32 * (2048 - [.A1940]))" office:value-type="float" office:value="1191.56363636364" calcext:value-type="float">
            <text:p>1,191.56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4194304 / (32 * (2048 - [.A1941]))" office:value-type="float" office:value="1202.49541284404" calcext:value-type="float">
            <text:p>1,202.49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4194304 / (32 * (2048 - [.A1942]))" office:value-type="float" office:value="1213.62962962963" calcext:value-type="float">
            <text:p>1,213.63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4194304 / (32 * (2048 - [.A1943]))" office:value-type="float" office:value="1224.97196261682" calcext:value-type="float">
            <text:p>1,224.97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4194304 / (32 * (2048 - [.A1944]))" office:value-type="float" office:value="1236.52830188679" calcext:value-type="float">
            <text:p>1,236.52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4194304 / (32 * (2048 - [.A1945]))" office:value-type="float" office:value="1248.30476190476" calcext:value-type="float">
            <text:p>1,248.305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4194304 / (32 * (2048 - [.A1946]))" office:value-type="float" office:value="1260.30769230769" calcext:value-type="float">
            <text:p>1,260.30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4194304 / (32 * (2048 - [.A1947]))" office:value-type="float" office:value="1272.54368932039" calcext:value-type="float">
            <text:p>1,272.54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4194304 / (32 * (2048 - [.A1948]))" office:value-type="float" office:value="1285.01960784314" calcext:value-type="float">
            <text:p>1,285.02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4194304 / (32 * (2048 - [.A1949]))" office:value-type="float" office:value="1297.74257425743" calcext:value-type="float">
            <text:p>1,297.74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4194304 / (32 * (2048 - [.A1950]))" office:value-type="float" office:value="1310.72" calcext:value-type="float">
            <text:p>1,310.72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4194304 / (32 * (2048 - [.A1951]))" office:value-type="float" office:value="1323.9595959596" calcext:value-type="float">
            <text:p>1,323.96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4194304 / (32 * (2048 - [.A1952]))" office:value-type="float" office:value="1337.4693877551" calcext:value-type="float">
            <text:p>1,337.46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4194304 / (32 * (2048 - [.A1953]))" office:value-type="float" office:value="1351.25773195876" calcext:value-type="float">
            <text:p>1,351.25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4194304 / (32 * (2048 - [.A1954]))" office:value-type="float" office:value="1365.33333333333" calcext:value-type="float">
            <text:p>1,365.33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4194304 / (32 * (2048 - [.A1955]))" office:value-type="float" office:value="1379.70526315789" calcext:value-type="float">
            <text:p>1,379.70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4194304 / (32 * (2048 - [.A1956]))" office:value-type="float" office:value="1394.3829787234" calcext:value-type="float">
            <text:p>1,394.38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4194304 / (32 * (2048 - [.A1957]))" office:value-type="float" office:value="1409.37634408602" calcext:value-type="float">
            <text:p>1,409.37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4194304 / (32 * (2048 - [.A1958]))" office:value-type="float" office:value="1424.69565217391" calcext:value-type="float">
            <text:p>1,424.69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4194304 / (32 * (2048 - [.A1959]))" office:value-type="float" office:value="1440.35164835165" calcext:value-type="float">
            <text:p>1,440.35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4194304 / (32 * (2048 - [.A1960]))" office:value-type="float" office:value="1456.35555555556" calcext:value-type="float">
            <text:p>1,456.35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4194304 / (32 * (2048 - [.A1961]))" office:value-type="float" office:value="1472.7191011236" calcext:value-type="float">
            <text:p>1,472.71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4194304 / (32 * (2048 - [.A1962]))" office:value-type="float" office:value="1489.45454545455" calcext:value-type="float">
            <text:p>1,489.45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4194304 / (32 * (2048 - [.A1963]))" office:value-type="float" office:value="1506.57471264368" calcext:value-type="float">
            <text:p>1,506.57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4194304 / (32 * (2048 - [.A1964]))" office:value-type="float" office:value="1524.09302325581" calcext:value-type="float">
            <text:p>1,524.09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4194304 / (32 * (2048 - [.A1965]))" office:value-type="float" office:value="1542.02352941176" calcext:value-type="float">
            <text:p>1,542.02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4194304 / (32 * (2048 - [.A1966]))" office:value-type="float" office:value="1560.38095238095" calcext:value-type="float">
            <text:p>1,560.38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4194304 / (32 * (2048 - [.A1967]))" office:value-type="float" office:value="1579.18072289157" calcext:value-type="float">
            <text:p>1,579.18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4194304 / (32 * (2048 - [.A1968]))" office:value-type="float" office:value="1598.43902439024" calcext:value-type="float">
            <text:p>1,598.439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4194304 / (32 * (2048 - [.A1969]))" office:value-type="float" office:value="1618.17283950617" calcext:value-type="float">
            <text:p>1,618.17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4194304 / (32 * (2048 - [.A1970]))" office:value-type="float" office:value="1638.4" calcext:value-type="float">
            <text:p>1,638.4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4194304 / (32 * (2048 - [.A1971]))" office:value-type="float" office:value="1659.13924050633" calcext:value-type="float">
            <text:p>1,659.13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4194304 / (32 * (2048 - [.A1972]))" office:value-type="float" office:value="1680.41025641026" calcext:value-type="float">
            <text:p>1,680.41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4194304 / (32 * (2048 - [.A1973]))" office:value-type="float" office:value="1702.23376623377" calcext:value-type="float">
            <text:p>1,702.23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4194304 / (32 * (2048 - [.A1974]))" office:value-type="float" office:value="1724.63157894737" calcext:value-type="float">
            <text:p>1,724.63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4194304 / (32 * (2048 - [.A1975]))" office:value-type="float" office:value="1747.62666666667" calcext:value-type="float">
            <text:p>1,747.6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4194304 / (32 * (2048 - [.A1976]))" office:value-type="float" office:value="1771.24324324324" calcext:value-type="float">
            <text:p>1,771.24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4194304 / (32 * (2048 - [.A1977]))" office:value-type="float" office:value="1795.50684931507" calcext:value-type="float">
            <text:p>1,795.50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4194304 / (32 * (2048 - [.A1978]))" office:value-type="float" office:value="1820.44444444444" calcext:value-type="float">
            <text:p>1,820.44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4194304 / (32 * (2048 - [.A1979]))" office:value-type="float" office:value="1846.08450704225" calcext:value-type="float">
            <text:p>1,846.0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4194304 / (32 * (2048 - [.A1980]))" office:value-type="float" office:value="1872.45714285714" calcext:value-type="float">
            <text:p>1,872.45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4194304 / (32 * (2048 - [.A1981]))" office:value-type="float" office:value="1899.59420289855" calcext:value-type="float">
            <text:p>1,899.5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4194304 / (32 * (2048 - [.A1982]))" office:value-type="float" office:value="1927.52941176471" calcext:value-type="float">
            <text:p>1,927.52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4194304 / (32 * (2048 - [.A1983]))" office:value-type="float" office:value="1956.29850746269" calcext:value-type="float">
            <text:p>1,956.29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4194304 / (32 * (2048 - [.A1984]))" office:value-type="float" office:value="1985.93939393939" calcext:value-type="float">
            <text:p>1,985.93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4194304 / (32 * (2048 - [.A1985]))" office:value-type="float" office:value="2016.49230769231" calcext:value-type="float">
            <text:p>2,016.49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4194304 / (32 * (2048 - [.A1986]))" office:value-type="float" office:value="2048" calcext:value-type="float">
            <text:p>2,048.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4194304 / (32 * (2048 - [.A1987]))" office:value-type="float" office:value="2080.50793650794" calcext:value-type="float">
            <text:p>2,080.50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4194304 / (32 * (2048 - [.A1988]))" office:value-type="float" office:value="2114.06451612903" calcext:value-type="float">
            <text:p>2,114.06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4194304 / (32 * (2048 - [.A1989]))" office:value-type="float" office:value="2148.72131147541" calcext:value-type="float">
            <text:p>2,148.72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4194304 / (32 * (2048 - [.A1990]))" office:value-type="float" office:value="2184.53333333333" calcext:value-type="float">
            <text:p>2,184.53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4194304 / (32 * (2048 - [.A1991]))" office:value-type="float" office:value="2221.5593220339" calcext:value-type="float">
            <text:p>2,221.55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4194304 / (32 * (2048 - [.A1992]))" office:value-type="float" office:value="2259.86206896552" calcext:value-type="float">
            <text:p>2,259.86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4194304 / (32 * (2048 - [.A1993]))" office:value-type="float" office:value="2299.50877192982" calcext:value-type="float">
            <text:p>2,299.50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4194304 / (32 * (2048 - [.A1994]))" office:value-type="float" office:value="2340.57142857143" calcext:value-type="float">
            <text:p>2,340.57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4194304 / (32 * (2048 - [.A1995]))" office:value-type="float" office:value="2383.12727272727" calcext:value-type="float">
            <text:p>2,383.12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4194304 / (32 * (2048 - [.A1996]))" office:value-type="float" office:value="2427.25925925926" calcext:value-type="float">
            <text:p>2,427.25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4194304 / (32 * (2048 - [.A1997]))" office:value-type="float" office:value="2473.05660377358" calcext:value-type="float">
            <text:p>2,473.05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4194304 / (32 * (2048 - [.A1998]))" office:value-type="float" office:value="2520.61538461538" calcext:value-type="float">
            <text:p>2,520.61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4194304 / (32 * (2048 - [.A1999]))" office:value-type="float" office:value="2570.03921568627" calcext:value-type="float">
            <text:p>2,570.03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4194304 / (32 * (2048 - [.A2000]))" office:value-type="float" office:value="2621.44" calcext:value-type="float">
            <text:p>2,621.44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4194304 / (32 * (2048 - [.A2001]))" office:value-type="float" office:value="2674.9387755102" calcext:value-type="float">
            <text:p>2,674.9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4194304 / (32 * (2048 - [.A2002]))" office:value-type="float" office:value="2730.66666666667" calcext:value-type="float">
            <text:p>2,730.66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4194304 / (32 * (2048 - [.A2003]))" office:value-type="float" office:value="2788.76595744681" calcext:value-type="float">
            <text:p>2,788.76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4194304 / (32 * (2048 - [.A2004]))" office:value-type="float" office:value="2849.39130434783" calcext:value-type="float">
            <text:p>2,849.39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4194304 / (32 * (2048 - [.A2005]))" office:value-type="float" office:value="2912.71111111111" calcext:value-type="float">
            <text:p>2,912.7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4194304 / (32 * (2048 - [.A2006]))" office:value-type="float" office:value="2978.90909090909" calcext:value-type="float">
            <text:p>2,978.90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4194304 / (32 * (2048 - [.A2007]))" office:value-type="float" office:value="3048.18604651163" calcext:value-type="float">
            <text:p>3,048.18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4194304 / (32 * (2048 - [.A2008]))" office:value-type="float" office:value="3120.7619047619" calcext:value-type="float">
            <text:p>3,120.7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4194304 / (32 * (2048 - [.A2009]))" office:value-type="float" office:value="3196.87804878049" calcext:value-type="float">
            <text:p>3,196.8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4194304 / (32 * (2048 - [.A2010]))" office:value-type="float" office:value="3276.8" calcext:value-type="float">
            <text:p>3,276.8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4194304 / (32 * (2048 - [.A2011]))" office:value-type="float" office:value="3360.82051282051" calcext:value-type="float">
            <text:p>3,360.8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4194304 / (32 * (2048 - [.A2012]))" office:value-type="float" office:value="3449.26315789474" calcext:value-type="float">
            <text:p>3,449.26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4194304 / (32 * (2048 - [.A2013]))" office:value-type="float" office:value="3542.48648648649" calcext:value-type="float">
            <text:p>3,542.48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4194304 / (32 * (2048 - [.A2014]))" office:value-type="float" office:value="3640.88888888889" calcext:value-type="float">
            <text:p>3,640.88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4194304 / (32 * (2048 - [.A2015]))" office:value-type="float" office:value="3744.91428571429" calcext:value-type="float">
            <text:p>3,744.9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4194304 / (32 * (2048 - [.A2016]))" office:value-type="float" office:value="3855.05882352941" calcext:value-type="float">
            <text:p>3,855.05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4194304 / (32 * (2048 - [.A2017]))" office:value-type="float" office:value="3971.87878787879" calcext:value-type="float">
            <text:p>3,971.8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4194304 / (32 * (2048 - [.A2018]))" office:value-type="float" office:value="4096" calcext:value-type="float">
            <text:p>4,096.0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4194304 / (32 * (2048 - [.A2019]))" office:value-type="float" office:value="4228.12903225807" calcext:value-type="float">
            <text:p>4,228.1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4194304 / (32 * (2048 - [.A2020]))" office:value-type="float" office:value="4369.06666666667" calcext:value-type="float">
            <text:p>4,369.06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4194304 / (32 * (2048 - [.A2021]))" office:value-type="float" office:value="4519.72413793103" calcext:value-type="float">
            <text:p>4,519.7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4194304 / (32 * (2048 - [.A2022]))" office:value-type="float" office:value="4681.14285714286" calcext:value-type="float">
            <text:p>4,681.14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4194304 / (32 * (2048 - [.A2023]))" office:value-type="float" office:value="4854.51851851852" calcext:value-type="float">
            <text:p>4,854.51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4194304 / (32 * (2048 - [.A2024]))" office:value-type="float" office:value="5041.23076923077" calcext:value-type="float">
            <text:p>5,041.23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4194304 / (32 * (2048 - [.A2025]))" office:value-type="float" office:value="5242.88" calcext:value-type="float">
            <text:p>5,242.88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4194304 / (32 * (2048 - [.A2026]))" office:value-type="float" office:value="5461.33333333333" calcext:value-type="float">
            <text:p>5,461.33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4194304 / (32 * (2048 - [.A2027]))" office:value-type="float" office:value="5698.78260869565" calcext:value-type="float">
            <text:p>5,698.78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4194304 / (32 * (2048 - [.A2028]))" office:value-type="float" office:value="5957.81818181818" calcext:value-type="float">
            <text:p>5,957.818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4194304 / (32 * (2048 - [.A2029]))" office:value-type="float" office:value="6241.52380952381" calcext:value-type="float">
            <text:p>6,241.524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4194304 / (32 * (2048 - [.A2030]))" office:value-type="float" office:value="6553.6" calcext:value-type="float">
            <text:p>6,553.60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4194304 / (32 * (2048 - [.A2031]))" office:value-type="float" office:value="6898.52631578947" calcext:value-type="float">
            <text:p>6,898.526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4194304 / (32 * (2048 - [.A2032]))" office:value-type="float" office:value="7281.77777777778" calcext:value-type="float">
            <text:p>7,281.778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4194304 / (32 * (2048 - [.A2033]))" office:value-type="float" office:value="7710.11764705882" calcext:value-type="float">
            <text:p>7,710.11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4194304 / (32 * (2048 - [.A2034]))" office:value-type="float" office:value="8192" calcext:value-type="float">
            <text:p>8,192.00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4194304 / (32 * (2048 - [.A2035]))" office:value-type="float" office:value="8738.13333333333" calcext:value-type="float">
            <text:p>8,738.13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4194304 / (32 * (2048 - [.A2036]))" office:value-type="float" office:value="9362.28571428571" calcext:value-type="float">
            <text:p>9,362.28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4194304 / (32 * (2048 - [.A2037]))" office:value-type="float" office:value="10082.4615384615" calcext:value-type="float">
            <text:p>10,082.462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4194304 / (32 * (2048 - [.A2038]))" office:value-type="float" office:value="10922.6666666667" calcext:value-type="float">
            <text:p>10,922.667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4194304 / (32 * (2048 - [.A2039]))" office:value-type="float" office:value="11915.6363636364" calcext:value-type="float">
            <text:p>11,915.636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4194304 / (32 * (2048 - [.A2040]))" office:value-type="float" office:value="13107.2" calcext:value-type="float">
            <text:p>13,107.20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4194304 / (32 * (2048 - [.A2041]))" office:value-type="float" office:value="14563.5555555556" calcext:value-type="float">
            <text:p>14,563.55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4194304 / (32 * (2048 - [.A2042]))" office:value-type="float" office:value="16384" calcext:value-type="float">
            <text:p>16,384.00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4194304 / (32 * (2048 - [.A2043]))" office:value-type="float" office:value="18724.5714285714" calcext:value-type="float">
            <text:p>18,724.571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4194304 / (32 * (2048 - [.A2044]))" office:value-type="float" office:value="21845.3333333333" calcext:value-type="float">
            <text:p>21,845.33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4194304 / (32 * (2048 - [.A2045]))" office:value-type="float" office:value="26214.4" calcext:value-type="float">
            <text:p>26,214.40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4194304 / (32 * (2048 - [.A2046]))" office:value-type="float" office:value="32768" calcext:value-type="float">
            <text:p>32,768.00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4194304 / (32 * (2048 - [.A2047]))" office:value-type="float" office:value="43690.6666666667" calcext:value-type="float">
            <text:p>43,690.667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4194304 / (32 * (2048 - [.A2048]))" office:value-type="float" office:value="65536" calcext:value-type="float">
            <text:p>65,536.00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4194304 / (32 * (2048 - [.A2049]))" office:value-type="float" office:value="131072" calcext:value-type="float">
            <text:p>131,072.000</text:p>
          </table:table-cell>
        </table:table-row>
        <table:table-row table:style-name="ro1" table:number-rows-repeated="104652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08:36:38.084340136</meta:creation-date>
    <dc:date>2020-04-26T09:01:21.894407123</dc:date>
    <meta:editing-duration>PT14M33S</meta:editing-duration>
    <meta:editing-cycles>1</meta:editing-cycles>
    <meta:document-statistic meta:table-count="1" meta:cell-count="4098" meta:object-count="0"/>
    <meta:generator>LibreOffice/6.0.7.3$Linux_X86_64 LibreOffice_project/00m0$Build-3</meta:generator>
  </office:meta>
</office:document-meta>
</file>